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118in"/>
    </style:style>
    <style:style style:name="co2" style:family="table-column">
      <style:table-column-properties fo:break-before="auto" style:column-width="0.89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130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30"/>
    <style:style style:name="ce4" style:family="table-cell" style:parent-style-name="Default" style:data-style-name="N130">
      <style:table-cell-properties fo:background-color="#cccccc"/>
    </style:style>
    <style:style style:name="ce5" style:family="table-cell" style:parent-style-name="Default" style:data-style-name="N137">
      <style:table-cell-properties fo:background-color="transparent"/>
    </style:style>
    <style:style style:name="ce6" style:family="table-cell" style:parent-style-name="Default" style:data-style-name="N37"/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38"/>
    <style:style style:name="ce28" style:family="table-cell" style:parent-style-name="Default" style:data-style-name="N130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34">
      <style:table-cell-properties style:text-align-source="fix" style:repeat-content="fals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36" style:family="table-cell" style:parent-style-name="Default" style:data-style-name="N132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30">
      <style:text-properties fo:font-weight="bold" style:font-weight-asian="bold" style:font-weight-complex="bold"/>
    </style:style>
    <style:style style:name="ce10" style:family="table-cell" style:parent-style-name="Default" style:data-style-name="N130">
      <style:text-properties fo:font-style="italic" style:font-style-asian="italic" style:font-style-complex="italic"/>
    </style:style>
    <style:style style:name="ce11" style:family="table-cell" style:parent-style-name="Default" style:data-style-name="N132">
      <style:text-properties fo:font-weight="bold" style:font-weight-asian="bold" style:font-weight-complex="bold"/>
    </style:style>
    <style:style style:name="ce12" style:family="table-cell" style:parent-style-name="Default" style:data-style-name="N134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34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 style:data-style-name="N134">
      <style:text-properties fo:font-style="italic" style:font-style-asian="italic" style:font-style-complex="italic"/>
    </style:style>
    <style:style style:name="ce35" style:family="table-cell" style:parent-style-name="Default" style:data-style-name="N134"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134">
      <style:text-properties fo:font-weight="normal" style:font-weight-asian="normal" style:font-weight-complex="normal"/>
    </style:style>
    <style:style style:name="ce16" style:family="table-cell" style:parent-style-name="Default" style:data-style-name="N136">
      <style:text-properties fo:font-weight="normal" style:font-weight-asian="normal" style:font-weight-complex="normal"/>
    </style:style>
    <style:style style:name="ce38" style:family="table-cell" style:parent-style-name="Default" style:data-style-name="N132"/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51" style:family="table-cell" style:parent-style-name="Default" style:data-style-name="N132">
      <style:table-cell-properties style:text-align-source="fix" style:repeat-content="false"/>
      <style:paragraph-properties fo:text-align="end" fo:margin-left="0in"/>
    </style:style>
    <style:style style:name="ce5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53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 style:data-style-name="N134">
      <style:text-properties fo:font-size="8pt" fo:font-style="italic" style:font-size-asian="8pt" style:font-style-asian="italic" style:font-size-complex="8pt" style:font-style-complex="italic"/>
    </style:style>
    <style:style style:name="ce4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shapes>
          <draw:frame draw:z-index="0" draw:style-name="gr1" draw:text-style-name="P1" svg:width="8.6567in" svg:height="3.5429in" svg:x="0.7118in" svg:y="7.2606in">
            <draw:object draw:notify-on-update-of-ranges="Main.A37:Main.A40 Main.B36:Main.B36 Main.B37:Main.B40 Main.C36:Main.C36 Main.C37:Main.C40 Main.D36:Main.D36 Main.D37:Main.D40 Main.E36:Main.E36 Main.E37:Main.E40 Main.F36:Main.F36 Main.F37:Main.F40 Main.G36:Main.G36 Main.G37:Main.G40 Main.H36:Main.H36 Main.H37:Main.H40 Main.I36:Main.I36 Main.I37:Main.I40 Main.J36:Main.J36 Main.J37:Main.J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2" table:default-cell-style-name="Default"/>
        <table:table-column table:style-name="co3" table:number-columns-repeated="16369"/>
        <table:table-row table:style-name="ro1">
          <table:table-cell table:style-name="ce1" office:value-type="string" calcext:value-type="string">
            <text:p>META</text:p>
          </table:table-cell>
          <table:table-cell table:number-columns-repeated="3"/>
          <table:table-cell office:value-type="string" calcext:value-type="string">
            <text:p>Share</text:p>
          </table:table-cell>
          <table:table-cell table:style-name="ce3" office:value-type="float" office:value="2574" calcext:value-type="float">
            <text:p>2,574</text:p>
          </table:table-cell>
          <table:table-cell office:value-type="string" calcext:value-type="string">
            <text:p>Q425</text:p>
          </table:table-cell>
          <table:table-cell table:number-columns-repeated="8"/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Price</text:p>
          </table:table-cell>
          <table:table-cell table:style-name="ce3" office:value-type="float" office:value="644" calcext:value-type="float">
            <text:p>644</text:p>
          </table:table-cell>
          <table:table-cell table:number-columns-repeated="9"/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MC</text:p>
          </table:table-cell>
          <table:table-cell table:style-name="ce3" table:formula="of:=[.F1]*[.F2]" office:value-type="float" office:value="1657656" calcext:value-type="float">
            <text:p>1,657,656</text:p>
          </table:table-cell>
          <table:table-cell table:number-columns-repeated="9"/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Cash</text:p>
          </table:table-cell>
          <table:table-cell table:style-name="ce3" office:value-type="float" office:value="101361" calcext:value-type="float">
            <text:p>101,361</text:p>
          </table:table-cell>
          <table:table-cell office:value-type="string" calcext:value-type="string">
            <text:p>Q425</text:p>
          </table:table-cell>
          <table:table-cell table:number-columns-repeated="8"/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Debt</text:p>
          </table:table-cell>
          <table:table-cell table:style-name="ce3" office:value-type="float" office:value="67638" calcext:value-type="float">
            <text:p>67,638</text:p>
          </table:table-cell>
          <table:table-cell office:value-type="string" calcext:value-type="string">
            <text:p>Q425</text:p>
          </table:table-cell>
          <table:table-cell table:number-columns-repeated="8"/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EV</text:p>
          </table:table-cell>
          <table:table-cell table:style-name="ce4" table:formula="of:=[.F3]-[.F4]+[.F5]" office:value-type="float" office:value="1623933" calcext:value-type="float">
            <text:p>1,623,933</text:p>
          </table:table-cell>
          <table:table-cell table:number-columns-repeated="9"/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EV/P</text:p>
          </table:table-cell>
          <table:table-cell table:style-name="ce5" table:formula="of:=[.F6]/[$Model.Q11]" office:value-type="float" office:value="27.1139031272436" calcext:value-type="float">
            <text:p>27x</text:p>
          </table:table-cell>
          <table:table-cell table:number-columns-repeated="9"/>
          <table:table-cell table:style-name="Default" table:number-columns-repeated="16369"/>
        </table:table-row>
        <table:table-row table:style-name="ro1">
          <table:table-cell table:number-columns-repeated="4"/>
          <table:table-cell office:value-type="string" calcext:value-type="string">
            <text:p>P/E</text:p>
          </table:table-cell>
          <table:table-cell table:style-name="ce5" table:formula="of:=[.F2]/[$Model.AF23]" office:value-type="float" office:value="27.4183069238149" calcext:value-type="float">
            <text:p>27x</text:p>
          </table:table-cell>
          <table:table-cell table:number-columns-repeated="9"/>
          <table:table-cell table:style-name="Default" table:number-columns-repeated="16369"/>
        </table:table-row>
        <table:table-row table:style-name="ro1">
          <table:table-cell table:number-columns-repeated="5"/>
          <table:table-cell table:style-name="ce5"/>
          <table:table-cell table:number-columns-repeated="9"/>
          <table:table-cell table:style-name="Default" table:number-columns-repeated="16369"/>
        </table:table-row>
        <table:table-row table:style-name="ro1">
          <table:table-cell table:number-columns-repeated="15"/>
          <table:table-cell table:style-name="Default" table:number-columns-repeated="16369"/>
        </table:table-row>
        <table:table-row table:style-name="ro1">
          <table:table-cell office:value-type="string" calcext:value-type="string">
            <text:p>Demand historically strong during fourth quarter due to holidays demand</text:p>
          </table:table-cell>
          <table:table-cell table:number-columns-repeated="14"/>
          <table:table-cell table:style-name="Default" table:number-columns-repeated="16369"/>
        </table:table-row>
        <table:table-row table:style-name="ro1">
          <table:table-cell table:number-columns-repeated="6"/>
          <table:table-cell table:style-name="ce7" office:value-type="string" calcext:value-type="string">
            <text:p>-&gt;</text:p>
          </table:table-cell>
          <table:table-cell table:style-name="ce8" office:value-type="string" calcext:value-type="string">
            <text:p>2026 Focus on AI, Reels, Youth Platform (?), Platform Support, Infrastucture Capacity (AI)</text:p>
          </table:table-cell>
          <table:table-cell table:number-columns-repeated="7"/>
          <table:table-cell table:style-name="Default" table:number-columns-repeated="16369"/>
        </table:table-row>
        <table:table-row table:style-name="ro1">
          <table:table-cell office:value-type="string" calcext:value-type="string">
            <text:p>Family of Apps (FoA)</text:p>
          </table:table-cell>
          <table:table-cell table:number-columns-repeated="3"/>
          <table:table-cell office:value-type="string" calcext:value-type="string">
            <text:p>IPO</text:p>
          </table:table-cell>
          <table:table-cell table:style-name="ce6" office:value-type="date" office:date-value="2012-05-01" calcext:value-type="date">
            <text:p>05/01/12</text:p>
          </table:table-cell>
          <table:table-cell table:number-columns-repeated="9"/>
          <table:table-cell table:style-name="Default" table:number-columns-repeated="16369"/>
        </table:table-row>
        <table:table-row table:style-name="ro1">
          <table:table-cell/>
          <table:table-cell table:style-name="ce2" office:value-type="string" calcext:value-type="string">
            <text:p>Facebook</text:p>
          </table:table-cell>
          <table:table-cell table:number-columns-repeated="4"/>
          <table:table-cell table:style-name="ce7" office:value-type="string" calcext:value-type="string">
            <text:p>-&gt;</text:p>
          </table:table-cell>
          <table:table-cell office:value-type="string" calcext:value-type="string">
            <text:p>Dependant on the ADV market, a decrease in spending whould mean a decrease in the core business of META</text:p>
          </table:table-cell>
          <table:table-cell table:number-columns-repeated="7"/>
          <table:table-cell table:style-name="Default" table:number-columns-repeated="16369"/>
        </table:table-row>
        <table:table-row table:style-name="ro1">
          <table:table-cell/>
          <table:table-cell table:style-name="ce2" office:value-type="string" calcext:value-type="string">
            <text:p>Instagram</text:p>
          </table:table-cell>
          <table:table-cell table:number-columns-repeated="4"/>
          <table:table-cell table:style-name="ce7" office:value-type="string" calcext:value-type="string">
            <text:p>-&gt;</text:p>
          </table:table-cell>
          <table:table-cell office:value-type="string" calcext:value-type="string">
            <text:p>Testing a shopping feature with their chatbot Llama. Increase In monetization</text:p>
          </table:table-cell>
          <table:table-cell table:number-columns-repeated="7"/>
          <table:table-cell table:style-name="Default" table:number-columns-repeated="16369"/>
        </table:table-row>
        <table:table-row table:style-name="ro1">
          <table:table-cell/>
          <table:table-cell table:style-name="ce2" office:value-type="string" calcext:value-type="string">
            <text:p>Messanger</text:p>
          </table:table-cell>
          <table:table-cell table:number-columns-repeated="5"/>
          <table:table-cell office:value-type="string" calcext:value-type="string">
            <text:p>possible monetization of where to buy the product?</text:p>
          </table:table-cell>
          <table:table-cell table:number-columns-repeated="7"/>
          <table:table-cell table:style-name="Default" table:number-columns-repeated="16369"/>
        </table:table-row>
        <table:table-row table:style-name="ro1">
          <table:table-cell/>
          <table:table-cell table:style-name="ce2" office:value-type="string" calcext:value-type="string">
            <text:p>Whatsapp</text:p>
          </table:table-cell>
          <table:table-cell table:number-columns-repeated="4"/>
          <table:table-cell table:style-name="ce7" office:value-type="string" calcext:value-type="string">
            <text:p>-&gt;</text:p>
          </table:table-cell>
          <table:table-cell office:value-type="string" calcext:value-type="string">
            <text:p>Server and Network depreciation from 3 to 5 years minimum</text:p>
          </table:table-cell>
          <table:table-cell table:number-columns-repeated="7"/>
          <table:table-cell table:style-name="Default" table:number-columns-repeated="16369"/>
        </table:table-row>
        <table:table-row table:style-name="ro1">
          <table:table-cell/>
          <table:table-cell table:style-name="ce2" office:value-type="string" calcext:value-type="string">
            <text:p>Meta AI</text:p>
          </table:table-cell>
          <table:table-cell table:number-columns-repeated="13"/>
          <table:table-cell table:style-name="Default" table:number-columns-repeated="16369"/>
        </table:table-row>
        <table:table-row table:style-name="ro1">
          <table:table-cell/>
          <table:table-cell table:style-name="ce2" office:value-type="string" calcext:value-type="string">
            <text:p>Threads</text:p>
          </table:table-cell>
          <table:table-cell table:number-columns-repeated="13"/>
          <table:table-cell table:style-name="Default" table:number-columns-repeated="16369"/>
        </table:table-row>
        <table:table-row table:style-name="ro1">
          <table:table-cell office:value-type="string" calcext:value-type="string">
            <text:p>Reality Labs Products</text:p>
          </table:table-cell>
          <table:table-cell table:number-columns-repeated="14"/>
          <table:table-cell table:style-name="Default" table:number-columns-repeated="16369"/>
        </table:table-row>
        <table:table-row table:style-name="ro1">
          <table:table-cell/>
          <table:table-cell office:value-type="string" calcext:value-type="string">
            <text:p>Meta Quest</text:p>
          </table:table-cell>
          <table:table-cell table:number-columns-repeated="13"/>
          <table:table-cell table:style-name="Default" table:number-columns-repeated="16369"/>
        </table:table-row>
        <table:table-row table:style-name="ro1">
          <table:table-cell/>
          <table:table-cell office:value-type="string" calcext:value-type="string">
            <text:p>Software in the Meta Horizon Store</text:p>
          </table:table-cell>
          <table:table-cell table:number-columns-repeated="13"/>
          <table:table-cell table:style-name="Default" table:number-columns-repeated="16369"/>
        </table:table-row>
        <table:table-row table:style-name="ro1">
          <table:table-cell/>
          <table:table-cell office:value-type="string" calcext:value-type="string">
            <text:p>Ray-Ban Meta</text:p>
          </table:table-cell>
          <table:table-cell table:number-columns-repeated="13"/>
          <table:table-cell table:style-name="Default" table:number-columns-repeated="16369"/>
        </table:table-row>
        <table:table-row table:style-name="ro1">
          <table:table-cell/>
          <table:table-cell office:value-type="string" calcext:value-type="string">
            <text:p>Oakley Meta</text:p>
          </table:table-cell>
          <table:table-cell table:number-columns-repeated="13"/>
          <table:table-cell table:style-name="Default" table:number-columns-repeated="16369"/>
        </table:table-row>
        <table:table-row table:style-name="ro1">
          <table:table-cell/>
          <table:table-cell office:value-type="string" calcext:value-type="string">
            <text:p>Ray-Ban Meta Display (with the wristband to control the AI)</text:p>
          </table:table-cell>
          <table:table-cell table:number-columns-repeated="13"/>
          <table:table-cell table:style-name="Default" table:number-columns-repeated="16369"/>
        </table:table-row>
        <table:table-row table:style-name="ro1" table:number-rows-repeated="9">
          <table:table-cell table:number-columns-repeated="15"/>
          <table:table-cell table:style-name="Default" table:number-columns-repeated="16369"/>
        </table:table-row>
        <table:table-row table:style-name="ro1">
          <table:table-cell table:number-columns-repeated="15"/>
          <table:table-cell table:style-name="ce17" table:number-columns-repeated="16369"/>
        </table:table-row>
        <table:table-row table:style-name="ro1">
          <table:table-cell table:style-name="ce17" office:value-type="string" calcext:value-type="string">
            <text:p>Revenue</text:p>
          </table:table-cell>
          <table:table-cell table:style-name="ce20" office:value-type="string" calcext:value-type="string">
            <text:p>Q423</text:p>
          </table:table-cell>
          <table:table-cell table:style-name="ce20" office:value-type="string" calcext:value-type="string">
            <text:p>Q124</text:p>
          </table:table-cell>
          <table:table-cell table:style-name="ce20" office:value-type="string" calcext:value-type="string">
            <text:p>Q224</text:p>
          </table:table-cell>
          <table:table-cell table:style-name="ce20" office:value-type="string" calcext:value-type="string">
            <text:p>Q324</text:p>
          </table:table-cell>
          <table:table-cell table:style-name="ce20" office:value-type="string" calcext:value-type="string">
            <text:p>Q424</text:p>
          </table:table-cell>
          <table:table-cell table:style-name="ce20" office:value-type="string" calcext:value-type="string">
            <text:p>Q125</text:p>
          </table:table-cell>
          <table:table-cell table:style-name="ce20" office:value-type="string" calcext:value-type="string">
            <text:p>Q225</text:p>
          </table:table-cell>
          <table:table-cell table:style-name="ce20" office:value-type="string" calcext:value-type="string">
            <text:p>Q325</text:p>
          </table:table-cell>
          <table:table-cell table:style-name="ce20" office:value-type="string" calcext:value-type="string">
            <text:p>Q425</text:p>
          </table:table-cell>
          <table:table-cell table:style-name="ce17"/>
          <table:table-cell/>
          <table:table-cell table:style-name="ce17" table:number-columns-repeated="3"/>
          <table:table-cell table:style-name="ce3" table:number-columns-repeated="16369"/>
        </table:table-row>
        <table:table-row table:style-name="ro1">
          <table:table-cell table:style-name="ce18" office:value-type="string" calcext:value-type="string">
            <text:p>US Canada</text:p>
          </table:table-cell>
          <table:table-cell table:style-name="ce3" office:value-type="float" office:value="18585" calcext:value-type="float">
            <text:p>18,585</text:p>
          </table:table-cell>
          <table:table-cell table:style-name="ce3" office:value-type="float" office:value="15824" calcext:value-type="float">
            <text:p>15,824</text:p>
          </table:table-cell>
          <table:table-cell table:style-name="ce3" office:value-type="float" office:value="16847" calcext:value-type="float">
            <text:p>16,847</text:p>
          </table:table-cell>
          <table:table-cell table:style-name="ce3" office:value-type="float" office:value="17609" calcext:value-type="float">
            <text:p>17,609</text:p>
          </table:table-cell>
          <table:table-cell table:style-name="ce3" office:value-type="float" office:value="21783" calcext:value-type="float">
            <text:p>21,783</text:p>
          </table:table-cell>
          <table:table-cell table:style-name="ce3" office:value-type="float" office:value="18605" calcext:value-type="float">
            <text:p>18,605</text:p>
          </table:table-cell>
          <table:table-cell table:style-name="ce3" office:value-type="float" office:value="20371" calcext:value-type="float">
            <text:p>20,371</text:p>
          </table:table-cell>
          <table:table-cell table:style-name="ce3" office:value-type="float" office:value="21751" calcext:value-type="float">
            <text:p>21,751</text:p>
          </table:table-cell>
          <table:table-cell table:style-name="ce3" office:value-type="float" office:value="26472" calcext:value-type="float">
            <text:p>26,472</text:p>
          </table:table-cell>
          <table:table-cell table:number-columns-repeated="2"/>
          <table:table-cell table:style-name="ce3" table:number-columns-repeated="16372"/>
        </table:table-row>
        <table:table-row table:style-name="ro1">
          <table:table-cell table:style-name="ce18" office:value-type="string" calcext:value-type="string">
            <text:p>Europe</text:p>
          </table:table-cell>
          <table:table-cell table:style-name="ce3" office:value-type="float" office:value="9441" calcext:value-type="float">
            <text:p>9,441</text:p>
          </table:table-cell>
          <table:table-cell table:style-name="ce3" office:value-type="float" office:value="8483" calcext:value-type="float">
            <text:p>8,483</text:p>
          </table:table-cell>
          <table:table-cell table:style-name="ce3" office:value-type="float" office:value="9300" calcext:value-type="float">
            <text:p>9,300</text:p>
          </table:table-cell>
          <table:table-cell table:style-name="ce3" office:value-type="float" office:value="9492" calcext:value-type="float">
            <text:p>9,492</text:p>
          </table:table-cell>
          <table:table-cell table:style-name="ce3" office:value-type="float" office:value="11503" calcext:value-type="float">
            <text:p>11,503</text:p>
          </table:table-cell>
          <table:table-cell table:style-name="ce3" office:value-type="float" office:value="9680" calcext:value-type="float">
            <text:p>9,680</text:p>
          </table:table-cell>
          <table:table-cell table:style-name="ce3" office:value-type="float" office:value="11532" calcext:value-type="float">
            <text:p>11,532</text:p>
          </table:table-cell>
          <table:table-cell table:style-name="ce3" office:value-type="float" office:value="12268" calcext:value-type="float">
            <text:p>12,268</text:p>
          </table:table-cell>
          <table:table-cell table:style-name="ce3" office:value-type="float" office:value="14480" calcext:value-type="float">
            <text:p>14,480</text:p>
          </table:table-cell>
          <table:table-cell table:number-columns-repeated="2"/>
          <table:table-cell table:style-name="ce3" table:number-columns-repeated="16372"/>
        </table:table-row>
        <table:table-row table:style-name="ro1">
          <table:table-cell table:style-name="ce18" office:value-type="string" calcext:value-type="string">
            <text:p>Asia Pacific</text:p>
          </table:table-cell>
          <table:table-cell table:style-name="ce3" office:value-type="float" office:value="7512" calcext:value-type="float">
            <text:p>7,512</text:p>
          </table:table-cell>
          <table:table-cell table:style-name="ce3" office:value-type="float" office:value="7481" calcext:value-type="float">
            <text:p>7,481</text:p>
          </table:table-cell>
          <table:table-cell table:style-name="ce3" office:value-type="float" office:value="7888" calcext:value-type="float">
            <text:p>7,888</text:p>
          </table:table-cell>
          <table:table-cell table:style-name="ce3" office:value-type="float" office:value="8220" calcext:value-type="float">
            <text:p>8,220</text:p>
          </table:table-cell>
          <table:table-cell table:style-name="ce3" office:value-type="float" office:value="9245" calcext:value-type="float">
            <text:p>9,245</text:p>
          </table:table-cell>
          <table:table-cell table:style-name="ce3" office:value-type="float" office:value="8439" calcext:value-type="float">
            <text:p>8,439</text:p>
          </table:table-cell>
          <table:table-cell table:style-name="ce3" office:value-type="float" office:value="9366" calcext:value-type="float">
            <text:p>9,366</text:p>
          </table:table-cell>
          <table:table-cell table:style-name="ce3" office:value-type="float" office:value="10272" calcext:value-type="float">
            <text:p>10,272</text:p>
          </table:table-cell>
          <table:table-cell table:style-name="ce3" office:value-type="float" office:value="11182" calcext:value-type="float">
            <text:p>11,182</text:p>
          </table:table-cell>
          <table:table-cell table:number-columns-repeated="2"/>
          <table:table-cell table:style-name="ce3" table:number-columns-repeated="16372"/>
        </table:table-row>
        <table:table-row table:style-name="ro1">
          <table:table-cell table:style-name="ce18" office:value-type="string" calcext:value-type="string">
            <text:p>Rest of the World</text:p>
          </table:table-cell>
          <table:table-cell table:style-name="ce3" office:value-type="float" office:value="4573" calcext:value-type="float">
            <text:p>4,573</text:p>
          </table:table-cell>
          <table:table-cell table:style-name="ce3" office:value-type="float" office:value="4667" calcext:value-type="float">
            <text:p>4,667</text:p>
          </table:table-cell>
          <table:table-cell table:style-name="ce3" office:value-type="float" office:value="5036" calcext:value-type="float">
            <text:p>5,036</text:p>
          </table:table-cell>
          <table:table-cell table:style-name="ce3" office:value-type="float" office:value="5268" calcext:value-type="float">
            <text:p>5,268</text:p>
          </table:table-cell>
          <table:table-cell table:style-name="ce3" office:value-type="float" office:value="5854" calcext:value-type="float">
            <text:p>5,854</text:p>
          </table:table-cell>
          <table:table-cell table:style-name="ce3" office:value-type="float" office:value="5590" calcext:value-type="float">
            <text:p>5,590</text:p>
          </table:table-cell>
          <table:table-cell table:style-name="ce3" office:value-type="float" office:value="6247" calcext:value-type="float">
            <text:p>6,247</text:p>
          </table:table-cell>
          <table:table-cell table:style-name="ce3" office:value-type="float" office:value="6951" calcext:value-type="float">
            <text:p>6,951</text:p>
          </table:table-cell>
          <table:table-cell table:style-name="ce3" office:value-type="float" office:value="7759" calcext:value-type="float">
            <text:p>7,759</text:p>
          </table:table-cell>
          <table:table-cell table:number-columns-repeated="2"/>
          <table:table-cell table:style-name="ce3" table:number-columns-repeated="3"/>
          <table:table-cell table:style-name="Default" table:number-columns-repeated="16369"/>
        </table:table-row>
      </table:table>
      <table:table table:name="Model" table:style-name="ta1">
        <office:forms form:automatic-focus="false" form:apply-design-mode="false"/>
        <table:table-column table:style-name="co4" table:default-cell-style-name="ce3"/>
        <table:table-column table:style-name="co3" table:number-columns-repeated="34" table:default-cell-style-name="ce3"/>
        <table:table-column table:style-name="co3" table:default-cell-style-name="Default"/>
        <table:table-column table:style-name="co3" table:number-columns-repeated="16348"/>
        <table:table-row table:style-name="ro1">
          <table:table-cell table:style-name="ce27" office:value-type="string" calcext:value-type="string">
            <text:p><text:a xlink:href="../META.ods#Main" xlink:type="simple">Main</text:a></text:p>
          </table:table-cell>
          <table:table-cell table:style-name="ce27" office:value-type="date" office:date-value="2026-03-22" calcext:value-type="date">
            <text:p>03/22</text:p>
          </table:table-cell>
          <table:table-cell table:style-name="ce27" office:value-type="date" office:date-value="2026-06-22" calcext:value-type="date">
            <text:p>06/22</text:p>
          </table:table-cell>
          <table:table-cell table:style-name="ce27" office:value-type="date" office:date-value="2026-08-22" calcext:value-type="date">
            <text:p>08/22</text:p>
          </table:table-cell>
          <table:table-cell table:style-name="ce27" office:value-type="date" office:date-value="2026-12-22" calcext:value-type="date">
            <text:p>12/22</text:p>
          </table:table-cell>
          <table:table-cell table:style-name="ce27" office:value-type="date" office:date-value="2026-03-23" calcext:value-type="date">
            <text:p>03/23</text:p>
          </table:table-cell>
          <table:table-cell table:style-name="ce27" office:value-type="date" office:date-value="2026-06-23" calcext:value-type="date">
            <text:p>06/23</text:p>
          </table:table-cell>
          <table:table-cell table:style-name="ce27" office:value-type="date" office:date-value="2026-08-23" calcext:value-type="date">
            <text:p>08/23</text:p>
          </table:table-cell>
          <table:table-cell table:style-name="ce27" office:value-type="date" office:date-value="2026-12-23" calcext:value-type="date">
            <text:p>12/23</text:p>
          </table:table-cell>
          <table:table-cell table:style-name="ce27" office:value-type="date" office:date-value="2026-03-24" calcext:value-type="date">
            <text:p>03/24</text:p>
          </table:table-cell>
          <table:table-cell table:style-name="ce27" office:value-type="date" office:date-value="2026-06-24" calcext:value-type="date">
            <text:p>06/24</text:p>
          </table:table-cell>
          <table:table-cell table:style-name="ce27" office:value-type="date" office:date-value="2026-08-24" calcext:value-type="date">
            <text:p>08/24</text:p>
          </table:table-cell>
          <table:table-cell table:style-name="ce27" office:value-type="date" office:date-value="2026-12-24" calcext:value-type="date">
            <text:p>12/24</text:p>
          </table:table-cell>
          <table:table-cell table:style-name="ce27" office:value-type="date" office:date-value="2026-03-25" calcext:value-type="date">
            <text:p>03/25</text:p>
          </table:table-cell>
          <table:table-cell table:style-name="ce27" office:value-type="date" office:date-value="2026-06-25" calcext:value-type="date">
            <text:p>06/25</text:p>
          </table:table-cell>
          <table:table-cell table:style-name="ce27" office:value-type="date" office:date-value="2026-08-25" calcext:value-type="date">
            <text:p>08/25</text:p>
          </table:table-cell>
          <table:table-cell table:style-name="ce27" office:value-type="date" office:date-value="0202-12-25" calcext:value-type="date">
            <text:p>12/25</text:p>
          </table:table-cell>
          <table:table-cell table:style-name="ce27">
            <draw:line draw:z-index="1" draw:name="Vertical line 2" draw:style-name="gr2" draw:text-style-name="P2" svg:x1="0.1173in" svg:y1="0.1232in" svg:x2="0.1173in" svg:y2="11.2752in">
              <text:p/>
            </draw:line>
          </table:table-cell>
          <table:table-cell table:style-name="ce27" table:number-columns-repeated="17"/>
          <table:table-cell/>
          <table:table-cell table:style-name="ce27" table:number-columns-repeated="16348"/>
        </table:table-row>
        <table:table-row table:style-name="ro1">
          <table:table-cell table:style-name="ce7"/>
          <table:table-cell table:style-name="ce7" office:value-type="string" calcext:value-type="string">
            <text:p>Q122</text:p>
          </table:table-cell>
          <table:table-cell table:style-name="ce7" office:value-type="string" calcext:value-type="string">
            <text:p>Q222</text:p>
          </table:table-cell>
          <table:table-cell table:style-name="ce7" office:value-type="string" calcext:value-type="string">
            <text:p>Q322</text:p>
          </table:table-cell>
          <table:table-cell table:style-name="ce7" office:value-type="string" calcext:value-type="string">
            <text:p>Q422</text:p>
          </table:table-cell>
          <table:table-cell table:style-name="ce7" office:value-type="string" calcext:value-type="string">
            <text:p>Q123</text:p>
          </table:table-cell>
          <table:table-cell table:style-name="ce7" office:value-type="string" calcext:value-type="string">
            <text:p>Q223</text:p>
          </table:table-cell>
          <table:table-cell table:style-name="ce7" office:value-type="string" calcext:value-type="string">
            <text:p>Q323</text:p>
          </table:table-cell>
          <table:table-cell table:style-name="ce7" office:value-type="string" calcext:value-type="string">
            <text:p>Q423</text:p>
          </table:table-cell>
          <table:table-cell table:style-name="ce7" office:value-type="string" calcext:value-type="string">
            <text:p>Q124</text:p>
          </table:table-cell>
          <table:table-cell table:style-name="ce7" office:value-type="string" calcext:value-type="string">
            <text:p>Q224</text:p>
          </table:table-cell>
          <table:table-cell table:style-name="ce7" office:value-type="string" calcext:value-type="string">
            <text:p>Q324</text:p>
          </table:table-cell>
          <table:table-cell table:style-name="ce7" office:value-type="string" calcext:value-type="string">
            <text:p>Q424</text:p>
          </table:table-cell>
          <table:table-cell table:style-name="ce7" office:value-type="string" calcext:value-type="string">
            <text:p>Q125</text:p>
          </table:table-cell>
          <table:table-cell table:style-name="ce7" office:value-type="string" calcext:value-type="string">
            <text:p>Q225</text:p>
          </table:table-cell>
          <table:table-cell table:style-name="ce7" office:value-type="string" calcext:value-type="string">
            <text:p>Q325</text:p>
          </table:table-cell>
          <table:table-cell table:style-name="ce7" office:value-type="string" calcext:value-type="string">
            <text:p>Q425</text:p>
          </table:table-cell>
          <table:table-cell table:style-name="ce7" office:value-type="string" calcext:value-type="string">
            <text:p>Q126</text:p>
          </table:table-cell>
          <table:table-cell table:style-name="ce7" office:value-type="string" calcext:value-type="string">
            <text:p>Q226</text:p>
          </table:table-cell>
          <table:table-cell table:style-name="ce7" office:value-type="string" calcext:value-type="string">
            <text:p>Q326</text:p>
          </table:table-cell>
          <table:table-cell table:style-name="ce7" office:value-type="string" calcext:value-type="string">
            <text:p>Q426</text:p>
          </table:table-cell>
          <table:table-cell table:style-name="ce7" table:number-columns-repeated="5"/>
          <table:table-cell table:style-name="ce7" office:value-type="float" office:value="2020" calcext:value-type="float">
            <text:p>2020</text:p>
          </table:table-cell>
          <table:table-cell table:style-name="ce7" table:formula="of:=+[.AA2]+1" office:value-type="float" office:value="2021" calcext:value-type="float">
            <text:p>2021</text:p>
          </table:table-cell>
          <table:table-cell table:style-name="ce7" table:formula="of:=+[.AB2]+1" office:value-type="float" office:value="2022" calcext:value-type="float">
            <text:p>2022</text:p>
          </table:table-cell>
          <table:table-cell table:style-name="ce7" table:formula="of:=+[.AC2]+1" office:value-type="float" office:value="2023" calcext:value-type="float">
            <text:p>2023</text:p>
          </table:table-cell>
          <table:table-cell table:style-name="ce7" table:formula="of:=+[.AD2]+1" office:value-type="float" office:value="2024" calcext:value-type="float">
            <text:p>2024</text:p>
          </table:table-cell>
          <table:table-cell table:style-name="ce7" table:formula="of:=+[.AE2]+1" office:value-type="float" office:value="2025" calcext:value-type="float">
            <text:p>2025</text:p>
          </table:table-cell>
          <table:table-cell table:style-name="ce7" table:formula="of:=+[.AF2]+1" office:value-type="float" office:value="2026" calcext:value-type="float">
            <text:p>2026</text:p>
            <draw:line draw:z-index="0" draw:name="Vertical line 1" draw:style-name="gr2" draw:text-style-name="P2" svg:x1="0.1307in" svg:y1="0.048in" svg:x2="0.1307in" svg:y2="11.2in">
              <text:p/>
            </draw:line>
          </table:table-cell>
          <table:table-cell table:style-name="ce7" table:formula="of:=+[.AG2]+1" office:value-type="float" office:value="2027" calcext:value-type="float">
            <text:p>2027</text:p>
          </table:table-cell>
          <table:table-cell table:style-name="ce7" table:formula="of:=+[.AH2]+1" office:value-type="float" office:value="2028" calcext:value-type="float">
            <text:p>2028</text:p>
          </table:table-cell>
          <table:table-cell/>
          <table:table-cell table:style-name="ce7" table:number-columns-repeated="16348"/>
        </table:table-row>
        <table:table-row table:style-name="ro1">
          <table:table-cell table:style-name="ce28" office:value-type="string" calcext:value-type="string">
            <text:p>Daily active people</text:p>
          </table:table-cell>
          <table:table-cell table:style-name="ce39" office:value-type="float" office:value="2870" calcext:value-type="float">
            <text:p>2,870</text:p>
          </table:table-cell>
          <table:table-cell table:style-name="ce39" office:value-type="float" office:value="2880" calcext:value-type="float">
            <text:p>2,880</text:p>
          </table:table-cell>
          <table:table-cell table:style-name="ce39" office:value-type="float" office:value="2930" calcext:value-type="float">
            <text:p>2,930</text:p>
          </table:table-cell>
          <table:table-cell table:style-name="ce39" office:value-type="float" office:value="2963" calcext:value-type="float">
            <text:p>2,963</text:p>
          </table:table-cell>
          <table:table-cell table:style-name="ce39" office:value-type="float" office:value="3020" calcext:value-type="float">
            <text:p>3,020</text:p>
          </table:table-cell>
          <table:table-cell table:style-name="ce39" office:value-type="float" office:value="3070" calcext:value-type="float">
            <text:p>3,070</text:p>
          </table:table-cell>
          <table:table-cell table:style-name="ce39" office:value-type="float" office:value="3140" calcext:value-type="float">
            <text:p>3,140</text:p>
          </table:table-cell>
          <table:table-cell table:style-name="ce39" office:value-type="float" office:value="3190" calcext:value-type="float">
            <text:p>3,190</text:p>
          </table:table-cell>
          <table:table-cell table:style-name="ce39" office:value-type="float" office:value="3240" calcext:value-type="float">
            <text:p>3,240</text:p>
          </table:table-cell>
          <table:table-cell table:style-name="ce39" office:value-type="float" office:value="3270" calcext:value-type="float">
            <text:p>3,270</text:p>
          </table:table-cell>
          <table:table-cell table:style-name="ce39" office:value-type="float" office:value="3290" calcext:value-type="float">
            <text:p>3,290</text:p>
          </table:table-cell>
          <table:table-cell table:style-name="ce39" office:value-type="float" office:value="3350" calcext:value-type="float">
            <text:p>3,350</text:p>
          </table:table-cell>
          <table:table-cell table:style-name="ce39" office:value-type="float" office:value="3430" calcext:value-type="float">
            <text:p>3,430</text:p>
          </table:table-cell>
          <table:table-cell table:style-name="ce39" office:value-type="float" office:value="3480" calcext:value-type="float">
            <text:p>3,480</text:p>
          </table:table-cell>
          <table:table-cell table:style-name="ce39" office:value-type="float" office:value="3540" calcext:value-type="float">
            <text:p>3,540</text:p>
          </table:table-cell>
          <table:table-cell table:style-name="ce39" office:value-type="float" office:value="3580" calcext:value-type="float">
            <text:p>3,580</text:p>
          </table:table-cell>
          <table:table-cell table:style-name="ce39" table:number-columns-repeated="9"/>
          <table:table-cell table:style-name="ce39" office:value-type="float" office:value="2540" calcext:value-type="float">
            <text:p>2,540</text:p>
          </table:table-cell>
          <table:table-cell table:style-name="ce39" office:value-type="float" office:value="2820" calcext:value-type="float">
            <text:p>2,820</text:p>
          </table:table-cell>
          <table:table-cell table:style-name="ce39" office:value-type="float" office:value="2963" calcext:value-type="float">
            <text:p>2,963</text:p>
          </table:table-cell>
          <table:table-cell table:style-name="ce39" office:value-type="float" office:value="3190" calcext:value-type="float">
            <text:p>3,190</text:p>
          </table:table-cell>
          <table:table-cell table:style-name="ce39" office:value-type="float" office:value="3350" calcext:value-type="float">
            <text:p>3,350</text:p>
          </table:table-cell>
          <table:table-cell table:style-name="ce39" office:value-type="float" office:value="3580" calcext:value-type="float">
            <text:p>3,580</text:p>
          </table:table-cell>
          <table:table-cell table:style-name="ce39" table:number-columns-repeated="3"/>
          <table:table-cell table:style-name="ce3"/>
          <table:table-cell table:style-name="ce39" table:number-columns-repeated="16348"/>
        </table:table-row>
        <table:table-row table:style-name="ro1">
          <table:table-cell table:style-name="ce34" office:value-type="string" calcext:value-type="string">
            <text:p>Y/Y %</text:p>
          </table:table-cell>
          <table:table-cell table:number-columns-repeated="4" table:style-name="ce14" office:value-type="float" office:value="0" calcext:value-type="float">
            <text:p>-</text:p>
          </table:table-cell>
          <table:table-cell table:style-name="ce52" table:formula="of:=+[.F3]/[.B3]-1" office:value-type="float" office:value="0.0522648083623694" calcext:value-type="float">
            <text:p>5.23%</text:p>
          </table:table-cell>
          <table:table-cell table:style-name="ce52" table:formula="of:=+[.G3]/[.C3]-1" office:value-type="float" office:value="0.0659722222222223" calcext:value-type="float">
            <text:p>6.60%</text:p>
          </table:table-cell>
          <table:table-cell table:style-name="ce52" table:formula="of:=+[.H3]/[.D3]-1" office:value-type="float" office:value="0.0716723549488054" calcext:value-type="float">
            <text:p>7.17%</text:p>
          </table:table-cell>
          <table:table-cell table:style-name="ce52" table:formula="of:=+[.I3]/[.E3]-1" office:value-type="float" office:value="0.0766115423557205" calcext:value-type="float">
            <text:p>7.66%</text:p>
          </table:table-cell>
          <table:table-cell table:style-name="ce52" table:formula="of:=+[.J3]/[.F3]-1" office:value-type="float" office:value="0.0728476821192052" calcext:value-type="float">
            <text:p>7.28%</text:p>
          </table:table-cell>
          <table:table-cell table:style-name="ce52" table:formula="of:=+[.K3]/[.G3]-1" office:value-type="float" office:value="0.0651465798045603" calcext:value-type="float">
            <text:p>6.51%</text:p>
          </table:table-cell>
          <table:table-cell table:style-name="ce52" table:formula="of:=+[.L3]/[.H3]-1" office:value-type="float" office:value="0.0477707006369428" calcext:value-type="float">
            <text:p>4.78%</text:p>
          </table:table-cell>
          <table:table-cell table:style-name="ce52" table:formula="of:=+[.M3]/[.I3]-1" office:value-type="float" office:value="0.0501567398119123" calcext:value-type="float">
            <text:p>5.02%</text:p>
          </table:table-cell>
          <table:table-cell table:style-name="ce52" table:formula="of:=+[.N3]/[.J3]-1" office:value-type="float" office:value="0.058641975308642" calcext:value-type="float">
            <text:p>5.86%</text:p>
          </table:table-cell>
          <table:table-cell table:style-name="ce52" table:formula="of:=+[.O3]/[.K3]-1" office:value-type="float" office:value="0.0642201834862386" calcext:value-type="float">
            <text:p>6.42%</text:p>
          </table:table-cell>
          <table:table-cell table:style-name="ce52" table:formula="of:=+[.P3]/[.L3]-1" office:value-type="float" office:value="0.0759878419452889" calcext:value-type="float">
            <text:p>7.60%</text:p>
          </table:table-cell>
          <table:table-cell table:style-name="ce52" table:formula="of:=+[.Q3]/[.M3]-1" office:value-type="float" office:value="0.0686567164179104" calcext:value-type="float">
            <text:p>6.87%</text:p>
          </table:table-cell>
          <table:table-cell table:style-name="ce52" table:number-columns-repeated="10"/>
          <table:table-cell table:style-name="ce52" table:formula="of:=[.AB3]/[.AA3]-1" office:value-type="float" office:value="0.110236220472441" calcext:value-type="float">
            <text:p>11.02%</text:p>
          </table:table-cell>
          <table:table-cell table:style-name="ce52" table:formula="of:=[.AC3]/[.AB3]-1" office:value-type="float" office:value="0.050709219858156" calcext:value-type="float">
            <text:p>5.07%</text:p>
          </table:table-cell>
          <table:table-cell table:style-name="ce52" table:formula="of:=[.AD3]/[.AC3]-1" office:value-type="float" office:value="0.0766115423557205" calcext:value-type="float">
            <text:p>7.66%</text:p>
          </table:table-cell>
          <table:table-cell table:style-name="ce52" table:formula="of:=[.AE3]/[.AD3]-1" office:value-type="float" office:value="0.0501567398119123" calcext:value-type="float">
            <text:p>5.02%</text:p>
          </table:table-cell>
          <table:table-cell table:style-name="ce52" table:formula="of:=[.AF3]/[.AE3]-1" office:value-type="float" office:value="0.0686567164179104" calcext:value-type="float">
            <text:p>6.87%</text:p>
          </table:table-cell>
          <table:table-cell table:style-name="ce52" table:number-columns-repeated="3"/>
          <table:table-cell table:style-name="ce54"/>
          <table:table-cell table:style-name="ce52" table:number-columns-repeated="16348"/>
        </table:table-row>
        <table:table-row table:style-name="ro1">
          <table:table-cell table:style-name="ce36" office:value-type="string" calcext:value-type="string">
            <text:p>ARPP</text:p>
          </table:table-cell>
          <table:table-cell table:style-name="ce51" table:number-columns-repeated="25"/>
          <table:table-cell table:style-name="ce51" office:value-type="float" office:value="27.51" calcext:value-type="float">
            <text:p>27.51</text:p>
          </table:table-cell>
          <table:table-cell table:style-name="ce51" office:value-type="float" office:value="33.68" calcext:value-type="float">
            <text:p>33.68</text:p>
          </table:table-cell>
          <table:table-cell table:style-name="ce51" office:value-type="float" office:value="31.79" calcext:value-type="float">
            <text:p>31.79</text:p>
          </table:table-cell>
          <table:table-cell table:style-name="ce51" office:value-type="float" office:value="34.72" calcext:value-type="float">
            <text:p>34.72</text:p>
          </table:table-cell>
          <table:table-cell table:style-name="ce51" office:value-type="float" office:value="49.63" calcext:value-type="float">
            <text:p>49.63</text:p>
          </table:table-cell>
          <table:table-cell table:style-name="ce51" office:value-type="float" office:value="57.03" calcext:value-type="float">
            <text:p>57.03</text:p>
          </table:table-cell>
          <table:table-cell table:style-name="ce51" table:number-columns-repeated="3"/>
          <table:table-cell table:style-name="ce38"/>
          <table:table-cell table:style-name="ce51" table:number-columns-repeated="16348"/>
        </table:table-row>
        <table:table-row table:style-name="ro1">
          <table:table-cell table:style-name="ce34" office:value-type="string" calcext:value-type="string">
            <text:p>Y/Y %</text:p>
          </table:table-cell>
          <table:table-cell table:style-name="ce52" table:number-columns-repeated="26"/>
          <table:table-cell table:style-name="ce52" table:formula="of:=+[.AB5]/[.AA5]-1" office:value-type="float" office:value="0.224282079243911" calcext:value-type="float">
            <text:p>22.43%</text:p>
          </table:table-cell>
          <table:table-cell table:style-name="ce52" table:formula="of:=+[.AC5]/[.AB5]-1" office:value-type="float" office:value="-0.0561163895486936" calcext:value-type="float">
            <text:p>(5.61%)</text:p>
          </table:table-cell>
          <table:table-cell table:style-name="ce52" table:formula="of:=+[.AD5]/[.AC5]-1" office:value-type="float" office:value="0.0921673482227114" calcext:value-type="float">
            <text:p>9.22%</text:p>
          </table:table-cell>
          <table:table-cell table:style-name="ce52" table:formula="of:=+[.AE5]/[.AD5]-1" office:value-type="float" office:value="0.429435483870968" calcext:value-type="float">
            <text:p>42.94%</text:p>
          </table:table-cell>
          <table:table-cell table:style-name="ce52" table:formula="of:=+[.AF5]/[.AE5]-1" office:value-type="float" office:value="0.149103364900262" calcext:value-type="float">
            <text:p>14.91%</text:p>
          </table:table-cell>
          <table:table-cell table:style-name="ce52" table:number-columns-repeated="3"/>
          <table:table-cell table:style-name="ce54"/>
          <table:table-cell table:style-name="ce52" table:number-columns-repeated="16348"/>
        </table:table-row>
        <table:table-row table:style-name="ro1">
          <table:table-cell table:style-name="ce28"/>
          <table:table-cell table:style-name="ce39" table:number-columns-repeated="34"/>
          <table:table-cell table:style-name="ce3"/>
          <table:table-cell table:style-name="ce39" table:number-columns-repeated="16348"/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float" office:value="26998" calcext:value-type="float">
            <text:p>26,998</text:p>
          </table:table-cell>
          <table:table-cell office:value-type="float" office:value="28152" calcext:value-type="float">
            <text:p>28,152</text:p>
          </table:table-cell>
          <table:table-cell office:value-type="float" office:value="27237" calcext:value-type="float">
            <text:p>27,237</text:p>
          </table:table-cell>
          <table:table-cell office:value-type="float" office:value="31254" calcext:value-type="float">
            <text:p>31,254</text:p>
          </table:table-cell>
          <table:table-cell office:value-type="float" office:value="28101" calcext:value-type="float">
            <text:p>28,101</text:p>
          </table:table-cell>
          <table:table-cell office:value-type="float" office:value="31498" calcext:value-type="float">
            <text:p>31,498</text:p>
          </table:table-cell>
          <table:table-cell office:value-type="float" office:value="33643" calcext:value-type="float">
            <text:p>33,643</text:p>
          </table:table-cell>
          <table:table-cell office:value-type="float" office:value="38706" calcext:value-type="float">
            <text:p>38,706</text:p>
          </table:table-cell>
          <table:table-cell office:value-type="float" office:value="35635" calcext:value-type="float">
            <text:p>35,635</text:p>
          </table:table-cell>
          <table:table-cell office:value-type="float" office:value="38329" calcext:value-type="float">
            <text:p>38,329</text:p>
          </table:table-cell>
          <table:table-cell office:value-type="float" office:value="39885" calcext:value-type="float">
            <text:p>39,885</text:p>
          </table:table-cell>
          <table:table-cell office:value-type="float" office:value="46783" calcext:value-type="float">
            <text:p>46,783</text:p>
          </table:table-cell>
          <table:table-cell office:value-type="float" office:value="41392" calcext:value-type="float">
            <text:p>41,392</text:p>
          </table:table-cell>
          <table:table-cell office:value-type="float" office:value="46563" calcext:value-type="float">
            <text:p>46,563</text:p>
          </table:table-cell>
          <table:table-cell office:value-type="float" office:value="50082" calcext:value-type="float">
            <text:p>50,082</text:p>
          </table:table-cell>
          <table:table-cell office:value-type="float" office:value="58137" calcext:value-type="float">
            <text:p>58,137</text:p>
          </table:table-cell>
          <table:table-cell table:number-columns-repeated="9"/>
          <table:table-cell office:value-type="float" office:value="84169" calcext:value-type="float">
            <text:p>84,169</text:p>
          </table:table-cell>
          <table:table-cell office:value-type="float" office:value="114934" calcext:value-type="float">
            <text:p>114,934</text:p>
          </table:table-cell>
          <table:table-cell office:value-type="float" office:value="113642" calcext:value-type="float">
            <text:p>113,642</text:p>
          </table:table-cell>
          <table:table-cell office:value-type="float" office:value="131948" calcext:value-type="float">
            <text:p>131,948</text:p>
          </table:table-cell>
          <table:table-cell office:value-type="float" office:value="160633" calcext:value-type="float">
            <text:p>160,633</text:p>
          </table:table-cell>
          <table:table-cell office:value-type="float" office:value="196175" calcext:value-type="float">
            <text:p>196,175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205" calcext:value-type="float">
            <text:p>205</text:p>
          </table:table-cell>
          <table:table-cell office:value-type="float" office:value="225" calcext:value-type="float">
            <text:p>225</text:p>
          </table:table-cell>
          <table:table-cell office:value-type="float" office:value="293" calcext:value-type="float">
            <text:p>293</text:p>
          </table:table-cell>
          <table:table-cell office:value-type="float" office:value="334" calcext:value-type="float">
            <text:p>334</text:p>
          </table:table-cell>
          <table:table-cell office:value-type="float" office:value="380" calcext:value-type="float">
            <text:p>380</text:p>
          </table:table-cell>
          <table:table-cell office:value-type="float" office:value="389" calcext:value-type="float">
            <text:p>389</text:p>
          </table:table-cell>
          <table:table-cell office:value-type="float" office:value="434" calcext:value-type="float">
            <text:p>434</text:p>
          </table:table-cell>
          <table:table-cell office:value-type="float" office:value="519" calcext:value-type="float">
            <text:p>519</text:p>
          </table:table-cell>
          <table:table-cell office:value-type="float" office:value="510" calcext:value-type="float">
            <text:p>510</text:p>
          </table:table-cell>
          <table:table-cell office:value-type="float" office:value="583" calcext:value-type="float">
            <text:p>583</text:p>
          </table:table-cell>
          <table:table-cell office:value-type="float" office:value="690" calcext:value-type="float">
            <text:p>690</text:p>
          </table:table-cell>
          <table:table-cell office:value-type="float" office:value="801" calcext:value-type="float">
            <text:p>801</text:p>
          </table:table-cell>
          <table:table-cell table:number-columns-repeated="9"/>
          <table:table-cell office:value-type="float" office:value="657" calcext:value-type="float">
            <text:p>657</text:p>
          </table:table-cell>
          <table:table-cell office:value-type="float" office:value="721" calcext:value-type="float">
            <text:p>721</text:p>
          </table:table-cell>
          <table:table-cell office:value-type="float" office:value="808" calcext:value-type="float">
            <text:p>808</text:p>
          </table:table-cell>
          <table:table-cell office:value-type="float" office:value="1058" calcext:value-type="float">
            <text:p>1,058</text:p>
          </table:table-cell>
          <table:table-cell office:value-type="float" office:value="1722" calcext:value-type="float">
            <text:p>1,722</text:p>
          </table:table-cell>
          <table:table-cell office:value-type="float" office:value="2584" calcext:value-type="float">
            <text:p>2,584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Reality Labs</text:p>
          </table:table-cell>
          <table:table-cell office:value-type="float" office:value="695" calcext:value-type="float">
            <text:p>695</text:p>
          </table:table-cell>
          <table:table-cell office:value-type="float" office:value="452" calcext:value-type="float">
            <text:p>452</text:p>
          </table:table-cell>
          <table:table-cell office:value-type="float" office:value="285" calcext:value-type="float">
            <text:p>285</text:p>
          </table:table-cell>
          <table:table-cell office:value-type="float" office:value="727" calcext:value-type="float">
            <text:p>727</text:p>
          </table:table-cell>
          <table:table-cell office:value-type="float" office:value="339" calcext:value-type="float">
            <text:p>339</text:p>
          </table:table-cell>
          <table:table-cell office:value-type="float" office:value="276" calcext:value-type="float">
            <text:p>276</text:p>
          </table:table-cell>
          <table:table-cell office:value-type="float" office:value="210" calcext:value-type="float">
            <text:p>210</text:p>
          </table:table-cell>
          <table:table-cell office:value-type="float" office:value="1071" calcext:value-type="float">
            <text:p>1,071</text:p>
          </table:table-cell>
          <table:table-cell office:value-type="float" office:value="440" calcext:value-type="float">
            <text:p>440</text:p>
          </table:table-cell>
          <table:table-cell office:value-type="float" office:value="353" calcext:value-type="float">
            <text:p>353</text:p>
          </table:table-cell>
          <table:table-cell office:value-type="float" office:value="270" calcext:value-type="float">
            <text:p>270</text:p>
          </table:table-cell>
          <table:table-cell office:value-type="float" office:value="1083" calcext:value-type="float">
            <text:p>1,083</text:p>
          </table:table-cell>
          <table:table-cell office:value-type="float" office:value="412" calcext:value-type="float">
            <text:p>412</text:p>
          </table:table-cell>
          <table:table-cell office:value-type="float" office:value="370" calcext:value-type="float">
            <text:p>370</text:p>
          </table:table-cell>
          <table:table-cell office:value-type="float" office:value="470" calcext:value-type="float">
            <text:p>470</text:p>
          </table:table-cell>
          <table:table-cell office:value-type="float" office:value="955" calcext:value-type="float">
            <text:p>955</text:p>
          </table:table-cell>
          <table:table-cell table:number-columns-repeated="9"/>
          <table:table-cell office:value-type="float" office:value="1139" calcext:value-type="float">
            <text:p>1,139</text:p>
          </table:table-cell>
          <table:table-cell office:value-type="float" office:value="2274" calcext:value-type="float">
            <text:p>2,274</text:p>
          </table:table-cell>
          <table:table-cell office:value-type="float" office:value="2159" calcext:value-type="float">
            <text:p>2,159</text:p>
          </table:table-cell>
          <table:table-cell office:value-type="float" office:value="1896" calcext:value-type="float">
            <text:p>1,896</text:p>
          </table:table-cell>
          <table:table-cell office:value-type="float" office:value="2146" calcext:value-type="float">
            <text:p>2,146</text:p>
          </table:table-cell>
          <table:table-cell office:value-type="float" office:value="2207" calcext:value-type="float">
            <text:p>2,207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table:style-name="ce9" office:value-type="string" calcext:value-type="string">
            <text:p>Revenues</text:p>
          </table:table-cell>
          <table:table-cell table:style-name="ce9" table:formula="of:=+[.B8]+[.B9]+[.B10]" office:value-type="float" office:value="27908" calcext:value-type="float">
            <text:p>27,908</text:p>
          </table:table-cell>
          <table:table-cell table:style-name="ce9" table:formula="of:=+[.C8]+[.C9]+[.C10]" office:value-type="float" office:value="28822" calcext:value-type="float">
            <text:p>28,822</text:p>
          </table:table-cell>
          <table:table-cell table:style-name="ce9" table:formula="of:=+[.D8]+[.D9]+[.D10]" office:value-type="float" office:value="27714" calcext:value-type="float">
            <text:p>27,714</text:p>
          </table:table-cell>
          <table:table-cell table:style-name="ce9" table:formula="of:=+[.E8]+[.E9]+[.E10]" office:value-type="float" office:value="32165" calcext:value-type="float">
            <text:p>32,165</text:p>
          </table:table-cell>
          <table:table-cell table:style-name="ce9" table:formula="of:=+[.F8]+[.F9]+[.F10]" office:value-type="float" office:value="28645" calcext:value-type="float">
            <text:p>28,645</text:p>
          </table:table-cell>
          <table:table-cell table:style-name="ce9" table:formula="of:=+[.G8]+[.G9]+[.G10]" office:value-type="float" office:value="31999" calcext:value-type="float">
            <text:p>31,999</text:p>
          </table:table-cell>
          <table:table-cell table:style-name="ce9" table:formula="of:=+[.H8]+[.H9]+[.H10]" office:value-type="float" office:value="34146" calcext:value-type="float">
            <text:p>34,146</text:p>
          </table:table-cell>
          <table:table-cell table:style-name="ce9" table:formula="of:=+[.I8]+[.I9]+[.I10]" office:value-type="float" office:value="40111" calcext:value-type="float">
            <text:p>40,111</text:p>
          </table:table-cell>
          <table:table-cell table:style-name="ce9" table:formula="of:=+[.J8]+[.J9]+[.J10]" office:value-type="float" office:value="36455" calcext:value-type="float">
            <text:p>36,455</text:p>
          </table:table-cell>
          <table:table-cell table:style-name="ce9" table:formula="of:=+[.K8]+[.K9]+[.K10]" office:value-type="float" office:value="39071" calcext:value-type="float">
            <text:p>39,071</text:p>
          </table:table-cell>
          <table:table-cell table:style-name="ce9" table:formula="of:=+[.L8]+[.L9]+[.L10]" office:value-type="float" office:value="40589" calcext:value-type="float">
            <text:p>40,589</text:p>
          </table:table-cell>
          <table:table-cell table:style-name="ce9" table:formula="of:=+[.M8]+[.M9]+[.M10]" office:value-type="float" office:value="48385" calcext:value-type="float">
            <text:p>48,385</text:p>
          </table:table-cell>
          <table:table-cell table:style-name="ce9" table:formula="of:=+[.N8]+[.N9]+[.N10]" office:value-type="float" office:value="42314" calcext:value-type="float">
            <text:p>42,314</text:p>
          </table:table-cell>
          <table:table-cell table:style-name="ce9" table:formula="of:=+[.O8]+[.O9]+[.O10]" office:value-type="float" office:value="47516" calcext:value-type="float">
            <text:p>47,516</text:p>
          </table:table-cell>
          <table:table-cell table:style-name="ce9" table:formula="of:=+[.P8]+[.P9]+[.P10]" office:value-type="float" office:value="51242" calcext:value-type="float">
            <text:p>51,242</text:p>
          </table:table-cell>
          <table:table-cell table:style-name="ce9" table:formula="of:=+[.Q8]+[.Q9]+[.Q10]" office:value-type="float" office:value="59893" calcext:value-type="float">
            <text:p>59,893</text:p>
          </table:table-cell>
          <table:table-cell table:style-name="ce9" table:number-columns-repeated="9"/>
          <table:table-cell table:style-name="ce9" table:formula="of:=+[.AA8]+[.AA9]+[.AA10]" office:value-type="float" office:value="85965" calcext:value-type="float">
            <text:p>85,965</text:p>
          </table:table-cell>
          <table:table-cell table:style-name="ce9" table:formula="of:=+[.AB8]+[.AB9]+[.AB10]" office:value-type="float" office:value="117929" calcext:value-type="float">
            <text:p>117,929</text:p>
          </table:table-cell>
          <table:table-cell table:style-name="ce9" table:formula="of:=+[.AC8]+[.AC9]+[.AC10]" office:value-type="float" office:value="116609" calcext:value-type="float">
            <text:p>116,609</text:p>
          </table:table-cell>
          <table:table-cell table:style-name="ce9" table:formula="of:=+[.AD8]+[.AD9]+[.AD10]" office:value-type="float" office:value="134902" calcext:value-type="float">
            <text:p>134,902</text:p>
          </table:table-cell>
          <table:table-cell table:style-name="ce9" table:formula="of:=+[.AE8]+[.AE9]+[.AE10]" office:value-type="float" office:value="164501" calcext:value-type="float">
            <text:p>164,501</text:p>
          </table:table-cell>
          <table:table-cell table:style-name="ce9" table:formula="of:=+[.AF8]+[.AF9]+[.AF10]" office:value-type="float" office:value="200966" calcext:value-type="float">
            <text:p>200,966</text:p>
          </table:table-cell>
          <table:table-cell table:style-name="ce9" table:number-columns-repeated="3"/>
          <table:table-cell/>
          <table:table-cell table:style-name="ce9" table:number-columns-repeated="16348"/>
        </table:table-row>
        <table:table-row table:style-name="ro1">
          <table:table-cell office:value-type="string" calcext:value-type="string">
            <text:p>COGS</text:p>
          </table:table-cell>
          <table:table-cell office:value-type="float" office:value="6005" calcext:value-type="float">
            <text:p>6,005</text:p>
          </table:table-cell>
          <table:table-cell office:value-type="float" office:value="5192" calcext:value-type="float">
            <text:p>5,192</text:p>
          </table:table-cell>
          <table:table-cell office:value-type="float" office:value="5716" calcext:value-type="float">
            <text:p>5,716</text:p>
          </table:table-cell>
          <table:table-cell office:value-type="float" office:value="8336" calcext:value-type="float">
            <text:p>8,336</text:p>
          </table:table-cell>
          <table:table-cell office:value-type="float" office:value="6108" calcext:value-type="float">
            <text:p>6,108</text:p>
          </table:table-cell>
          <table:table-cell office:value-type="float" office:value="5945" calcext:value-type="float">
            <text:p>5,945</text:p>
          </table:table-cell>
          <table:table-cell office:value-type="float" office:value="6210" calcext:value-type="float">
            <text:p>6,210</text:p>
          </table:table-cell>
          <table:table-cell office:value-type="float" office:value="7695" calcext:value-type="float">
            <text:p>7,695</text:p>
          </table:table-cell>
          <table:table-cell office:value-type="float" office:value="6640" calcext:value-type="float">
            <text:p>6,640</text:p>
          </table:table-cell>
          <table:table-cell office:value-type="float" office:value="7308" calcext:value-type="float">
            <text:p>7,308</text:p>
          </table:table-cell>
          <table:table-cell office:value-type="float" office:value="7375" calcext:value-type="float">
            <text:p>7,375</text:p>
          </table:table-cell>
          <table:table-cell office:value-type="float" office:value="8839" calcext:value-type="float">
            <text:p>8,839</text:p>
          </table:table-cell>
          <table:table-cell office:value-type="float" office:value="7572" calcext:value-type="float">
            <text:p>7,572</text:p>
          </table:table-cell>
          <table:table-cell office:value-type="float" office:value="8491" calcext:value-type="float">
            <text:p>8,491</text:p>
          </table:table-cell>
          <table:table-cell office:value-type="float" office:value="9206" calcext:value-type="float">
            <text:p>9,206</text:p>
          </table:table-cell>
          <table:table-cell office:value-type="float" office:value="10905" calcext:value-type="float">
            <text:p>10,905</text:p>
          </table:table-cell>
          <table:table-cell table:number-columns-repeated="9"/>
          <table:table-cell office:value-type="float" office:value="16692" calcext:value-type="float">
            <text:p>16,692</text:p>
          </table:table-cell>
          <table:table-cell office:value-type="float" office:value="22649" calcext:value-type="float">
            <text:p>22,649</text:p>
          </table:table-cell>
          <table:table-cell office:value-type="float" office:value="25249" calcext:value-type="float">
            <text:p>25,249</text:p>
          </table:table-cell>
          <table:table-cell office:value-type="float" office:value="25959" calcext:value-type="float">
            <text:p>25,959</text:p>
          </table:table-cell>
          <table:table-cell office:value-type="float" office:value="30161" calcext:value-type="float">
            <text:p>30,161</text:p>
          </table:table-cell>
          <table:table-cell office:value-type="float" office:value="36175" calcext:value-type="float">
            <text:p>36,175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table:style-name="ce10" office:value-type="string" calcext:value-type="string">
            <text:p>Gross Profit</text:p>
          </table:table-cell>
          <table:table-cell table:style-name="ce10" table:formula="of:=[.B11]-[.B12]" office:value-type="float" office:value="21903" calcext:value-type="float">
            <text:p>21,903</text:p>
          </table:table-cell>
          <table:table-cell table:style-name="ce10" table:formula="of:=[.C11]-[.C12]" office:value-type="float" office:value="23630" calcext:value-type="float">
            <text:p>23,630</text:p>
          </table:table-cell>
          <table:table-cell table:style-name="ce10" table:formula="of:=[.D11]-[.D12]" office:value-type="float" office:value="21998" calcext:value-type="float">
            <text:p>21,998</text:p>
          </table:table-cell>
          <table:table-cell table:style-name="ce10" table:formula="of:=[.E11]-[.E12]" office:value-type="float" office:value="23829" calcext:value-type="float">
            <text:p>23,829</text:p>
          </table:table-cell>
          <table:table-cell table:style-name="ce10" table:formula="of:=[.F11]-[.F12]" office:value-type="float" office:value="22537" calcext:value-type="float">
            <text:p>22,537</text:p>
          </table:table-cell>
          <table:table-cell table:style-name="ce10" table:formula="of:=[.G11]-[.G12]" office:value-type="float" office:value="26054" calcext:value-type="float">
            <text:p>26,054</text:p>
          </table:table-cell>
          <table:table-cell table:style-name="ce10" table:formula="of:=[.H11]-[.H12]" office:value-type="float" office:value="27936" calcext:value-type="float">
            <text:p>27,936</text:p>
          </table:table-cell>
          <table:table-cell table:style-name="ce10" table:formula="of:=[.I11]-[.I12]" office:value-type="float" office:value="32416" calcext:value-type="float">
            <text:p>32,416</text:p>
          </table:table-cell>
          <table:table-cell table:style-name="ce10" table:formula="of:=[.J11]-[.J12]" office:value-type="float" office:value="29815" calcext:value-type="float">
            <text:p>29,815</text:p>
          </table:table-cell>
          <table:table-cell table:style-name="ce10" table:formula="of:=[.K11]-[.K12]" office:value-type="float" office:value="31763" calcext:value-type="float">
            <text:p>31,763</text:p>
          </table:table-cell>
          <table:table-cell table:style-name="ce10" table:formula="of:=[.L11]-[.L12]" office:value-type="float" office:value="33214" calcext:value-type="float">
            <text:p>33,214</text:p>
          </table:table-cell>
          <table:table-cell table:style-name="ce10" table:formula="of:=[.M11]-[.M12]" office:value-type="float" office:value="39546" calcext:value-type="float">
            <text:p>39,546</text:p>
          </table:table-cell>
          <table:table-cell table:style-name="ce10" table:formula="of:=[.N11]-[.N12]" office:value-type="float" office:value="34742" calcext:value-type="float">
            <text:p>34,742</text:p>
          </table:table-cell>
          <table:table-cell table:style-name="ce10" table:formula="of:=[.O11]-[.O12]" office:value-type="float" office:value="39025" calcext:value-type="float">
            <text:p>39,025</text:p>
          </table:table-cell>
          <table:table-cell table:style-name="ce10" table:formula="of:=[.P11]-[.P12]" office:value-type="float" office:value="42036" calcext:value-type="float">
            <text:p>42,036</text:p>
          </table:table-cell>
          <table:table-cell table:style-name="ce10" table:formula="of:=[.Q11]-[.Q12]" office:value-type="float" office:value="48988" calcext:value-type="float">
            <text:p>48,988</text:p>
          </table:table-cell>
          <table:table-cell table:style-name="ce10" table:number-columns-repeated="9"/>
          <table:table-cell table:style-name="ce10" table:formula="of:=[.AA11]-[.AA12]" office:value-type="float" office:value="69273" calcext:value-type="float">
            <text:p>69,273</text:p>
          </table:table-cell>
          <table:table-cell table:style-name="ce10" table:formula="of:=[.AB11]-[.AB12]" office:value-type="float" office:value="95280" calcext:value-type="float">
            <text:p>95,280</text:p>
          </table:table-cell>
          <table:table-cell table:style-name="ce10" table:formula="of:=[.AC11]-[.AC12]" office:value-type="float" office:value="91360" calcext:value-type="float">
            <text:p>91,360</text:p>
          </table:table-cell>
          <table:table-cell table:style-name="ce10" table:formula="of:=[.AD11]-[.AD12]" office:value-type="float" office:value="108943" calcext:value-type="float">
            <text:p>108,943</text:p>
          </table:table-cell>
          <table:table-cell table:style-name="ce10" table:formula="of:=[.AE11]-[.AE12]" office:value-type="float" office:value="134340" calcext:value-type="float">
            <text:p>134,340</text:p>
          </table:table-cell>
          <table:table-cell table:style-name="ce10" table:formula="of:=[.AF11]-[.AF12]" office:value-type="float" office:value="164791" calcext:value-type="float">
            <text:p>164,791</text:p>
          </table:table-cell>
          <table:table-cell table:style-name="ce10" table:number-columns-repeated="3"/>
          <table:table-cell/>
          <table:table-cell table:style-name="ce10" table:number-columns-repeated="16348"/>
        </table:table-row>
        <table:table-row table:style-name="ro1">
          <table:table-cell office:value-type="string" calcext:value-type="string">
            <text:p>R&amp;D</text:p>
          </table:table-cell>
          <table:table-cell office:value-type="float" office:value="7707" calcext:value-type="float">
            <text:p>7,707</text:p>
          </table:table-cell>
          <table:table-cell office:value-type="float" office:value="8690" calcext:value-type="float">
            <text:p>8,690</text:p>
          </table:table-cell>
          <table:table-cell office:value-type="float" office:value="9170" calcext:value-type="float">
            <text:p>9,170</text:p>
          </table:table-cell>
          <table:table-cell office:value-type="float" office:value="9771" calcext:value-type="float">
            <text:p>9,771</text:p>
          </table:table-cell>
          <table:table-cell office:value-type="float" office:value="9381" calcext:value-type="float">
            <text:p>9,381</text:p>
          </table:table-cell>
          <table:table-cell office:value-type="float" office:value="9344" calcext:value-type="float">
            <text:p>9,344</text:p>
          </table:table-cell>
          <table:table-cell office:value-type="float" office:value="9241" calcext:value-type="float">
            <text:p>9,241</text:p>
          </table:table-cell>
          <table:table-cell office:value-type="float" office:value="10517" calcext:value-type="float">
            <text:p>10,517</text:p>
          </table:table-cell>
          <table:table-cell office:value-type="float" office:value="9978" calcext:value-type="float">
            <text:p>9,978</text:p>
          </table:table-cell>
          <table:table-cell office:value-type="float" office:value="10537" calcext:value-type="float">
            <text:p>10,537</text:p>
          </table:table-cell>
          <table:table-cell office:value-type="float" office:value="11177" calcext:value-type="float">
            <text:p>11,177</text:p>
          </table:table-cell>
          <table:table-cell office:value-type="float" office:value="12180" calcext:value-type="float">
            <text:p>12,180</text:p>
          </table:table-cell>
          <table:table-cell office:value-type="float" office:value="12150" calcext:value-type="float">
            <text:p>12,150</text:p>
          </table:table-cell>
          <table:table-cell office:value-type="float" office:value="12942" calcext:value-type="float">
            <text:p>12,942</text:p>
          </table:table-cell>
          <table:table-cell office:value-type="float" office:value="15144" calcext:value-type="float">
            <text:p>15,144</text:p>
          </table:table-cell>
          <table:table-cell office:value-type="float" office:value="17136" calcext:value-type="float">
            <text:p>17,136</text:p>
          </table:table-cell>
          <table:table-cell table:number-columns-repeated="9"/>
          <table:table-cell office:value-type="float" office:value="18447" calcext:value-type="float">
            <text:p>18,447</text:p>
          </table:table-cell>
          <table:table-cell office:value-type="float" office:value="24655" calcext:value-type="float">
            <text:p>24,655</text:p>
          </table:table-cell>
          <table:table-cell office:value-type="float" office:value="35338" calcext:value-type="float">
            <text:p>35,338</text:p>
          </table:table-cell>
          <table:table-cell office:value-type="float" office:value="38483" calcext:value-type="float">
            <text:p>38,483</text:p>
          </table:table-cell>
          <table:table-cell office:value-type="float" office:value="43873" calcext:value-type="float">
            <text:p>43,873</text:p>
          </table:table-cell>
          <table:table-cell office:value-type="float" office:value="57372" calcext:value-type="float">
            <text:p>57,372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M&amp;S</text:p>
          </table:table-cell>
          <table:table-cell office:value-type="float" office:value="3312" calcext:value-type="float">
            <text:p>3,312</text:p>
          </table:table-cell>
          <table:table-cell office:value-type="float" office:value="3595" calcext:value-type="float">
            <text:p>3,595</text:p>
          </table:table-cell>
          <table:table-cell office:value-type="float" office:value="3780" calcext:value-type="float">
            <text:p>3,780</text:p>
          </table:table-cell>
          <table:table-cell office:value-type="float" office:value="4574" calcext:value-type="float">
            <text:p>4,574</text:p>
          </table:table-cell>
          <table:table-cell office:value-type="float" office:value="3044" calcext:value-type="float">
            <text:p>3,044</text:p>
          </table:table-cell>
          <table:table-cell office:value-type="float" office:value="3154" calcext:value-type="float">
            <text:p>3,154</text:p>
          </table:table-cell>
          <table:table-cell office:value-type="float" office:value="2877" calcext:value-type="float">
            <text:p>2,877</text:p>
          </table:table-cell>
          <table:table-cell office:value-type="float" office:value="3226" calcext:value-type="float">
            <text:p>3,226</text:p>
          </table:table-cell>
          <table:table-cell office:value-type="float" office:value="2564" calcext:value-type="float">
            <text:p>2,564</text:p>
          </table:table-cell>
          <table:table-cell office:value-type="float" office:value="2721" calcext:value-type="float">
            <text:p>2,721</text:p>
          </table:table-cell>
          <table:table-cell office:value-type="float" office:value="2822" calcext:value-type="float">
            <text:p>2,822</text:p>
          </table:table-cell>
          <table:table-cell office:value-type="float" office:value="3240" calcext:value-type="float">
            <text:p>3,240</text:p>
          </table:table-cell>
          <table:table-cell office:value-type="float" office:value="2757" calcext:value-type="float">
            <text:p>2,757</text:p>
          </table:table-cell>
          <table:table-cell office:value-type="float" office:value="2979" calcext:value-type="float">
            <text:p>2,979</text:p>
          </table:table-cell>
          <table:table-cell office:value-type="float" office:value="2845" calcext:value-type="float">
            <text:p>2,845</text:p>
          </table:table-cell>
          <table:table-cell office:value-type="float" office:value="3410" calcext:value-type="float">
            <text:p>3,410</text:p>
          </table:table-cell>
          <table:table-cell table:number-columns-repeated="9"/>
          <table:table-cell office:value-type="float" office:value="11591" calcext:value-type="float">
            <text:p>11,591</text:p>
          </table:table-cell>
          <table:table-cell office:value-type="float" office:value="14043" calcext:value-type="float">
            <text:p>14,043</text:p>
          </table:table-cell>
          <table:table-cell office:value-type="float" office:value="15262" calcext:value-type="float">
            <text:p>15,262</text:p>
          </table:table-cell>
          <table:table-cell office:value-type="float" office:value="12301" calcext:value-type="float">
            <text:p>12,301</text:p>
          </table:table-cell>
          <table:table-cell office:value-type="float" office:value="11347" calcext:value-type="float">
            <text:p>11,347</text:p>
          </table:table-cell>
          <table:table-cell office:value-type="float" office:value="11991" calcext:value-type="float">
            <text:p>11,991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G&amp;A</text:p>
          </table:table-cell>
          <table:table-cell office:value-type="float" office:value="2360" calcext:value-type="float">
            <text:p>2,360</text:p>
          </table:table-cell>
          <table:table-cell office:value-type="float" office:value="2987" calcext:value-type="float">
            <text:p>2,987</text:p>
          </table:table-cell>
          <table:table-cell office:value-type="float" office:value="3384" calcext:value-type="float">
            <text:p>3,384</text:p>
          </table:table-cell>
          <table:table-cell office:value-type="float" office:value="3085" calcext:value-type="float">
            <text:p>3,085</text:p>
          </table:table-cell>
          <table:table-cell office:value-type="float" office:value="2885" calcext:value-type="float">
            <text:p>2,885</text:p>
          </table:table-cell>
          <table:table-cell office:value-type="float" office:value="4164" calcext:value-type="float">
            <text:p>4,164</text:p>
          </table:table-cell>
          <table:table-cell office:value-type="float" office:value="2070" calcext:value-type="float">
            <text:p>2,070</text:p>
          </table:table-cell>
          <table:table-cell office:value-type="float" office:value="2289" calcext:value-type="float">
            <text:p>2,289</text:p>
          </table:table-cell>
          <table:table-cell office:value-type="float" office:value="3455" calcext:value-type="float">
            <text:p>3,455</text:p>
          </table:table-cell>
          <table:table-cell office:value-type="float" office:value="3658" calcext:value-type="float">
            <text:p>3,658</text:p>
          </table:table-cell>
          <table:table-cell office:value-type="float" office:value="1865" calcext:value-type="float">
            <text:p>1,865</text:p>
          </table:table-cell>
          <table:table-cell office:value-type="float" office:value="761" calcext:value-type="float">
            <text:p>761</text:p>
          </table:table-cell>
          <table:table-cell office:value-type="float" office:value="2280" calcext:value-type="float">
            <text:p>2,280</text:p>
          </table:table-cell>
          <table:table-cell office:value-type="float" office:value="2663" calcext:value-type="float">
            <text:p>2,663</text:p>
          </table:table-cell>
          <table:table-cell office:value-type="float" office:value="3512" calcext:value-type="float">
            <text:p>3,512</text:p>
          </table:table-cell>
          <table:table-cell office:value-type="float" office:value="3697" calcext:value-type="float">
            <text:p>3,697</text:p>
          </table:table-cell>
          <table:table-cell table:number-columns-repeated="9"/>
          <table:table-cell office:value-type="float" office:value="6564" calcext:value-type="float">
            <text:p>6,564</text:p>
          </table:table-cell>
          <table:table-cell office:value-type="float" office:value="9829" calcext:value-type="float">
            <text:p>9,829</text:p>
          </table:table-cell>
          <table:table-cell office:value-type="float" office:value="11816" calcext:value-type="float">
            <text:p>11,816</text:p>
          </table:table-cell>
          <table:table-cell office:value-type="float" office:value="11408" calcext:value-type="float">
            <text:p>11,408</text:p>
          </table:table-cell>
          <table:table-cell office:value-type="float" office:value="9740" calcext:value-type="float">
            <text:p>9,740</text:p>
          </table:table-cell>
          <table:table-cell office:value-type="float" office:value="12152" calcext:value-type="float">
            <text:p>12,152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Op Ex</text:p>
          </table:table-cell>
          <table:table-cell table:formula="of:=[.B16]+[.B15]+[.B14]+[.B12]" office:value-type="float" office:value="19384" calcext:value-type="float">
            <text:p>19,384</text:p>
          </table:table-cell>
          <table:table-cell table:formula="of:=[.C16]+[.C15]+[.C14]+[.C12]" office:value-type="float" office:value="20464" calcext:value-type="float">
            <text:p>20,464</text:p>
          </table:table-cell>
          <table:table-cell table:formula="of:=[.D16]+[.D15]+[.D14]+[.D12]" office:value-type="float" office:value="22050" calcext:value-type="float">
            <text:p>22,050</text:p>
          </table:table-cell>
          <table:table-cell table:formula="of:=[.E16]+[.E15]+[.E14]+[.E12]" office:value-type="float" office:value="25766" calcext:value-type="float">
            <text:p>25,766</text:p>
          </table:table-cell>
          <table:table-cell table:formula="of:=[.F16]+[.F15]+[.F14]+[.F12]" office:value-type="float" office:value="21418" calcext:value-type="float">
            <text:p>21,418</text:p>
          </table:table-cell>
          <table:table-cell table:formula="of:=[.G16]+[.G15]+[.G14]+[.G12]" office:value-type="float" office:value="22607" calcext:value-type="float">
            <text:p>22,607</text:p>
          </table:table-cell>
          <table:table-cell table:formula="of:=[.H16]+[.H15]+[.H14]+[.H12]" office:value-type="float" office:value="20398" calcext:value-type="float">
            <text:p>20,398</text:p>
          </table:table-cell>
          <table:table-cell table:formula="of:=[.I16]+[.I15]+[.I14]+[.I12]" office:value-type="float" office:value="23727" calcext:value-type="float">
            <text:p>23,727</text:p>
          </table:table-cell>
          <table:table-cell table:formula="of:=[.J16]+[.J15]+[.J14]+[.J12]" office:value-type="float" office:value="22637" calcext:value-type="float">
            <text:p>22,637</text:p>
          </table:table-cell>
          <table:table-cell table:formula="of:=[.K16]+[.K15]+[.K14]+[.K12]" office:value-type="float" office:value="24224" calcext:value-type="float">
            <text:p>24,224</text:p>
          </table:table-cell>
          <table:table-cell table:formula="of:=[.L16]+[.L15]+[.L14]+[.L12]" office:value-type="float" office:value="23239" calcext:value-type="float">
            <text:p>23,239</text:p>
          </table:table-cell>
          <table:table-cell table:formula="of:=[.M16]+[.M15]+[.M14]+[.M12]" office:value-type="float" office:value="25020" calcext:value-type="float">
            <text:p>25,020</text:p>
          </table:table-cell>
          <table:table-cell table:formula="of:=[.N16]+[.N15]+[.N14]+[.N12]" office:value-type="float" office:value="24759" calcext:value-type="float">
            <text:p>24,759</text:p>
          </table:table-cell>
          <table:table-cell table:formula="of:=[.O16]+[.O15]+[.O14]+[.O12]" office:value-type="float" office:value="27075" calcext:value-type="float">
            <text:p>27,075</text:p>
          </table:table-cell>
          <table:table-cell table:formula="of:=[.P16]+[.P15]+[.P14]+[.P12]" office:value-type="float" office:value="30707" calcext:value-type="float">
            <text:p>30,707</text:p>
          </table:table-cell>
          <table:table-cell table:formula="of:=[.Q16]+[.Q15]+[.Q14]+[.Q12]" office:value-type="float" office:value="35148" calcext:value-type="float">
            <text:p>35,148</text:p>
          </table:table-cell>
          <table:table-cell table:number-columns-repeated="9"/>
          <table:table-cell table:formula="of:=[.AA16]+[.AA15]+[.AA14]+[.AA12]" office:value-type="float" office:value="53294" calcext:value-type="float">
            <text:p>53,294</text:p>
          </table:table-cell>
          <table:table-cell table:formula="of:=[.AB16]+[.AB15]+[.AB14]+[.AB12]" office:value-type="float" office:value="71176" calcext:value-type="float">
            <text:p>71,176</text:p>
          </table:table-cell>
          <table:table-cell table:formula="of:=[.AC16]+[.AC15]+[.AC14]+[.AC12]" office:value-type="float" office:value="87665" calcext:value-type="float">
            <text:p>87,665</text:p>
          </table:table-cell>
          <table:table-cell table:formula="of:=[.AD16]+[.AD15]+[.AD14]+[.AD12]" office:value-type="float" office:value="88151" calcext:value-type="float">
            <text:p>88,151</text:p>
          </table:table-cell>
          <table:table-cell table:formula="of:=[.AE16]+[.AE15]+[.AE14]+[.AE12]" office:value-type="float" office:value="95121" calcext:value-type="float">
            <text:p>95,121</text:p>
          </table:table-cell>
          <table:table-cell table:formula="of:=[.AF16]+[.AF15]+[.AF14]+[.AF12]" office:value-type="float" office:value="117690" calcext:value-type="float">
            <text:p>117,690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Op Inc / EBIT</text:p>
          </table:table-cell>
          <table:table-cell table:formula="of:=[.B11]-[.B17]" office:value-type="float" office:value="8524" calcext:value-type="float">
            <text:p>8,524</text:p>
          </table:table-cell>
          <table:table-cell table:formula="of:=[.C11]-[.C17]" office:value-type="float" office:value="8358" calcext:value-type="float">
            <text:p>8,358</text:p>
          </table:table-cell>
          <table:table-cell table:formula="of:=[.D11]-[.D17]" office:value-type="float" office:value="5664" calcext:value-type="float">
            <text:p>5,664</text:p>
          </table:table-cell>
          <table:table-cell table:formula="of:=[.E11]-[.E17]" office:value-type="float" office:value="6399" calcext:value-type="float">
            <text:p>6,399</text:p>
          </table:table-cell>
          <table:table-cell table:formula="of:=[.F11]-[.F17]" office:value-type="float" office:value="7227" calcext:value-type="float">
            <text:p>7,227</text:p>
          </table:table-cell>
          <table:table-cell table:formula="of:=[.G11]-[.G17]" office:value-type="float" office:value="9392" calcext:value-type="float">
            <text:p>9,392</text:p>
          </table:table-cell>
          <table:table-cell table:formula="of:=[.H11]-[.H17]" office:value-type="float" office:value="13748" calcext:value-type="float">
            <text:p>13,748</text:p>
          </table:table-cell>
          <table:table-cell table:formula="of:=[.I11]-[.I17]" office:value-type="float" office:value="16384" calcext:value-type="float">
            <text:p>16,384</text:p>
          </table:table-cell>
          <table:table-cell table:formula="of:=[.J11]-[.J17]" office:value-type="float" office:value="13818" calcext:value-type="float">
            <text:p>13,818</text:p>
          </table:table-cell>
          <table:table-cell table:formula="of:=[.K11]-[.K17]" office:value-type="float" office:value="14847" calcext:value-type="float">
            <text:p>14,847</text:p>
          </table:table-cell>
          <table:table-cell table:formula="of:=[.L11]-[.L17]" office:value-type="float" office:value="17350" calcext:value-type="float">
            <text:p>17,350</text:p>
          </table:table-cell>
          <table:table-cell table:formula="of:=[.M11]-[.M17]" office:value-type="float" office:value="23365" calcext:value-type="float">
            <text:p>23,365</text:p>
          </table:table-cell>
          <table:table-cell table:formula="of:=[.N11]-[.N17]" office:value-type="float" office:value="17555" calcext:value-type="float">
            <text:p>17,555</text:p>
          </table:table-cell>
          <table:table-cell table:formula="of:=[.O11]-[.O17]" office:value-type="float" office:value="20441" calcext:value-type="float">
            <text:p>20,441</text:p>
          </table:table-cell>
          <table:table-cell table:formula="of:=[.P11]-[.P17]" office:value-type="float" office:value="20535" calcext:value-type="float">
            <text:p>20,535</text:p>
          </table:table-cell>
          <table:table-cell table:formula="of:=[.Q11]-[.Q17]" office:value-type="float" office:value="24745" calcext:value-type="float">
            <text:p>24,745</text:p>
          </table:table-cell>
          <table:table-cell table:number-columns-repeated="9"/>
          <table:table-cell table:formula="of:=[.AA11]-[.AA17]" office:value-type="float" office:value="32671" calcext:value-type="float">
            <text:p>32,671</text:p>
          </table:table-cell>
          <table:table-cell table:formula="of:=[.AB11]-[.AB17]" office:value-type="float" office:value="46753" calcext:value-type="float">
            <text:p>46,753</text:p>
          </table:table-cell>
          <table:table-cell table:formula="of:=[.AC11]-[.AC17]" office:value-type="float" office:value="28944" calcext:value-type="float">
            <text:p>28,944</text:p>
          </table:table-cell>
          <table:table-cell table:formula="of:=[.AD11]-[.AD17]" office:value-type="float" office:value="46751" calcext:value-type="float">
            <text:p>46,751</text:p>
          </table:table-cell>
          <table:table-cell table:formula="of:=[.AE11]-[.AE17]" office:value-type="float" office:value="69380" calcext:value-type="float">
            <text:p>69,380</text:p>
          </table:table-cell>
          <table:table-cell table:formula="of:=[.AF11]-[.AF17]" office:value-type="float" office:value="83276" calcext:value-type="float">
            <text:p>83,276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Interest</text:p>
          </table:table-cell>
          <table:table-cell office:value-type="float" office:value="384" calcext:value-type="float">
            <text:p>384</text:p>
          </table:table-cell>
          <table:table-cell office:value-type="float" office:value="-172" calcext:value-type="float">
            <text:p>(172)</text:p>
          </table:table-cell>
          <table:table-cell office:value-type="float" office:value="-88" calcext:value-type="float">
            <text:p>(88)</text:p>
          </table:table-cell>
          <table:table-cell office:value-type="float" office:value="-250" calcext:value-type="float">
            <text:p>(250)</text:p>
          </table:table-cell>
          <table:table-cell office:value-type="float" office:value="80" calcext:value-type="float">
            <text:p>80</text:p>
          </table:table-cell>
          <table:table-cell office:value-type="float" office:value="-99" calcext:value-type="float">
            <text:p>(99)</text:p>
          </table:table-cell>
          <table:table-cell office:value-type="float" office:value="272" calcext:value-type="float">
            <text:p>272</text:p>
          </table:table-cell>
          <table:table-cell office:value-type="float" office:value="424" calcext:value-type="float">
            <text:p>424</text:p>
          </table:table-cell>
          <table:table-cell office:value-type="float" office:value="365" calcext:value-type="float">
            <text:p>365</text:p>
          </table:table-cell>
          <table:table-cell office:value-type="float" office:value="259" calcext:value-type="float">
            <text:p>259</text:p>
          </table:table-cell>
          <table:table-cell office:value-type="float" office:value="472" calcext:value-type="float">
            <text:p>472</text:p>
          </table:table-cell>
          <table:table-cell office:value-type="float" office:value="188" calcext:value-type="float">
            <text:p>188</text:p>
          </table:table-cell>
          <table:table-cell office:value-type="float" office:value="827" calcext:value-type="float">
            <text:p>827</text:p>
          </table:table-cell>
          <table:table-cell office:value-type="float" office:value="93" calcext:value-type="float">
            <text:p>93</text:p>
          </table:table-cell>
          <table:table-cell office:value-type="float" office:value="1128" calcext:value-type="float">
            <text:p>1,128</text:p>
          </table:table-cell>
          <table:table-cell office:value-type="float" office:value="609" calcext:value-type="float">
            <text:p>609</text:p>
          </table:table-cell>
          <table:table-cell table:number-columns-repeated="9"/>
          <table:table-cell office:value-type="float" office:value="509" calcext:value-type="float">
            <text:p>509</text:p>
          </table:table-cell>
          <table:table-cell office:value-type="float" office:value="531" calcext:value-type="float">
            <text:p>531</text:p>
          </table:table-cell>
          <table:table-cell office:value-type="float" office:value="-125" calcext:value-type="float">
            <text:p>(125)</text:p>
          </table:table-cell>
          <table:table-cell office:value-type="float" office:value="677" calcext:value-type="float">
            <text:p>677</text:p>
          </table:table-cell>
          <table:table-cell office:value-type="float" office:value="1283" calcext:value-type="float">
            <text:p>1,283</text:p>
          </table:table-cell>
          <table:table-cell office:value-type="float" office:value="2656" calcext:value-type="float">
            <text:p>2,656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Pretax</text:p>
          </table:table-cell>
          <table:table-cell table:formula="of:=[.B18]+[.B19]" office:value-type="float" office:value="8908" calcext:value-type="float">
            <text:p>8,908</text:p>
          </table:table-cell>
          <table:table-cell table:formula="of:=[.C18]+[.C19]" office:value-type="float" office:value="8186" calcext:value-type="float">
            <text:p>8,186</text:p>
          </table:table-cell>
          <table:table-cell table:formula="of:=[.D18]+[.D19]" office:value-type="float" office:value="5576" calcext:value-type="float">
            <text:p>5,576</text:p>
          </table:table-cell>
          <table:table-cell table:formula="of:=[.E18]+[.E19]" office:value-type="float" office:value="6149" calcext:value-type="float">
            <text:p>6,149</text:p>
          </table:table-cell>
          <table:table-cell table:formula="of:=[.F18]+[.F19]" office:value-type="float" office:value="7307" calcext:value-type="float">
            <text:p>7,307</text:p>
          </table:table-cell>
          <table:table-cell table:formula="of:=[.G18]+[.G19]" office:value-type="float" office:value="9293" calcext:value-type="float">
            <text:p>9,293</text:p>
          </table:table-cell>
          <table:table-cell table:formula="of:=[.H18]+[.H19]" office:value-type="float" office:value="14020" calcext:value-type="float">
            <text:p>14,020</text:p>
          </table:table-cell>
          <table:table-cell table:formula="of:=[.I18]+[.I19]" office:value-type="float" office:value="16808" calcext:value-type="float">
            <text:p>16,808</text:p>
          </table:table-cell>
          <table:table-cell table:formula="of:=[.J18]+[.J19]" office:value-type="float" office:value="14183" calcext:value-type="float">
            <text:p>14,183</text:p>
          </table:table-cell>
          <table:table-cell table:formula="of:=[.K18]+[.K19]" office:value-type="float" office:value="15106" calcext:value-type="float">
            <text:p>15,106</text:p>
          </table:table-cell>
          <table:table-cell table:formula="of:=[.L18]+[.L19]" office:value-type="float" office:value="17822" calcext:value-type="float">
            <text:p>17,822</text:p>
          </table:table-cell>
          <table:table-cell table:formula="of:=[.M18]+[.M19]" office:value-type="float" office:value="23553" calcext:value-type="float">
            <text:p>23,553</text:p>
          </table:table-cell>
          <table:table-cell table:formula="of:=[.N18]+[.N19]" office:value-type="float" office:value="18382" calcext:value-type="float">
            <text:p>18,382</text:p>
          </table:table-cell>
          <table:table-cell table:formula="of:=[.O18]+[.O19]" office:value-type="float" office:value="20534" calcext:value-type="float">
            <text:p>20,534</text:p>
          </table:table-cell>
          <table:table-cell table:formula="of:=[.P18]+[.P19]" office:value-type="float" office:value="21663" calcext:value-type="float">
            <text:p>21,663</text:p>
          </table:table-cell>
          <table:table-cell table:formula="of:=[.Q18]+[.Q19]" office:value-type="float" office:value="25354" calcext:value-type="float">
            <text:p>25,354</text:p>
          </table:table-cell>
          <table:table-cell table:number-columns-repeated="9"/>
          <table:table-cell table:formula="of:=[.AA18]+[.AA19]" office:value-type="float" office:value="33180" calcext:value-type="float">
            <text:p>33,180</text:p>
          </table:table-cell>
          <table:table-cell table:formula="of:=[.AB18]+[.AB19]" office:value-type="float" office:value="47284" calcext:value-type="float">
            <text:p>47,284</text:p>
          </table:table-cell>
          <table:table-cell table:formula="of:=[.AC18]+[.AC19]" office:value-type="float" office:value="28819" calcext:value-type="float">
            <text:p>28,819</text:p>
          </table:table-cell>
          <table:table-cell table:formula="of:=[.AD18]+[.AD19]" office:value-type="float" office:value="47428" calcext:value-type="float">
            <text:p>47,428</text:p>
          </table:table-cell>
          <table:table-cell table:formula="of:=[.AE18]+[.AE19]" office:value-type="float" office:value="70663" calcext:value-type="float">
            <text:p>70,663</text:p>
          </table:table-cell>
          <table:table-cell table:formula="of:=[.AF18]+[.AF19]" office:value-type="float" office:value="85932" calcext:value-type="float">
            <text:p>85,932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Taxes</text:p>
          </table:table-cell>
          <table:table-cell office:value-type="float" office:value="1443" calcext:value-type="float">
            <text:p>1,443</text:p>
          </table:table-cell>
          <table:table-cell office:value-type="float" office:value="1499" calcext:value-type="float">
            <text:p>1,499</text:p>
          </table:table-cell>
          <table:table-cell office:value-type="float" office:value="1181" calcext:value-type="float">
            <text:p>1,181</text:p>
          </table:table-cell>
          <table:table-cell office:value-type="float" office:value="1497" calcext:value-type="float">
            <text:p>1,497</text:p>
          </table:table-cell>
          <table:table-cell office:value-type="float" office:value="1598" calcext:value-type="float">
            <text:p>1,598</text:p>
          </table:table-cell>
          <table:table-cell office:value-type="float" office:value="1505" calcext:value-type="float">
            <text:p>1,505</text:p>
          </table:table-cell>
          <table:table-cell office:value-type="float" office:value="2437" calcext:value-type="float">
            <text:p>2,437</text:p>
          </table:table-cell>
          <table:table-cell office:value-type="float" office:value="2791" calcext:value-type="float">
            <text:p>2,791</text:p>
          </table:table-cell>
          <table:table-cell office:value-type="float" office:value="1814" calcext:value-type="float">
            <text:p>1,814</text:p>
          </table:table-cell>
          <table:table-cell office:value-type="float" office:value="1641" calcext:value-type="float">
            <text:p>1,641</text:p>
          </table:table-cell>
          <table:table-cell office:value-type="float" office:value="2134" calcext:value-type="float">
            <text:p>2,134</text:p>
          </table:table-cell>
          <table:table-cell office:value-type="float" office:value="2715" calcext:value-type="float">
            <text:p>2,715</text:p>
          </table:table-cell>
          <table:table-cell office:value-type="float" office:value="1738" calcext:value-type="float">
            <text:p>1,738</text:p>
          </table:table-cell>
          <table:table-cell office:value-type="float" office:value="2197" calcext:value-type="float">
            <text:p>2,197</text:p>
          </table:table-cell>
          <table:table-cell office:value-type="float" office:value="18954" calcext:value-type="float">
            <text:p>18,954</text:p>
          </table:table-cell>
          <table:table-cell office:value-type="float" office:value="2586" calcext:value-type="float">
            <text:p>2,586</text:p>
          </table:table-cell>
          <table:table-cell table:number-columns-repeated="9"/>
          <table:table-cell office:value-type="float" office:value="4034" calcext:value-type="float">
            <text:p>4,034</text:p>
          </table:table-cell>
          <table:table-cell office:value-type="float" office:value="7914" calcext:value-type="float">
            <text:p>7,914</text:p>
          </table:table-cell>
          <table:table-cell office:value-type="float" office:value="5619" calcext:value-type="float">
            <text:p>5,619</text:p>
          </table:table-cell>
          <table:table-cell office:value-type="float" office:value="8330" calcext:value-type="float">
            <text:p>8,330</text:p>
          </table:table-cell>
          <table:table-cell office:value-type="float" office:value="8303" calcext:value-type="float">
            <text:p>8,303</text:p>
          </table:table-cell>
          <table:table-cell office:value-type="float" office:value="25474" calcext:value-type="float">
            <text:p>25,474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table:style-name="ce9" office:value-type="string" calcext:value-type="string">
            <text:p>Net Inc</text:p>
          </table:table-cell>
          <table:table-cell table:style-name="ce9" table:formula="of:=[.B20]-[.B21]" office:value-type="float" office:value="7465" calcext:value-type="float">
            <text:p>7,465</text:p>
          </table:table-cell>
          <table:table-cell table:style-name="ce9" table:formula="of:=[.C20]-[.C21]" office:value-type="float" office:value="6687" calcext:value-type="float">
            <text:p>6,687</text:p>
          </table:table-cell>
          <table:table-cell table:style-name="ce9" table:formula="of:=[.D20]-[.D21]" office:value-type="float" office:value="4395" calcext:value-type="float">
            <text:p>4,395</text:p>
          </table:table-cell>
          <table:table-cell table:style-name="ce9" table:formula="of:=[.E20]-[.E21]" office:value-type="float" office:value="4652" calcext:value-type="float">
            <text:p>4,652</text:p>
          </table:table-cell>
          <table:table-cell table:style-name="ce9" table:formula="of:=[.F20]-[.F21]" office:value-type="float" office:value="5709" calcext:value-type="float">
            <text:p>5,709</text:p>
          </table:table-cell>
          <table:table-cell table:style-name="ce9" table:formula="of:=[.G20]-[.G21]" office:value-type="float" office:value="7788" calcext:value-type="float">
            <text:p>7,788</text:p>
          </table:table-cell>
          <table:table-cell table:style-name="ce9" table:formula="of:=[.H20]-[.H21]" office:value-type="float" office:value="11583" calcext:value-type="float">
            <text:p>11,583</text:p>
          </table:table-cell>
          <table:table-cell table:style-name="ce9" table:formula="of:=[.I20]-[.I21]" office:value-type="float" office:value="14017" calcext:value-type="float">
            <text:p>14,017</text:p>
          </table:table-cell>
          <table:table-cell table:style-name="ce9" table:formula="of:=[.J20]-[.J21]" office:value-type="float" office:value="12369" calcext:value-type="float">
            <text:p>12,369</text:p>
          </table:table-cell>
          <table:table-cell table:style-name="ce9" table:formula="of:=[.K20]-[.K21]" office:value-type="float" office:value="13465" calcext:value-type="float">
            <text:p>13,465</text:p>
          </table:table-cell>
          <table:table-cell table:style-name="ce9" table:formula="of:=[.L20]-[.L21]" office:value-type="float" office:value="15688" calcext:value-type="float">
            <text:p>15,688</text:p>
          </table:table-cell>
          <table:table-cell table:style-name="ce9" table:formula="of:=[.M20]-[.M21]" office:value-type="float" office:value="20838" calcext:value-type="float">
            <text:p>20,838</text:p>
          </table:table-cell>
          <table:table-cell table:style-name="ce9" table:formula="of:=[.N20]-[.N21]" office:value-type="float" office:value="16644" calcext:value-type="float">
            <text:p>16,644</text:p>
          </table:table-cell>
          <table:table-cell table:style-name="ce9" table:formula="of:=[.O20]-[.O21]" office:value-type="float" office:value="18337" calcext:value-type="float">
            <text:p>18,337</text:p>
          </table:table-cell>
          <table:table-cell table:style-name="ce9" table:formula="of:=[.P20]-[.P21]" office:value-type="float" office:value="2709" calcext:value-type="float">
            <text:p>2,709</text:p>
          </table:table-cell>
          <table:table-cell table:style-name="ce9" table:formula="of:=[.Q20]-[.Q21]" office:value-type="float" office:value="22768" calcext:value-type="float">
            <text:p>22,768</text:p>
          </table:table-cell>
          <table:table-cell table:style-name="ce9" table:number-columns-repeated="9"/>
          <table:table-cell table:style-name="ce9" table:formula="of:=[.AA20]-[.AA21]" office:value-type="float" office:value="29146" calcext:value-type="float">
            <text:p>29,146</text:p>
          </table:table-cell>
          <table:table-cell table:style-name="ce9" table:formula="of:=[.AB20]-[.AB21]" office:value-type="float" office:value="39370" calcext:value-type="float">
            <text:p>39,370</text:p>
          </table:table-cell>
          <table:table-cell table:style-name="ce9" table:formula="of:=[.AC20]-[.AC21]" office:value-type="float" office:value="23200" calcext:value-type="float">
            <text:p>23,200</text:p>
          </table:table-cell>
          <table:table-cell table:style-name="ce9" table:formula="of:=[.AD20]-[.AD21]" office:value-type="float" office:value="39098" calcext:value-type="float">
            <text:p>39,098</text:p>
          </table:table-cell>
          <table:table-cell table:style-name="ce9" table:formula="of:=[.AE20]-[.AE21]" office:value-type="float" office:value="62360" calcext:value-type="float">
            <text:p>62,360</text:p>
          </table:table-cell>
          <table:table-cell table:style-name="ce9" table:formula="of:=[.AF20]-[.AF21]" office:value-type="float" office:value="60458" calcext:value-type="float">
            <text:p>60,458</text:p>
          </table:table-cell>
          <table:table-cell table:style-name="ce9" table:number-columns-repeated="3"/>
          <table:table-cell/>
          <table:table-cell table:style-name="ce9" table:number-columns-repeated="16348"/>
        </table:table-row>
        <table:table-row table:style-name="ro1">
          <table:table-cell table:style-name="ce11" office:value-type="string" calcext:value-type="string">
            <text:p>EPS</text:p>
          </table:table-cell>
          <table:table-cell table:style-name="ce11" table:formula="of:=[.B22]/[.B24]" office:value-type="float" office:value="2.72246535375638" calcext:value-type="float">
            <text:p>2.72</text:p>
          </table:table-cell>
          <table:table-cell table:style-name="ce11" table:formula="of:=[.C22]/[.C24]" office:value-type="float" office:value="2.46479911537044" calcext:value-type="float">
            <text:p>2.46</text:p>
          </table:table-cell>
          <table:table-cell table:style-name="ce11" table:formula="of:=[.D22]/[.D24]" office:value-type="float" office:value="1.63565314477112" calcext:value-type="float">
            <text:p>1.64</text:p>
          </table:table-cell>
          <table:table-cell table:style-name="ce11" table:formula="of:=[.E22]/[.E24]" office:value-type="float" office:value="1.76212121212121" calcext:value-type="float">
            <text:p>1.76</text:p>
          </table:table-cell>
          <table:table-cell table:style-name="ce11" table:formula="of:=[.F22]/[.F24]" office:value-type="float" office:value="2.19915254237288" calcext:value-type="float">
            <text:p>2.20</text:p>
          </table:table-cell>
          <table:table-cell table:style-name="ce11" table:formula="of:=[.G22]/[.G24]" office:value-type="float" office:value="2.98162327718224" calcext:value-type="float">
            <text:p>2.98</text:p>
          </table:table-cell>
          <table:table-cell table:style-name="ce11" table:formula="of:=[.H22]/[.H24]" office:value-type="float" office:value="4.38583869746308" calcext:value-type="float">
            <text:p>4.39</text:p>
          </table:table-cell>
          <table:table-cell table:style-name="ce11" table:formula="of:=[.I22]/[.I24]" office:value-type="float" office:value="5.32965779467681" calcext:value-type="float">
            <text:p>5.33</text:p>
          </table:table-cell>
          <table:table-cell table:style-name="ce11" table:formula="of:=[.J22]/[.J24]" office:value-type="float" office:value="4.712" calcext:value-type="float">
            <text:p>4.71</text:p>
          </table:table-cell>
          <table:table-cell table:style-name="ce11" table:formula="of:=[.K22]/[.K24]" office:value-type="float" office:value="5.15900383141763" calcext:value-type="float">
            <text:p>5.16</text:p>
          </table:table-cell>
          <table:table-cell table:style-name="ce11" table:formula="of:=[.L22]/[.L24]" office:value-type="float" office:value="6.03384615384615" calcext:value-type="float">
            <text:p>6.03</text:p>
          </table:table-cell>
          <table:table-cell table:style-name="ce11" table:formula="of:=[.M22]/[.M24]" office:value-type="float" office:value="8.01769911504425" calcext:value-type="float">
            <text:p>8.02</text:p>
          </table:table-cell>
          <table:table-cell table:style-name="ce11" table:formula="of:=[.N22]/[.N24]" office:value-type="float" office:value="6.42625482625483" calcext:value-type="float">
            <text:p>6.43</text:p>
          </table:table-cell>
          <table:table-cell table:style-name="ce11" table:formula="of:=[.O22]/[.O24]" office:value-type="float" office:value="7.13501945525292" calcext:value-type="float">
            <text:p>7.14</text:p>
          </table:table-cell>
          <table:table-cell table:style-name="ce11" table:formula="of:=[.P22]/[.P24]" office:value-type="float" office:value="1.05326594090202" calcext:value-type="float">
            <text:p>1.05</text:p>
          </table:table-cell>
          <table:table-cell table:style-name="ce11" table:formula="of:=[.Q22]/[.Q24]" office:value-type="float" office:value="8.87641325536063" calcext:value-type="float">
            <text:p>8.88</text:p>
          </table:table-cell>
          <table:table-cell table:style-name="ce11" table:number-columns-repeated="9"/>
          <table:table-cell table:style-name="ce11" table:formula="of:=[.AA22]/[.AA24]" office:value-type="float" office:value="10.0921052631579" calcext:value-type="float">
            <text:p>10.09</text:p>
          </table:table-cell>
          <table:table-cell table:style-name="ce11" table:formula="of:=[.AB22]/[.AB24]" office:value-type="float" office:value="13.770549143057" calcext:value-type="float">
            <text:p>13.77</text:p>
          </table:table-cell>
          <table:table-cell table:style-name="ce11" table:formula="of:=[.AC22]/[.AC24]" office:value-type="float" office:value="8.58623242042931" calcext:value-type="float">
            <text:p>8.59</text:p>
          </table:table-cell>
          <table:table-cell table:style-name="ce11" table:formula="of:=[.AD22]/[.AD24]" office:value-type="float" office:value="14.8718143780905" calcext:value-type="float">
            <text:p>14.87</text:p>
          </table:table-cell>
          <table:table-cell table:style-name="ce11" table:formula="of:=[.AE22]/[.AE24]" office:value-type="float" office:value="23.8561591430757" calcext:value-type="float">
            <text:p>23.86</text:p>
          </table:table-cell>
          <table:table-cell table:style-name="ce11" table:formula="of:=[.AF22]/[.AF24]" office:value-type="float" office:value="23.4879564879565" calcext:value-type="float">
            <text:p>23.49</text:p>
          </table:table-cell>
          <table:table-cell table:style-name="ce11" table:number-columns-repeated="3"/>
          <table:table-cell/>
          <table:table-cell table:style-name="ce11" table:number-columns-repeated="16348"/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2742" calcext:value-type="float">
            <text:p>2,742</text:p>
          </table:table-cell>
          <table:table-cell office:value-type="float" office:value="2713" calcext:value-type="float">
            <text:p>2,713</text:p>
          </table:table-cell>
          <table:table-cell office:value-type="float" office:value="2687" calcext:value-type="float">
            <text:p>2,687</text:p>
          </table:table-cell>
          <table:table-cell office:value-type="float" office:value="2640" calcext:value-type="float">
            <text:p>2,640</text:p>
          </table:table-cell>
          <table:table-cell office:value-type="float" office:value="2596" calcext:value-type="float">
            <text:p>2,596</text:p>
          </table:table-cell>
          <table:table-cell office:value-type="float" office:value="2612" calcext:value-type="float">
            <text:p>2,612</text:p>
          </table:table-cell>
          <table:table-cell office:value-type="float" office:value="2641" calcext:value-type="float">
            <text:p>2,641</text:p>
          </table:table-cell>
          <table:table-cell office:value-type="float" office:value="2630" calcext:value-type="float">
            <text:p>2,630</text:p>
          </table:table-cell>
          <table:table-cell office:value-type="float" office:value="2625" calcext:value-type="float">
            <text:p>2,625</text:p>
          </table:table-cell>
          <table:table-cell office:value-type="float" office:value="2610" calcext:value-type="float">
            <text:p>2,610</text:p>
          </table:table-cell>
          <table:table-cell office:value-type="float" office:value="2600" calcext:value-type="float">
            <text:p>2,600</text:p>
          </table:table-cell>
          <table:table-cell office:value-type="float" office:value="2599" calcext:value-type="float">
            <text:p>2,599</text:p>
          </table:table-cell>
          <table:table-cell office:value-type="float" office:value="2590" calcext:value-type="float">
            <text:p>2,590</text:p>
          </table:table-cell>
          <table:table-cell office:value-type="float" office:value="2570" calcext:value-type="float">
            <text:p>2,570</text:p>
          </table:table-cell>
          <table:table-cell office:value-type="float" office:value="2572" calcext:value-type="float">
            <text:p>2,572</text:p>
          </table:table-cell>
          <table:table-cell office:value-type="float" office:value="2565" calcext:value-type="float">
            <text:p>2,565</text:p>
          </table:table-cell>
          <table:table-cell table:number-columns-repeated="9"/>
          <table:table-cell office:value-type="float" office:value="2888" calcext:value-type="float">
            <text:p>2,888</text:p>
          </table:table-cell>
          <table:table-cell office:value-type="float" office:value="2859" calcext:value-type="float">
            <text:p>2,859</text:p>
          </table:table-cell>
          <table:table-cell office:value-type="float" office:value="2702" calcext:value-type="float">
            <text:p>2,702</text:p>
          </table:table-cell>
          <table:table-cell office:value-type="float" office:value="2629" calcext:value-type="float">
            <text:p>2,629</text:p>
          </table:table-cell>
          <table:table-cell office:value-type="float" office:value="2614" calcext:value-type="float">
            <text:p>2,614</text:p>
          </table:table-cell>
          <table:table-cell office:value-type="float" office:value="2574" calcext:value-type="float">
            <text:p>2,574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table:number-columns-repeated="36"/>
          <table:table-cell table:style-name="ce3" table:number-columns-repeated="16348"/>
        </table:table-row>
        <table:table-row table:style-name="ro1">
          <table:table-cell table:style-name="ce12" office:value-type="string" calcext:value-type="string">
            <text:p>Revenues Y/Y</text:p>
          </table:table-cell>
          <table:table-cell table:number-columns-repeated="4" table:style-name="ce14" office:value-type="float" office:value="0" calcext:value-type="float">
            <text:p>-</text:p>
          </table:table-cell>
          <table:table-cell table:style-name="ce12" table:formula="of:=[.F11]/[.B11]-1" office:value-type="float" office:value="0.02640819836606" calcext:value-type="float">
            <text:p>2.64%</text:p>
          </table:table-cell>
          <table:table-cell table:style-name="ce12" table:formula="of:=[.G11]/[.C11]-1" office:value-type="float" office:value="0.110228297828048" calcext:value-type="float">
            <text:p>11.02%</text:p>
          </table:table-cell>
          <table:table-cell table:style-name="ce12" table:formula="of:=[.H11]/[.D11]-1" office:value-type="float" office:value="0.232084866854297" calcext:value-type="float">
            <text:p>23.21%</text:p>
          </table:table-cell>
          <table:table-cell table:style-name="ce12" table:formula="of:=[.I11]/[.E11]-1" office:value-type="float" office:value="0.247038706668739" calcext:value-type="float">
            <text:p>24.70%</text:p>
          </table:table-cell>
          <table:table-cell table:style-name="ce12" table:formula="of:=[.J11]/[.F11]-1" office:value-type="float" office:value="0.272647931576191" calcext:value-type="float">
            <text:p>27.26%</text:p>
          </table:table-cell>
          <table:table-cell table:style-name="ce12" table:formula="of:=[.K11]/[.G11]-1" office:value-type="float" office:value="0.221006906465827" calcext:value-type="float">
            <text:p>22.10%</text:p>
          </table:table-cell>
          <table:table-cell table:style-name="ce12" table:formula="of:=[.L11]/[.H11]-1" office:value-type="float" office:value="0.188689744040297" calcext:value-type="float">
            <text:p>18.87%</text:p>
          </table:table-cell>
          <table:table-cell table:style-name="ce12" table:formula="of:=[.M11]/[.I11]-1" office:value-type="float" office:value="0.206277579716287" calcext:value-type="float">
            <text:p>20.63%</text:p>
          </table:table-cell>
          <table:table-cell table:style-name="ce12" table:formula="of:=[.N11]/[.J11]-1" office:value-type="float" office:value="0.16071869428062" calcext:value-type="float">
            <text:p>16.07%</text:p>
          </table:table-cell>
          <table:table-cell table:style-name="ce12" table:formula="of:=[.O11]/[.K11]-1" office:value-type="float" office:value="0.216144966855212" calcext:value-type="float">
            <text:p>21.61%</text:p>
          </table:table-cell>
          <table:table-cell table:style-name="ce12" table:formula="of:=[.P11]/[.L11]-1" office:value-type="float" office:value="0.26246027248762" calcext:value-type="float">
            <text:p>26.25%</text:p>
          </table:table-cell>
          <table:table-cell table:style-name="ce12" table:formula="of:=[.Q11]/[.M11]-1" office:value-type="float" office:value="0.237842306499948" calcext:value-type="float">
            <text:p>23.78%</text:p>
          </table:table-cell>
          <table:table-cell table:style-name="ce12" table:number-columns-repeated="10"/>
          <table:table-cell table:style-name="ce12" table:formula="of:=[.AB11]/[.AA11]-1" office:value-type="float" office:value="0.371825743034956" calcext:value-type="float">
            <text:p>37.18%</text:p>
          </table:table-cell>
          <table:table-cell table:style-name="ce12" table:formula="of:=[.AC11]/[.AB11]-1" office:value-type="float" office:value="-0.0111931755547829" calcext:value-type="float">
            <text:p>(1.12%)</text:p>
          </table:table-cell>
          <table:table-cell table:style-name="ce12" table:formula="of:=[.AD11]/[.AC11]-1" office:value-type="float" office:value="0.156874683772265" calcext:value-type="float">
            <text:p>15.69%</text:p>
          </table:table-cell>
          <table:table-cell table:style-name="ce12" table:formula="of:=[.AE11]/[.AD11]-1" office:value-type="float" office:value="0.219411128078161" calcext:value-type="float">
            <text:p>21.94%</text:p>
          </table:table-cell>
          <table:table-cell table:style-name="ce12" table:formula="of:=[.AF11]/[.AE11]-1" office:value-type="float" office:value="0.221670384982462" calcext:value-type="float">
            <text:p>22.17%</text:p>
          </table:table-cell>
          <table:table-cell table:style-name="ce12" table:number-columns-repeated="3"/>
          <table:table-cell/>
          <table:table-cell table:style-name="ce12" table:number-columns-repeated="16348"/>
        </table:table-row>
        <table:table-row table:style-name="ro1">
          <table:table-cell table:style-name="ce13" office:value-type="string" calcext:value-type="string">
            <text:p>Gross Margin</text:p>
          </table:table-cell>
          <table:table-cell table:style-name="ce13" table:formula="of:=[.B13]/[.B11]" office:value-type="float" office:value="0.784828722946825" calcext:value-type="float">
            <text:p>78.48%</text:p>
          </table:table-cell>
          <table:table-cell table:style-name="ce13" table:formula="of:=[.C13]/[.C11]" office:value-type="float" office:value="0.819859829297065" calcext:value-type="float">
            <text:p>81.99%</text:p>
          </table:table-cell>
          <table:table-cell table:style-name="ce13" table:formula="of:=[.D13]/[.D11]" office:value-type="float" office:value="0.793750451035578" calcext:value-type="float">
            <text:p>79.38%</text:p>
          </table:table-cell>
          <table:table-cell table:style-name="ce13" table:formula="of:=[.E13]/[.E11]" office:value-type="float" office:value="0.740836312762319" calcext:value-type="float">
            <text:p>74.08%</text:p>
          </table:table-cell>
          <table:table-cell table:style-name="ce13" table:formula="of:=[.F13]/[.F11]" office:value-type="float" office:value="0.786769069645662" calcext:value-type="float">
            <text:p>78.68%</text:p>
          </table:table-cell>
          <table:table-cell table:style-name="ce13" table:formula="of:=[.G13]/[.G11]" office:value-type="float" office:value="0.814212944154505" calcext:value-type="float">
            <text:p>81.42%</text:p>
          </table:table-cell>
          <table:table-cell table:style-name="ce13" table:formula="of:=[.H13]/[.H11]" office:value-type="float" office:value="0.818133895624671" calcext:value-type="float">
            <text:p>81.81%</text:p>
          </table:table-cell>
          <table:table-cell table:style-name="ce13" table:formula="of:=[.I13]/[.I11]" office:value-type="float" office:value="0.808157363316796" calcext:value-type="float">
            <text:p>80.82%</text:p>
          </table:table-cell>
          <table:table-cell table:style-name="ce13" table:formula="of:=[.J13]/[.J11]" office:value-type="float" office:value="0.817857632697847" calcext:value-type="float">
            <text:p>81.79%</text:p>
          </table:table-cell>
          <table:table-cell table:style-name="ce13" table:formula="of:=[.K13]/[.K11]" office:value-type="float" office:value="0.812955900795987" calcext:value-type="float">
            <text:p>81.30%</text:p>
          </table:table-cell>
          <table:table-cell table:style-name="ce13" table:formula="of:=[.L13]/[.L11]" office:value-type="float" office:value="0.818300524772722" calcext:value-type="float">
            <text:p>81.83%</text:p>
          </table:table-cell>
          <table:table-cell table:style-name="ce13" table:formula="of:=[.M13]/[.M11]" office:value-type="float" office:value="0.817319417174744" calcext:value-type="float">
            <text:p>81.73%</text:p>
          </table:table-cell>
          <table:table-cell table:style-name="ce13" table:formula="of:=[.N13]/[.N11]" office:value-type="float" office:value="0.82105213404547" calcext:value-type="float">
            <text:p>82.11%</text:p>
          </table:table-cell>
          <table:table-cell table:style-name="ce13" table:formula="of:=[.O13]/[.O11]" office:value-type="float" office:value="0.821302298173247" calcext:value-type="float">
            <text:p>82.13%</text:p>
          </table:table-cell>
          <table:table-cell table:style-name="ce13" table:formula="of:=[.P13]/[.P11]" office:value-type="float" office:value="0.820342687639046" calcext:value-type="float">
            <text:p>82.03%</text:p>
          </table:table-cell>
          <table:table-cell table:style-name="ce13" table:formula="of:=[.Q13]/[.Q11]" office:value-type="float" office:value="0.817925300118545" calcext:value-type="float">
            <text:p>81.79%</text:p>
          </table:table-cell>
          <table:table-cell table:style-name="ce13" table:number-columns-repeated="9"/>
          <table:table-cell table:style-name="ce13" table:formula="of:=[.AA13]/[.AA11]" office:value-type="float" office:value="0.805827953236782" calcext:value-type="float">
            <text:p>80.58%</text:p>
          </table:table-cell>
          <table:table-cell table:style-name="ce13" table:formula="of:=[.AB13]/[.AB11]" office:value-type="float" office:value="0.807943762772516" calcext:value-type="float">
            <text:p>80.79%</text:p>
          </table:table-cell>
          <table:table-cell table:style-name="ce13" table:formula="of:=[.AC13]/[.AC11]" office:value-type="float" office:value="0.783472973784185" calcext:value-type="float">
            <text:p>78.35%</text:p>
          </table:table-cell>
          <table:table-cell table:style-name="ce13" table:formula="of:=[.AD13]/[.AD11]" office:value-type="float" office:value="0.80757142221761" calcext:value-type="float">
            <text:p>80.76%</text:p>
          </table:table-cell>
          <table:table-cell table:style-name="ce13" table:formula="of:=[.AE13]/[.AE11]" office:value-type="float" office:value="0.81665157050717" calcext:value-type="float">
            <text:p>81.67%</text:p>
          </table:table-cell>
          <table:table-cell table:style-name="ce13" table:formula="of:=[.AF13]/[.AF11]" office:value-type="float" office:value="0.819994426917986" calcext:value-type="float">
            <text:p>82.00%</text:p>
          </table:table-cell>
          <table:table-cell table:style-name="ce13" table:number-columns-repeated="3"/>
          <table:table-cell/>
          <table:table-cell table:style-name="ce13" table:number-columns-repeated="16348"/>
        </table:table-row>
        <table:table-row table:style-name="ro1">
          <table:table-cell table:style-name="ce13" office:value-type="string" calcext:value-type="string">
            <text:p>OP Margin</text:p>
          </table:table-cell>
          <table:table-cell table:style-name="ce13" table:formula="of:=[.B18]/[.B11]" office:value-type="float" office:value="0.305432134155081" calcext:value-type="float">
            <text:p>30.54%</text:p>
          </table:table-cell>
          <table:table-cell table:style-name="ce13" table:formula="of:=[.C18]/[.C11]" office:value-type="float" office:value="0.289986815626952" calcext:value-type="float">
            <text:p>29.00%</text:p>
          </table:table-cell>
          <table:table-cell table:style-name="ce13" table:formula="of:=[.D18]/[.D11]" office:value-type="float" office:value="0.204373240961247" calcext:value-type="float">
            <text:p>20.44%</text:p>
          </table:table-cell>
          <table:table-cell table:style-name="ce13" table:formula="of:=[.E18]/[.E11]" office:value-type="float" office:value="0.198942950411938" calcext:value-type="float">
            <text:p>19.89%</text:p>
          </table:table-cell>
          <table:table-cell table:style-name="ce13" table:formula="of:=[.F18]/[.F11]" office:value-type="float" office:value="0.252295339500786" calcext:value-type="float">
            <text:p>25.23%</text:p>
          </table:table-cell>
          <table:table-cell table:style-name="ce13" table:formula="of:=[.G18]/[.G11]" office:value-type="float" office:value="0.29350917216163" calcext:value-type="float">
            <text:p>29.35%</text:p>
          </table:table-cell>
          <table:table-cell table:style-name="ce13" table:formula="of:=[.H18]/[.H11]" office:value-type="float" office:value="0.402624026240262" calcext:value-type="float">
            <text:p>40.26%</text:p>
          </table:table-cell>
          <table:table-cell table:style-name="ce13" table:formula="of:=[.I18]/[.I11]" office:value-type="float" office:value="0.408466505447384" calcext:value-type="float">
            <text:p>40.85%</text:p>
          </table:table-cell>
          <table:table-cell table:style-name="ce13" table:formula="of:=[.J18]/[.J11]" office:value-type="float" office:value="0.379042655328487" calcext:value-type="float">
            <text:p>37.90%</text:p>
          </table:table-cell>
          <table:table-cell table:style-name="ce13" table:formula="of:=[.K18]/[.K11]" office:value-type="float" office:value="0.380000511888613" calcext:value-type="float">
            <text:p>38.00%</text:p>
          </table:table-cell>
          <table:table-cell table:style-name="ce13" table:formula="of:=[.L18]/[.L11]" office:value-type="float" office:value="0.427455714602479" calcext:value-type="float">
            <text:p>42.75%</text:p>
          </table:table-cell>
          <table:table-cell table:style-name="ce13" table:formula="of:=[.M18]/[.M11]" office:value-type="float" office:value="0.482897592228997" calcext:value-type="float">
            <text:p>48.29%</text:p>
          </table:table-cell>
          <table:table-cell table:style-name="ce13" table:formula="of:=[.N18]/[.N11]" office:value-type="float" office:value="0.414874509618566" calcext:value-type="float">
            <text:p>41.49%</text:p>
          </table:table-cell>
          <table:table-cell table:style-name="ce13" table:formula="of:=[.O18]/[.O11]" office:value-type="float" office:value="0.430191935348093" calcext:value-type="float">
            <text:p>43.02%</text:p>
          </table:table-cell>
          <table:table-cell table:style-name="ce13" table:formula="of:=[.P18]/[.P11]" office:value-type="float" office:value="0.400745482221615" calcext:value-type="float">
            <text:p>40.07%</text:p>
          </table:table-cell>
          <table:table-cell table:style-name="ce13" table:formula="of:=[.Q18]/[.Q11]" office:value-type="float" office:value="0.413153456998314" calcext:value-type="float">
            <text:p>41.32%</text:p>
          </table:table-cell>
          <table:table-cell table:style-name="ce13" table:number-columns-repeated="9"/>
          <table:table-cell table:style-name="ce13" table:formula="of:=[.AA18]/[.AA11]" office:value-type="float" office:value="0.380050020357122" calcext:value-type="float">
            <text:p>38.01%</text:p>
          </table:table-cell>
          <table:table-cell table:style-name="ce13" table:formula="of:=[.AB18]/[.AB11]" office:value-type="float" office:value="0.396450406600582" calcext:value-type="float">
            <text:p>39.65%</text:p>
          </table:table-cell>
          <table:table-cell table:style-name="ce13" table:formula="of:=[.AC18]/[.AC11]" office:value-type="float" office:value="0.248214117263676" calcext:value-type="float">
            <text:p>24.82%</text:p>
          </table:table-cell>
          <table:table-cell table:style-name="ce13" table:formula="of:=[.AD18]/[.AD11]" office:value-type="float" office:value="0.346555277164164" calcext:value-type="float">
            <text:p>34.66%</text:p>
          </table:table-cell>
          <table:table-cell table:style-name="ce13" table:formula="of:=[.AE18]/[.AE11]" office:value-type="float" office:value="0.421760354040401" calcext:value-type="float">
            <text:p>42.18%</text:p>
          </table:table-cell>
          <table:table-cell table:style-name="ce13" table:formula="of:=[.AF18]/[.AF11]" office:value-type="float" office:value="0.414378551595792" calcext:value-type="float">
            <text:p>41.44%</text:p>
          </table:table-cell>
          <table:table-cell table:style-name="ce13" table:number-columns-repeated="3"/>
          <table:table-cell/>
          <table:table-cell table:style-name="ce13" table:number-columns-repeated="16348"/>
        </table:table-row>
        <table:table-row table:style-name="ro1">
          <table:table-cell table:style-name="ce14" office:value-type="string" calcext:value-type="string">
            <text:p>NI Margin</text:p>
          </table:table-cell>
          <table:table-cell table:style-name="ce14" table:formula="of:=[.B22]/[.B11]" office:value-type="float" office:value="0.267486025512398" calcext:value-type="float">
            <text:p>26.75%</text:p>
          </table:table-cell>
          <table:table-cell table:style-name="ce14" table:formula="of:=[.C22]/[.C11]" office:value-type="float" office:value="0.23201026993269" calcext:value-type="float">
            <text:p>23.20%</text:p>
          </table:table-cell>
          <table:table-cell table:style-name="ce14" table:formula="of:=[.D22]/[.D11]" office:value-type="float" office:value="0.158584109114527" calcext:value-type="float">
            <text:p>15.86%</text:p>
          </table:table-cell>
          <table:table-cell table:style-name="ce14" table:formula="of:=[.E22]/[.E11]" office:value-type="float" office:value="0.144629255401834" calcext:value-type="float">
            <text:p>14.46%</text:p>
          </table:table-cell>
          <table:table-cell table:style-name="ce14" table:formula="of:=[.F22]/[.F11]" office:value-type="float" office:value="0.199301797870484" calcext:value-type="float">
            <text:p>19.93%</text:p>
          </table:table-cell>
          <table:table-cell table:style-name="ce14" table:formula="of:=[.G22]/[.G11]" office:value-type="float" office:value="0.243382605706428" calcext:value-type="float">
            <text:p>24.34%</text:p>
          </table:table-cell>
          <table:table-cell table:style-name="ce14" table:formula="of:=[.H22]/[.H11]" office:value-type="float" office:value="0.339219820769636" calcext:value-type="float">
            <text:p>33.92%</text:p>
          </table:table-cell>
          <table:table-cell table:style-name="ce14" table:formula="of:=[.I22]/[.I11]" office:value-type="float" office:value="0.349455261648924" calcext:value-type="float">
            <text:p>34.95%</text:p>
          </table:table-cell>
          <table:table-cell table:style-name="ce14" table:formula="of:=[.J22]/[.J11]" office:value-type="float" office:value="0.339295021259087" calcext:value-type="float">
            <text:p>33.93%</text:p>
          </table:table-cell>
          <table:table-cell table:style-name="ce14" table:formula="of:=[.K22]/[.K11]" office:value-type="float" office:value="0.344629008727701" calcext:value-type="float">
            <text:p>34.46%</text:p>
          </table:table-cell>
          <table:table-cell table:style-name="ce14" table:formula="of:=[.L22]/[.L11]" office:value-type="float" office:value="0.386508659981769" calcext:value-type="float">
            <text:p>38.65%</text:p>
          </table:table-cell>
          <table:table-cell table:style-name="ce14" table:formula="of:=[.M22]/[.M11]" office:value-type="float" office:value="0.43067066239537" calcext:value-type="float">
            <text:p>43.07%</text:p>
          </table:table-cell>
          <table:table-cell table:style-name="ce14" table:formula="of:=[.N22]/[.N11]" office:value-type="float" office:value="0.393344992201163" calcext:value-type="float">
            <text:p>39.33%</text:p>
          </table:table-cell>
          <table:table-cell table:style-name="ce14" table:formula="of:=[.O22]/[.O11]" office:value-type="float" office:value="0.385912113814294" calcext:value-type="float">
            <text:p>38.59%</text:p>
          </table:table-cell>
          <table:table-cell table:style-name="ce14" table:formula="of:=[.P22]/[.P11]" office:value-type="float" office:value="0.0528667889621795" calcext:value-type="float">
            <text:p>5.29%</text:p>
          </table:table-cell>
          <table:table-cell table:style-name="ce14" table:formula="of:=[.Q22]/[.Q11]" office:value-type="float" office:value="0.380144591187618" calcext:value-type="float">
            <text:p>38.01%</text:p>
          </table:table-cell>
          <table:table-cell table:style-name="ce14" table:number-columns-repeated="9"/>
          <table:table-cell table:style-name="ce14" table:formula="of:=[.AA22]/[.AA11]" office:value-type="float" office:value="0.339044960158204" calcext:value-type="float">
            <text:p>33.90%</text:p>
          </table:table-cell>
          <table:table-cell table:style-name="ce14" table:formula="of:=[.AB22]/[.AB11]" office:value-type="float" office:value="0.333844940599853" calcext:value-type="float">
            <text:p>33.38%</text:p>
          </table:table-cell>
          <table:table-cell table:style-name="ce14" table:formula="of:=[.AC22]/[.AC11]" office:value-type="float" office:value="0.19895548371052" calcext:value-type="float">
            <text:p>19.90%</text:p>
          </table:table-cell>
          <table:table-cell table:style-name="ce14" table:formula="of:=[.AD22]/[.AD11]" office:value-type="float" office:value="0.289825206446161" calcext:value-type="float">
            <text:p>28.98%</text:p>
          </table:table-cell>
          <table:table-cell table:style-name="ce14" table:formula="of:=[.AE22]/[.AE11]" office:value-type="float" office:value="0.379085841423456" calcext:value-type="float">
            <text:p>37.91%</text:p>
          </table:table-cell>
          <table:table-cell table:style-name="ce14" table:formula="of:=[.AF22]/[.AF11]" office:value-type="float" office:value="0.300836957495298" calcext:value-type="float">
            <text:p>30.08%</text:p>
          </table:table-cell>
          <table:table-cell table:style-name="ce14" table:number-columns-repeated="3"/>
          <table:table-cell/>
          <table:table-cell table:style-name="ce14" table:number-columns-repeated="16348"/>
        </table:table-row>
        <table:table-row table:style-name="ro1">
          <table:table-cell table:style-name="ce14" office:value-type="string" calcext:value-type="string">
            <text:p>Tax Rate</text:p>
          </table:table-cell>
          <table:table-cell table:style-name="ce14" table:formula="of:=[.B21]/[.B20]" office:value-type="float" office:value="0.161989223170184" calcext:value-type="float">
            <text:p>16.20%</text:p>
          </table:table-cell>
          <table:table-cell table:style-name="ce14" table:formula="of:=[.C21]/[.C20]" office:value-type="float" office:value="0.183117517713169" calcext:value-type="float">
            <text:p>18.31%</text:p>
          </table:table-cell>
          <table:table-cell table:style-name="ce14" table:formula="of:=[.D21]/[.D20]" office:value-type="float" office:value="0.211800573888092" calcext:value-type="float">
            <text:p>21.18%</text:p>
          </table:table-cell>
          <table:table-cell table:style-name="ce14" table:formula="of:=[.E21]/[.E20]" office:value-type="float" office:value="0.243454220198406" calcext:value-type="float">
            <text:p>24.35%</text:p>
          </table:table-cell>
          <table:table-cell table:style-name="ce14" table:formula="of:=[.F21]/[.F20]" office:value-type="float" office:value="0.218694402627617" calcext:value-type="float">
            <text:p>21.87%</text:p>
          </table:table-cell>
          <table:table-cell table:style-name="ce14" table:formula="of:=[.G21]/[.G20]" office:value-type="float" office:value="0.161949854729366" calcext:value-type="float">
            <text:p>16.19%</text:p>
          </table:table-cell>
          <table:table-cell table:style-name="ce14" table:formula="of:=[.H21]/[.H20]" office:value-type="float" office:value="0.173823109843081" calcext:value-type="float">
            <text:p>17.38%</text:p>
          </table:table-cell>
          <table:table-cell table:style-name="ce14" table:formula="of:=[.I21]/[.I20]" office:value-type="float" office:value="0.166051880057116" calcext:value-type="float">
            <text:p>16.61%</text:p>
          </table:table-cell>
          <table:table-cell table:style-name="ce14" table:formula="of:=[.J21]/[.J20]" office:value-type="float" office:value="0.127899598110414" calcext:value-type="float">
            <text:p>12.79%</text:p>
          </table:table-cell>
          <table:table-cell table:style-name="ce14" table:formula="of:=[.K21]/[.K20]" office:value-type="float" office:value="0.108632331523898" calcext:value-type="float">
            <text:p>10.86%</text:p>
          </table:table-cell>
          <table:table-cell table:style-name="ce14" table:formula="of:=[.L21]/[.L20]" office:value-type="float" office:value="0.119739647626529" calcext:value-type="float">
            <text:p>11.97%</text:p>
          </table:table-cell>
          <table:table-cell table:style-name="ce14" table:formula="of:=[.M21]/[.M20]" office:value-type="float" office:value="0.11527193988027" calcext:value-type="float">
            <text:p>11.53%</text:p>
          </table:table-cell>
          <table:table-cell table:style-name="ce14" table:formula="of:=[.N21]/[.N20]" office:value-type="float" office:value="0.0945490153410946" calcext:value-type="float">
            <text:p>9.45%</text:p>
          </table:table-cell>
          <table:table-cell table:style-name="ce14" table:formula="of:=[.O21]/[.O20]" office:value-type="float" office:value="0.106993279438979" calcext:value-type="float">
            <text:p>10.70%</text:p>
          </table:table-cell>
          <table:table-cell table:style-name="ce14" table:formula="of:=[.P21]/[.P20]" office:value-type="float" office:value="0.874948068134607" calcext:value-type="float">
            <text:p>87.49%</text:p>
          </table:table-cell>
          <table:table-cell table:style-name="ce14" table:formula="of:=[.Q21]/[.Q20]" office:value-type="float" office:value="0.10199574031711" calcext:value-type="float">
            <text:p>10.20%</text:p>
          </table:table-cell>
          <table:table-cell table:style-name="ce14" table:number-columns-repeated="9"/>
          <table:table-cell table:style-name="ce14" table:formula="of:=[.AA21]/[.AA20]" office:value-type="float" office:value="0.121579264617239" calcext:value-type="float">
            <text:p>12.16%</text:p>
          </table:table-cell>
          <table:table-cell table:style-name="ce14" table:formula="of:=[.AB21]/[.AB20]" office:value-type="float" office:value="0.167371626765925" calcext:value-type="float">
            <text:p>16.74%</text:p>
          </table:table-cell>
          <table:table-cell table:style-name="ce14" table:formula="of:=[.AC21]/[.AC20]" office:value-type="float" office:value="0.194975536972136" calcext:value-type="float">
            <text:p>19.50%</text:p>
          </table:table-cell>
          <table:table-cell table:style-name="ce14" table:formula="of:=[.AD21]/[.AD20]" office:value-type="float" office:value="0.175634646200557" calcext:value-type="float">
            <text:p>17.56%</text:p>
          </table:table-cell>
          <table:table-cell table:style-name="ce14" table:formula="of:=[.AE21]/[.AE20]" office:value-type="float" office:value="0.117501379788574" calcext:value-type="float">
            <text:p>11.75%</text:p>
          </table:table-cell>
          <table:table-cell table:style-name="ce14" table:formula="of:=[.AF21]/[.AF20]" office:value-type="float" office:value="0.296443699669506" calcext:value-type="float">
            <text:p>29.64%</text:p>
          </table:table-cell>
          <table:table-cell table:style-name="ce14" table:number-columns-repeated="3"/>
          <table:table-cell/>
          <table:table-cell table:style-name="ce14" table:number-columns-repeated="16348"/>
        </table:table-row>
        <table:table-row table:style-name="ro1">
          <table:table-cell table:style-name="ce35" office:value-type="string" calcext:value-type="string">
            <text:p>Rule of 40</text:p>
          </table:table-cell>
          <table:table-cell table:style-name="ce35" table:number-columns-repeated="4"/>
          <table:table-cell table:style-name="ce35" table:formula="of:=+[.F26]+[.F28]" office:value-type="float" office:value="0.278703537866846" calcext:value-type="float">
            <text:p>27.87%</text:p>
          </table:table-cell>
          <table:table-cell table:style-name="ce35" table:formula="of:=+[.G26]+[.G28]" office:value-type="float" office:value="0.403737469989678" calcext:value-type="float">
            <text:p>40.37%</text:p>
          </table:table-cell>
          <table:table-cell table:style-name="ce35" table:formula="of:=+[.H26]+[.H28]" office:value-type="float" office:value="0.63470889309456" calcext:value-type="float">
            <text:p>63.47%</text:p>
          </table:table-cell>
          <table:table-cell table:style-name="ce35" table:formula="of:=+[.I26]+[.I28]" office:value-type="float" office:value="0.655505212116123" calcext:value-type="float">
            <text:p>65.55%</text:p>
          </table:table-cell>
          <table:table-cell table:style-name="ce35" table:formula="of:=+[.J26]+[.J28]" office:value-type="float" office:value="0.651690586904678" calcext:value-type="float">
            <text:p>65.17%</text:p>
          </table:table-cell>
          <table:table-cell table:style-name="ce35" table:formula="of:=+[.K26]+[.K28]" office:value-type="float" office:value="0.60100741835444" calcext:value-type="float">
            <text:p>60.10%</text:p>
          </table:table-cell>
          <table:table-cell table:style-name="ce35" table:formula="of:=+[.L26]+[.L28]" office:value-type="float" office:value="0.616145458642776" calcext:value-type="float">
            <text:p>61.61%</text:p>
          </table:table-cell>
          <table:table-cell table:style-name="ce35" table:formula="of:=+[.M26]+[.M28]" office:value-type="float" office:value="0.689175171945284" calcext:value-type="float">
            <text:p>68.92%</text:p>
          </table:table-cell>
          <table:table-cell table:style-name="ce35" table:formula="of:=+[.N26]+[.N28]" office:value-type="float" office:value="0.575593203899186" calcext:value-type="float">
            <text:p>57.56%</text:p>
          </table:table-cell>
          <table:table-cell table:style-name="ce35" table:formula="of:=+[.O26]+[.O28]" office:value-type="float" office:value="0.646336902203305" calcext:value-type="float">
            <text:p>64.63%</text:p>
          </table:table-cell>
          <table:table-cell table:style-name="ce35" table:formula="of:=+[.P26]+[.P28]" office:value-type="float" office:value="0.663205754709235" calcext:value-type="float">
            <text:p>66.32%</text:p>
          </table:table-cell>
          <table:table-cell table:style-name="ce35" table:formula="of:=+[.Q26]+[.Q28]" office:value-type="float" office:value="0.650995763498262" calcext:value-type="float">
            <text:p>65.10%</text:p>
          </table:table-cell>
          <table:table-cell table:style-name="ce35" table:number-columns-repeated="10"/>
          <table:table-cell table:style-name="ce35" table:formula="of:=+[.AB26]+[.AB28]" office:value-type="float" office:value="0.768276149635538" calcext:value-type="float">
            <text:p>76.83%</text:p>
          </table:table-cell>
          <table:table-cell table:style-name="ce35" table:formula="of:=+[.AC26]+[.AC28]" office:value-type="float" office:value="0.237020941708893" calcext:value-type="float">
            <text:p>23.70%</text:p>
          </table:table-cell>
          <table:table-cell table:style-name="ce35" table:formula="of:=+[.AD26]+[.AD28]" office:value-type="float" office:value="0.503429960936428" calcext:value-type="float">
            <text:p>50.34%</text:p>
          </table:table-cell>
          <table:table-cell table:style-name="ce35" table:formula="of:=+[.AE26]+[.AE28]" office:value-type="float" office:value="0.641171482118562" calcext:value-type="float">
            <text:p>64.12%</text:p>
          </table:table-cell>
          <table:table-cell table:style-name="ce35" table:formula="of:=+[.AF26]+[.AF28]" office:value-type="float" office:value="0.636048936578254" calcext:value-type="float">
            <text:p>63.60%</text:p>
          </table:table-cell>
          <table:table-cell table:style-name="ce35" table:number-columns-repeated="3"/>
          <table:table-cell table:style-name="ce40"/>
          <table:table-cell table:style-name="ce35" table:number-columns-repeated="16348"/>
        </table:table-row>
        <table:table-row table:style-name="ro1" table:number-rows-repeated="2">
          <table:table-cell table:style-name="ce14" table:number-columns-repeated="35"/>
          <table:table-cell/>
          <table:table-cell table:style-name="ce14" table:number-columns-repeated="16348"/>
        </table:table-row>
        <table:table-row table:style-name="ro1">
          <table:table-cell table:style-name="ce14" office:value-type="string" calcext:value-type="string">
            <text:p>Advertising Y/Y</text:p>
          </table:table-cell>
          <table:table-cell table:number-columns-repeated="4" table:style-name="ce14" office:value-type="float" office:value="0" calcext:value-type="float">
            <text:p>-</text:p>
          </table:table-cell>
          <table:table-cell table:style-name="ce14" table:formula="of:=[.F8]/[.B8]-1" office:value-type="float" office:value="0.0408548781391214" calcext:value-type="float">
            <text:p>4.09%</text:p>
          </table:table-cell>
          <table:table-cell table:style-name="ce14" table:formula="of:=[.G8]/[.C8]-1" office:value-type="float" office:value="0.118854788292128" calcext:value-type="float">
            <text:p>11.89%</text:p>
          </table:table-cell>
          <table:table-cell table:style-name="ce14" table:formula="of:=[.H8]/[.D8]-1" office:value-type="float" office:value="0.235194771817748" calcext:value-type="float">
            <text:p>23.52%</text:p>
          </table:table-cell>
          <table:table-cell table:style-name="ce14" table:formula="of:=[.I8]/[.E8]-1" office:value-type="float" office:value="0.238433480514494" calcext:value-type="float">
            <text:p>23.84%</text:p>
          </table:table-cell>
          <table:table-cell table:style-name="ce14" table:formula="of:=[.J8]/[.F8]-1" office:value-type="float" office:value="0.268104337923917" calcext:value-type="float">
            <text:p>26.81%</text:p>
          </table:table-cell>
          <table:table-cell table:style-name="ce14" table:formula="of:=[.K8]/[.G8]-1" office:value-type="float" office:value="0.216870912438885" calcext:value-type="float">
            <text:p>21.69%</text:p>
          </table:table-cell>
          <table:table-cell table:style-name="ce14" table:formula="of:=[.L8]/[.H8]-1" office:value-type="float" office:value="0.185536367149184" calcext:value-type="float">
            <text:p>18.55%</text:p>
          </table:table-cell>
          <table:table-cell table:style-name="ce14" table:formula="of:=[.M8]/[.I8]-1" office:value-type="float" office:value="0.208675657520798" calcext:value-type="float">
            <text:p>20.87%</text:p>
          </table:table-cell>
          <table:table-cell table:style-name="ce14" table:formula="of:=[.N8]/[.J8]-1" office:value-type="float" office:value="0.161554651325944" calcext:value-type="float">
            <text:p>16.16%</text:p>
          </table:table-cell>
          <table:table-cell table:style-name="ce14" table:formula="of:=[.O8]/[.K8]-1" office:value-type="float" office:value="0.214824284484333" calcext:value-type="float">
            <text:p>21.48%</text:p>
          </table:table-cell>
          <table:table-cell table:style-name="ce14" table:formula="of:=[.P8]/[.L8]-1" office:value-type="float" office:value="0.255660022564874" calcext:value-type="float">
            <text:p>25.57%</text:p>
          </table:table-cell>
          <table:table-cell table:style-name="ce14" table:formula="of:=[.Q8]/[.M8]-1" office:value-type="float" office:value="0.242694996045572" calcext:value-type="float">
            <text:p>24.27%</text:p>
          </table:table-cell>
          <table:table-cell table:style-name="ce14" table:number-columns-repeated="10"/>
          <table:table-cell table:style-name="ce14" table:formula="of:=+[.AB8]/[.AA8]-1" office:value-type="float" office:value="0.36551461939669" calcext:value-type="float">
            <text:p>36.55%</text:p>
          </table:table-cell>
          <table:table-cell table:style-name="ce14" table:formula="of:=+[.AC8]/[.AB8]-1" office:value-type="float" office:value="-0.0112412340995702" calcext:value-type="float">
            <text:p>(1.12%)</text:p>
          </table:table-cell>
          <table:table-cell table:style-name="ce14" table:formula="of:=+[.AD8]/[.AC8]-1" office:value-type="float" office:value="0.161084810193414" calcext:value-type="float">
            <text:p>16.11%</text:p>
          </table:table-cell>
          <table:table-cell table:style-name="ce14" table:formula="of:=+[.AE8]/[.AD8]-1" office:value-type="float" office:value="0.217396247006396" calcext:value-type="float">
            <text:p>21.74%</text:p>
          </table:table-cell>
          <table:table-cell table:style-name="ce14" table:formula="of:=+[.AF8]/[.AE8]-1" office:value-type="float" office:value="0.221262131691496" calcext:value-type="float">
            <text:p>22.13%</text:p>
          </table:table-cell>
          <table:table-cell table:style-name="ce14" table:number-columns-repeated="3"/>
          <table:table-cell/>
          <table:table-cell table:style-name="ce14" table:number-columns-repeated="16348"/>
        </table:table-row>
        <table:table-row table:style-name="ro1">
          <table:table-cell table:style-name="ce14" office:value-type="string" calcext:value-type="string">
            <text:p>Other Y/Y</text:p>
          </table:table-cell>
          <table:table-cell table:number-columns-repeated="4" table:style-name="ce14" office:value-type="float" office:value="0" calcext:value-type="float">
            <text:p>-</text:p>
          </table:table-cell>
          <table:table-cell table:style-name="ce14" table:formula="of:=[.F9]/[.B9]-1" office:value-type="float" office:value="-0.0465116279069767" calcext:value-type="float">
            <text:p>(4.65%)</text:p>
          </table:table-cell>
          <table:table-cell table:style-name="ce14" table:formula="of:=[.G9]/[.C9]-1" office:value-type="float" office:value="0.0321100917431192" calcext:value-type="float">
            <text:p>3.21%</text:p>
          </table:table-cell>
          <table:table-cell table:style-name="ce14" table:formula="of:=[.H9]/[.D9]-1" office:value-type="float" office:value="0.526041666666667" calcext:value-type="float">
            <text:p>52.60%</text:p>
          </table:table-cell>
          <table:table-cell table:style-name="ce14" table:formula="of:=[.I9]/[.E9]-1" office:value-type="float" office:value="0.815217391304348" calcext:value-type="float">
            <text:p>81.52%</text:p>
          </table:table-cell>
          <table:table-cell table:style-name="ce14" table:formula="of:=[.J9]/[.F9]-1" office:value-type="float" office:value="0.853658536585366" calcext:value-type="float">
            <text:p>85.37%</text:p>
          </table:table-cell>
          <table:table-cell table:style-name="ce14" table:formula="of:=[.K9]/[.G9]-1" office:value-type="float" office:value="0.728888888888889" calcext:value-type="float">
            <text:p>72.89%</text:p>
          </table:table-cell>
          <table:table-cell table:style-name="ce14" table:formula="of:=[.L9]/[.H9]-1" office:value-type="float" office:value="0.48122866894198" calcext:value-type="float">
            <text:p>48.12%</text:p>
          </table:table-cell>
          <table:table-cell table:style-name="ce14" table:formula="of:=[.M9]/[.I9]-1" office:value-type="float" office:value="0.553892215568862" calcext:value-type="float">
            <text:p>55.39%</text:p>
          </table:table-cell>
          <table:table-cell table:style-name="ce14" table:formula="of:=[.N9]/[.J9]-1" office:value-type="float" office:value="0.342105263157895" calcext:value-type="float">
            <text:p>34.21%</text:p>
          </table:table-cell>
          <table:table-cell table:style-name="ce14" table:formula="of:=[.O9]/[.K9]-1" office:value-type="float" office:value="0.498714652956298" calcext:value-type="float">
            <text:p>49.87%</text:p>
          </table:table-cell>
          <table:table-cell table:style-name="ce14" table:formula="of:=[.P9]/[.L9]-1" office:value-type="float" office:value="0.589861751152074" calcext:value-type="float">
            <text:p>58.99%</text:p>
          </table:table-cell>
          <table:table-cell table:style-name="ce14" table:formula="of:=[.Q9]/[.M9]-1" office:value-type="float" office:value="0.543352601156069" calcext:value-type="float">
            <text:p>54.34%</text:p>
          </table:table-cell>
          <table:table-cell table:style-name="ce14" table:number-columns-repeated="10"/>
          <table:table-cell table:style-name="ce14" table:formula="of:=+[.AB9]/[.AA9]-1" office:value-type="float" office:value="0.0974124809741248" calcext:value-type="float">
            <text:p>9.74%</text:p>
          </table:table-cell>
          <table:table-cell table:style-name="ce14" table:formula="of:=+[.AC9]/[.AB9]-1" office:value-type="float" office:value="0.120665742024965" calcext:value-type="float">
            <text:p>12.07%</text:p>
          </table:table-cell>
          <table:table-cell table:style-name="ce14" table:formula="of:=+[.AD9]/[.AC9]-1" office:value-type="float" office:value="0.309405940594059" calcext:value-type="float">
            <text:p>30.94%</text:p>
          </table:table-cell>
          <table:table-cell table:style-name="ce14" table:formula="of:=+[.AE9]/[.AD9]-1" office:value-type="float" office:value="0.627599243856333" calcext:value-type="float">
            <text:p>62.76%</text:p>
          </table:table-cell>
          <table:table-cell table:style-name="ce14" table:formula="of:=+[.AF9]/[.AE9]-1" office:value-type="float" office:value="0.500580720092915" calcext:value-type="float">
            <text:p>50.06%</text:p>
          </table:table-cell>
          <table:table-cell table:style-name="ce14" table:number-columns-repeated="3"/>
          <table:table-cell/>
          <table:table-cell table:style-name="ce14" table:number-columns-repeated="16348"/>
        </table:table-row>
        <table:table-row table:style-name="ro1">
          <table:table-cell table:style-name="ce14" office:value-type="string" calcext:value-type="string">
            <text:p>Reality Labs Y/Y</text:p>
          </table:table-cell>
          <table:table-cell table:number-columns-repeated="4" table:style-name="ce14" office:value-type="float" office:value="0" calcext:value-type="float">
            <text:p>-</text:p>
          </table:table-cell>
          <table:table-cell table:style-name="ce14" table:formula="of:=[.F10]/[.B10]-1" office:value-type="float" office:value="-0.512230215827338" calcext:value-type="float">
            <text:p>(51.22%)</text:p>
          </table:table-cell>
          <table:table-cell table:style-name="ce14" table:formula="of:=[.G10]/[.C10]-1" office:value-type="float" office:value="-0.389380530973451" calcext:value-type="float">
            <text:p>(38.94%)</text:p>
          </table:table-cell>
          <table:table-cell table:style-name="ce14" table:formula="of:=[.H10]/[.D10]-1" office:value-type="float" office:value="-0.263157894736842" calcext:value-type="float">
            <text:p>(26.32%)</text:p>
          </table:table-cell>
          <table:table-cell table:style-name="ce14" table:formula="of:=[.I10]/[.E10]-1" office:value-type="float" office:value="0.473177441540578" calcext:value-type="float">
            <text:p>47.32%</text:p>
          </table:table-cell>
          <table:table-cell table:style-name="ce14" table:formula="of:=[.J10]/[.F10]-1" office:value-type="float" office:value="0.297935103244838" calcext:value-type="float">
            <text:p>29.79%</text:p>
          </table:table-cell>
          <table:table-cell table:style-name="ce14" table:formula="of:=[.K10]/[.G10]-1" office:value-type="float" office:value="0.278985507246377" calcext:value-type="float">
            <text:p>27.90%</text:p>
          </table:table-cell>
          <table:table-cell table:style-name="ce14" table:formula="of:=[.L10]/[.H10]-1" office:value-type="float" office:value="0.285714285714286" calcext:value-type="float">
            <text:p>28.57%</text:p>
          </table:table-cell>
          <table:table-cell table:style-name="ce14" table:formula="of:=[.M10]/[.I10]-1" office:value-type="float" office:value="0.011204481792717" calcext:value-type="float">
            <text:p>1.12%</text:p>
          </table:table-cell>
          <table:table-cell table:style-name="ce14" table:formula="of:=[.N10]/[.J10]-1" office:value-type="float" office:value="-0.0636363636363636" calcext:value-type="float">
            <text:p>(6.36%)</text:p>
          </table:table-cell>
          <table:table-cell table:style-name="ce14" table:formula="of:=[.O10]/[.K10]-1" office:value-type="float" office:value="0.048158640226629" calcext:value-type="float">
            <text:p>4.82%</text:p>
          </table:table-cell>
          <table:table-cell table:style-name="ce14" table:formula="of:=[.P10]/[.L10]-1" office:value-type="float" office:value="0.740740740740741" calcext:value-type="float">
            <text:p>74.07%</text:p>
          </table:table-cell>
          <table:table-cell table:style-name="ce14" table:formula="of:=[.Q10]/[.M10]-1" office:value-type="float" office:value="-0.118190212373038" calcext:value-type="float">
            <text:p>(11.82%)</text:p>
          </table:table-cell>
          <table:table-cell table:style-name="ce14" table:number-columns-repeated="10"/>
          <table:table-cell table:style-name="ce14" table:formula="of:=+[.AB10]/[.AA10]-1" office:value-type="float" office:value="0.996488147497805" calcext:value-type="float">
            <text:p>99.65%</text:p>
          </table:table-cell>
          <table:table-cell table:style-name="ce14" table:formula="of:=+[.AC10]/[.AB10]-1" office:value-type="float" office:value="-0.0505716798592788" calcext:value-type="float">
            <text:p>(5.06%)</text:p>
          </table:table-cell>
          <table:table-cell table:style-name="ce14" table:formula="of:=+[.AD10]/[.AC10]-1" office:value-type="float" office:value="-0.121815655396017" calcext:value-type="float">
            <text:p>(12.18%)</text:p>
          </table:table-cell>
          <table:table-cell table:style-name="ce14" table:formula="of:=+[.AE10]/[.AD10]-1" office:value-type="float" office:value="0.131856540084388" calcext:value-type="float">
            <text:p>13.19%</text:p>
          </table:table-cell>
          <table:table-cell table:style-name="ce14" table:formula="of:=+[.AF10]/[.AE10]-1" office:value-type="float" office:value="0.0284249767008389" calcext:value-type="float">
            <text:p>2.84%</text:p>
          </table:table-cell>
          <table:table-cell table:style-name="ce14" table:number-columns-repeated="3"/>
          <table:table-cell/>
          <table:table-cell table:style-name="ce14" table:number-columns-repeated="16348"/>
        </table:table-row>
        <table:table-row table:style-name="ro1">
          <table:table-cell table:style-name="ce14" table:number-columns-repeated="35"/>
          <table:table-cell/>
          <table:table-cell table:style-name="ce14" table:number-columns-repeated="16348"/>
        </table:table-row>
        <table:table-row table:style-name="ro1">
          <table:table-cell table:style-name="ce14" office:value-type="string" calcext:value-type="string">
            <text:p>Asset Turnover</text:p>
          </table:table-cell>
          <table:table-cell table:style-name="ce14" table:number-columns-repeated="26"/>
          <table:table-cell table:style-name="ce14" table:formula="of:=[.AB22]/(([.AB51]+[.AA51])/2)" office:value-type="float" office:value="0.242051256828249" calcext:value-type="float">
            <text:p>24.21%</text:p>
          </table:table-cell>
          <table:table-cell table:style-name="ce14" table:formula="of:=[.AC22]/(([.AC51]+[.AB51])/2)" office:value-type="float" office:value="0.131925371182267" calcext:value-type="float">
            <text:p>13.19%</text:p>
          </table:table-cell>
          <table:table-cell table:style-name="ce14" table:formula="of:=[.AD22]/(([.AD51]+[.AC51])/2)" office:value-type="float" office:value="0.188265318406163" calcext:value-type="float">
            <text:p>18.83%</text:p>
          </table:table-cell>
          <table:table-cell table:style-name="ce14" table:formula="of:=[.AE22]/(([.AE51]+[.AD51])/2)" office:value-type="float" office:value="0.246639653375574" calcext:value-type="float">
            <text:p>24.66%</text:p>
          </table:table-cell>
          <table:table-cell table:style-name="ce14" table:formula="of:=[.AF22]/(([.AF51]+[.AE51])/2)" office:value-type="float" office:value="0.188320679048398" calcext:value-type="float">
            <text:p>18.83%</text:p>
          </table:table-cell>
          <table:table-cell table:style-name="ce14" table:number-columns-repeated="3"/>
          <table:table-cell/>
          <table:table-cell table:style-name="ce14" table:number-columns-repeated="16348"/>
        </table:table-row>
        <table:table-row table:style-name="ro1">
          <table:table-cell table:style-name="ce14" office:value-type="string" calcext:value-type="string">
            <text:p>ROA</text:p>
          </table:table-cell>
          <table:table-cell table:style-name="ce14" table:number-columns-repeated="26"/>
          <table:table-cell table:style-name="ce14" table:formula="of:=[.AB38]*[.AB29]" office:value-type="float" office:value="0.0808075874579467" calcext:value-type="float">
            <text:p>8.08%</text:p>
          </table:table-cell>
          <table:table-cell table:style-name="ce14" table:formula="of:=[.AC38]*[.AC29]" office:value-type="float" office:value="0.0262472760372579" calcext:value-type="float">
            <text:p>2.62%</text:p>
          </table:table-cell>
          <table:table-cell table:style-name="ce14" table:formula="of:=[.AD38]*[.AD29]" office:value-type="float" office:value="0.0545640347737186" calcext:value-type="float">
            <text:p>5.46%</text:p>
          </table:table-cell>
          <table:table-cell table:style-name="ce14" table:formula="of:=[.AE38]*[.AE29]" office:value-type="float" office:value="0.0934976005282689" calcext:value-type="float">
            <text:p>9.35%</text:p>
          </table:table-cell>
          <table:table-cell table:style-name="ce14" table:formula="of:=[.AF38]*[.AF29]" office:value-type="float" office:value="0.0566538201183684" calcext:value-type="float">
            <text:p>5.67%</text:p>
          </table:table-cell>
          <table:table-cell table:style-name="ce14" table:number-columns-repeated="3"/>
          <table:table-cell/>
          <table:table-cell table:style-name="ce14" table:number-columns-repeated="16348"/>
        </table:table-row>
        <table:table-row table:style-name="ro1">
          <table:table-cell table:style-name="ce10" office:value-type="string" calcext:value-type="string">
            <text:p>Net Cash</text:p>
          </table:table-cell>
          <table:table-cell table:style-name="ce10" table:number-columns-repeated="25"/>
          <table:table-cell table:style-name="ce10" table:formula="of:=+[.AA42]+[.AA43]+[.AA44]-[.AA53]-[.AA56]" office:value-type="float" office:value="71958" calcext:value-type="float">
            <text:p>71,958</text:p>
          </table:table-cell>
          <table:table-cell table:style-name="ce10" table:formula="of:=+[.AB42]+[.AB43]+[.AB44]-[.AB53]-[.AB56]" office:value-type="float" office:value="57954" calcext:value-type="float">
            <text:p>57,954</text:p>
          </table:table-cell>
          <table:table-cell table:style-name="ce10" table:formula="of:=+[.AC42]+[.AC43]+[.AC44]-[.AC53]-[.AC56]" office:value-type="float" office:value="39291" calcext:value-type="float">
            <text:p>39,291</text:p>
          </table:table-cell>
          <table:table-cell table:style-name="ce10" table:formula="of:=+[.AD42]+[.AD43]+[.AD44]-[.AD53]-[.AD56]" office:value-type="float" office:value="58338" calcext:value-type="float">
            <text:p>58,338</text:p>
          </table:table-cell>
          <table:table-cell table:style-name="ce10" table:formula="of:=+[.AE42]+[.AE43]+[.AE44]-[.AE53]-[.AE56]" office:value-type="float" office:value="58296" calcext:value-type="float">
            <text:p>58,296</text:p>
          </table:table-cell>
          <table:table-cell table:style-name="ce10" table:formula="of:=+[.AF42]+[.AF43]+[.AF44]-[.AF53]-[.AF56]" office:value-type="float" office:value="33723" calcext:value-type="float">
            <text:p>33,723</text:p>
          </table:table-cell>
          <table:table-cell table:style-name="ce10" table:number-columns-repeated="3"/>
          <table:table-cell/>
          <table:table-cell table:style-name="ce10" table:number-columns-repeated="16348"/>
        </table:table-row>
        <table:table-row table:style-name="ro1">
          <table:table-cell table:number-columns-repeated="36"/>
          <table:table-cell table:style-name="ce3" table:number-columns-repeated="16348"/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14886" calcext:value-type="float">
            <text:p>14,886</text:p>
          </table:table-cell>
          <table:table-cell office:value-type="float" office:value="12681" calcext:value-type="float">
            <text:p>12,681</text:p>
          </table:table-cell>
          <table:table-cell office:value-type="float" office:value="14308" calcext:value-type="float">
            <text:p>14,308</text:p>
          </table:table-cell>
          <table:table-cell office:value-type="float" office:value="14681" calcext:value-type="float">
            <text:p>14,681</text:p>
          </table:table-cell>
          <table:table-cell office:value-type="float" office:value="11551" calcext:value-type="float">
            <text:p>11,551</text:p>
          </table:table-cell>
          <table:table-cell office:value-type="float" office:value="28785" calcext:value-type="float">
            <text:p>28,785</text:p>
          </table:table-cell>
          <table:table-cell office:value-type="float" office:value="36890" calcext:value-type="float">
            <text:p>36,890</text:p>
          </table:table-cell>
          <table:table-cell office:value-type="float" office:value="41862" calcext:value-type="float">
            <text:p>41,862</text:p>
          </table:table-cell>
          <table:table-cell office:value-type="float" office:value="32307" calcext:value-type="float">
            <text:p>32,307</text:p>
          </table:table-cell>
          <table:table-cell office:value-type="float" office:value="32045" calcext:value-type="float">
            <text:p>32,045</text:p>
          </table:table-cell>
          <table:table-cell office:value-type="float" office:value="43852" calcext:value-type="float">
            <text:p>43,852</text:p>
          </table:table-cell>
          <table:table-cell office:value-type="float" office:value="43889" calcext:value-type="float">
            <text:p>43,889</text:p>
          </table:table-cell>
          <table:table-cell office:value-type="float" office:value="28750" calcext:value-type="float">
            <text:p>28,750</text:p>
          </table:table-cell>
          <table:table-cell office:value-type="float" office:value="12005" calcext:value-type="float">
            <text:p>12,005</text:p>
          </table:table-cell>
          <table:table-cell office:value-type="float" office:value="10187" calcext:value-type="float">
            <text:p>10,187</text:p>
          </table:table-cell>
          <table:table-cell office:value-type="float" office:value="35873" calcext:value-type="float">
            <text:p>35,873</text:p>
          </table:table-cell>
          <table:table-cell table:number-columns-repeated="9"/>
          <table:table-cell office:value-type="float" office:value="17576" calcext:value-type="float">
            <text:p>17,576</text:p>
          </table:table-cell>
          <table:table-cell office:value-type="float" office:value="16601" calcext:value-type="float">
            <text:p>16,601</text:p>
          </table:table-cell>
          <table:table-cell office:value-type="float" office:value="14681" calcext:value-type="float">
            <text:p>14,681</text:p>
          </table:table-cell>
          <table:table-cell office:value-type="float" office:value="41862" calcext:value-type="float">
            <text:p>41,862</text:p>
          </table:table-cell>
          <table:table-cell office:value-type="float" office:value="43889" calcext:value-type="float">
            <text:p>43,889</text:p>
          </table:table-cell>
          <table:table-cell office:value-type="float" office:value="35873" calcext:value-type="float">
            <text:p>35,873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Mkt. Sec</text:p>
          </table:table-cell>
          <table:table-cell office:value-type="float" office:value="29004" calcext:value-type="float">
            <text:p>29,004</text:p>
          </table:table-cell>
          <table:table-cell office:value-type="float" office:value="27808" calcext:value-type="float">
            <text:p>27,808</text:p>
          </table:table-cell>
          <table:table-cell office:value-type="float" office:value="27468" calcext:value-type="float">
            <text:p>27,468</text:p>
          </table:table-cell>
          <table:table-cell office:value-type="float" office:value="26057" calcext:value-type="float">
            <text:p>26,057</text:p>
          </table:table-cell>
          <table:table-cell office:value-type="float" office:value="25888" calcext:value-type="float">
            <text:p>25,888</text:p>
          </table:table-cell>
          <table:table-cell office:value-type="float" office:value="24661" calcext:value-type="float">
            <text:p>24,661</text:p>
          </table:table-cell>
          <table:table-cell office:value-type="float" office:value="24233" calcext:value-type="float">
            <text:p>24,233</text:p>
          </table:table-cell>
          <table:table-cell office:value-type="float" office:value="23541" calcext:value-type="float">
            <text:p>23,541</text:p>
          </table:table-cell>
          <table:table-cell office:value-type="float" office:value="25813" calcext:value-type="float">
            <text:p>25,813</text:p>
          </table:table-cell>
          <table:table-cell office:value-type="float" office:value="26035" calcext:value-type="float">
            <text:p>26,035</text:p>
          </table:table-cell>
          <table:table-cell office:value-type="float" office:value="27048" calcext:value-type="float">
            <text:p>27,048</text:p>
          </table:table-cell>
          <table:table-cell office:value-type="float" office:value="33296" calcext:value-type="float">
            <text:p>33,296</text:p>
          </table:table-cell>
          <table:table-cell office:value-type="float" office:value="41480" calcext:value-type="float">
            <text:p>41,480</text:p>
          </table:table-cell>
          <table:table-cell office:value-type="float" office:value="35066" calcext:value-type="float">
            <text:p>35,066</text:p>
          </table:table-cell>
          <table:table-cell office:value-type="float" office:value="34261" calcext:value-type="float">
            <text:p>34,261</text:p>
          </table:table-cell>
          <table:table-cell office:value-type="float" office:value="45719" calcext:value-type="float">
            <text:p>45,719</text:p>
          </table:table-cell>
          <table:table-cell table:number-columns-repeated="9"/>
          <table:table-cell office:value-type="float" office:value="44378" calcext:value-type="float">
            <text:p>44,378</text:p>
          </table:table-cell>
          <table:table-cell office:value-type="float" office:value="31397" calcext:value-type="float">
            <text:p>31,397</text:p>
          </table:table-cell>
          <table:table-cell office:value-type="float" office:value="26057" calcext:value-type="float">
            <text:p>26,057</text:p>
          </table:table-cell>
          <table:table-cell office:value-type="float" office:value="23541" calcext:value-type="float">
            <text:p>23,541</text:p>
          </table:table-cell>
          <table:table-cell office:value-type="float" office:value="33926" calcext:value-type="float">
            <text:p>33,926</text:p>
          </table:table-cell>
          <table:table-cell office:value-type="float" office:value="45719" calcext:value-type="float">
            <text:p>45,719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A/R</text:p>
          </table:table-cell>
          <table:table-cell office:value-type="float" office:value="11390" calcext:value-type="float">
            <text:p>11,390</text:p>
          </table:table-cell>
          <table:table-cell office:value-type="float" office:value="11525" calcext:value-type="float">
            <text:p>11,525</text:p>
          </table:table-cell>
          <table:table-cell office:value-type="float" office:value="11227" calcext:value-type="float">
            <text:p>11,227</text:p>
          </table:table-cell>
          <table:table-cell office:value-type="float" office:value="13466" calcext:value-type="float">
            <text:p>13,466</text:p>
          </table:table-cell>
          <table:table-cell office:value-type="float" office:value="11044" calcext:value-type="float">
            <text:p>11,044</text:p>
          </table:table-cell>
          <table:table-cell office:value-type="float" office:value="12511" calcext:value-type="float">
            <text:p>12,511</text:p>
          </table:table-cell>
          <table:table-cell office:value-type="float" office:value="12944" calcext:value-type="float">
            <text:p>12,944</text:p>
          </table:table-cell>
          <table:table-cell office:value-type="float" office:value="16169" calcext:value-type="float">
            <text:p>16,169</text:p>
          </table:table-cell>
          <table:table-cell office:value-type="float" office:value="13430" calcext:value-type="float">
            <text:p>13,430</text:p>
          </table:table-cell>
          <table:table-cell office:value-type="float" office:value="14505" calcext:value-type="float">
            <text:p>14,505</text:p>
          </table:table-cell>
          <table:table-cell office:value-type="float" office:value="14700" calcext:value-type="float">
            <text:p>14,700</text:p>
          </table:table-cell>
          <table:table-cell office:value-type="float" office:value="16994" calcext:value-type="float">
            <text:p>16,994</text:p>
          </table:table-cell>
          <table:table-cell office:value-type="float" office:value="14514" calcext:value-type="float">
            <text:p>14,514</text:p>
          </table:table-cell>
          <table:table-cell office:value-type="float" office:value="16561" calcext:value-type="float">
            <text:p>16,561</text:p>
          </table:table-cell>
          <table:table-cell office:value-type="float" office:value="17297" calcext:value-type="float">
            <text:p>17,297</text:p>
          </table:table-cell>
          <table:table-cell office:value-type="float" office:value="19769" calcext:value-type="float">
            <text:p>19,769</text:p>
          </table:table-cell>
          <table:table-cell table:number-columns-repeated="9"/>
          <table:table-cell office:value-type="float" office:value="11335" calcext:value-type="float">
            <text:p>11,335</text:p>
          </table:table-cell>
          <table:table-cell office:value-type="float" office:value="14039" calcext:value-type="float">
            <text:p>14,039</text:p>
          </table:table-cell>
          <table:table-cell office:value-type="float" office:value="13466" calcext:value-type="float">
            <text:p>13,466</text:p>
          </table:table-cell>
          <table:table-cell office:value-type="float" office:value="16169" calcext:value-type="float">
            <text:p>16,169</text:p>
          </table:table-cell>
          <table:table-cell office:value-type="float" office:value="16994" calcext:value-type="float">
            <text:p>16,994</text:p>
          </table:table-cell>
          <table:table-cell office:value-type="float" office:value="19769" calcext:value-type="float">
            <text:p>19,769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Prepaid Exp</text:p>
          </table:table-cell>
          <table:table-cell office:value-type="float" office:value="3985" calcext:value-type="float">
            <text:p>3,985</text:p>
          </table:table-cell>
          <table:table-cell office:value-type="float" office:value="3973" calcext:value-type="float">
            <text:p>3,973</text:p>
          </table:table-cell>
          <table:table-cell office:value-type="float" office:value="5312" calcext:value-type="float">
            <text:p>5,312</text:p>
          </table:table-cell>
          <table:table-cell office:value-type="float" office:value="5345" calcext:value-type="float">
            <text:p>5,345</text:p>
          </table:table-cell>
          <table:table-cell office:value-type="float" office:value="4000" calcext:value-type="float">
            <text:p>4,000</text:p>
          </table:table-cell>
          <table:table-cell office:value-type="float" office:value="3603" calcext:value-type="float">
            <text:p>3,603</text:p>
          </table:table-cell>
          <table:table-cell office:value-type="float" office:value="4311" calcext:value-type="float">
            <text:p>4,311</text:p>
          </table:table-cell>
          <table:table-cell office:value-type="float" office:value="3793" calcext:value-type="float">
            <text:p>3,793</text:p>
          </table:table-cell>
          <table:table-cell office:value-type="float" office:value="3780" calcext:value-type="float">
            <text:p>3,780</text:p>
          </table:table-cell>
          <table:table-cell office:value-type="float" office:value="3846" calcext:value-type="float">
            <text:p>3,846</text:p>
          </table:table-cell>
          <table:table-cell office:value-type="float" office:value="5467" calcext:value-type="float">
            <text:p>5,467</text:p>
          </table:table-cell>
          <table:table-cell office:value-type="float" office:value="5236" calcext:value-type="float">
            <text:p>5,236</text:p>
          </table:table-cell>
          <table:table-cell office:value-type="float" office:value="5483" calcext:value-type="float">
            <text:p>5,483</text:p>
          </table:table-cell>
          <table:table-cell office:value-type="float" office:value="9981" calcext:value-type="float">
            <text:p>9,981</text:p>
          </table:table-cell>
          <table:table-cell office:value-type="float" office:value="11373" calcext:value-type="float">
            <text:p>11,373</text:p>
          </table:table-cell>
          <table:table-cell office:value-type="float" office:value="7361" calcext:value-type="float">
            <text:p>7,361</text:p>
          </table:table-cell>
          <table:table-cell table:number-columns-repeated="9"/>
          <table:table-cell office:value-type="float" office:value="2381" calcext:value-type="float">
            <text:p>2,381</text:p>
          </table:table-cell>
          <table:table-cell office:value-type="float" office:value="4629" calcext:value-type="float">
            <text:p>4,629</text:p>
          </table:table-cell>
          <table:table-cell office:value-type="float" office:value="5345" calcext:value-type="float">
            <text:p>5,345</text:p>
          </table:table-cell>
          <table:table-cell office:value-type="float" office:value="3793" calcext:value-type="float">
            <text:p>3,793</text:p>
          </table:table-cell>
          <table:table-cell office:value-type="float" office:value="5236" calcext:value-type="float">
            <text:p>5,236</text:p>
          </table:table-cell>
          <table:table-cell office:value-type="float" office:value="7361" calcext:value-type="float">
            <text:p>7,361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Non Mrk. Sec</text:p>
          </table:table-cell>
          <table:table-cell office:value-type="float" office:value="6775" calcext:value-type="float">
            <text:p>6,775</text:p>
          </table:table-cell>
          <table:table-cell office:value-type="float" office:value="6536" calcext:value-type="float">
            <text:p>6,536</text:p>
          </table:table-cell>
          <table:table-cell office:value-type="float" office:value="6528" calcext:value-type="float">
            <text:p>6,528</text:p>
          </table:table-cell>
          <table:table-cell office:value-type="float" office:value="6201" calcext:value-type="float">
            <text:p>6,201</text:p>
          </table:table-cell>
          <table:table-cell office:value-type="float" office:value="6167" calcext:value-type="float">
            <text:p>6,167</text:p>
          </table:table-cell>
          <table:table-cell office:value-type="float" office:value="6208" calcext:value-type="float">
            <text:p>6,208</text:p>
          </table:table-cell>
          <table:table-cell office:value-type="float" office:value="6142" calcext:value-type="float">
            <text:p>6,142</text:p>
          </table:table-cell>
          <table:table-cell office:value-type="float" office:value="6141" calcext:value-type="float">
            <text:p>6,141</text:p>
          </table:table-cell>
          <table:table-cell office:value-type="float" office:value="6218" calcext:value-type="float">
            <text:p>6,218</text:p>
          </table:table-cell>
          <table:table-cell office:value-type="float" office:value="6207" calcext:value-type="float">
            <text:p>6,207</text:p>
          </table:table-cell>
          <table:table-cell office:value-type="float" office:value="6071" calcext:value-type="float">
            <text:p>6,071</text:p>
          </table:table-cell>
          <table:table-cell office:value-type="float" office:value="6070" calcext:value-type="float">
            <text:p>6,070</text:p>
          </table:table-cell>
          <table:table-cell office:value-type="float" office:value="6168" calcext:value-type="float">
            <text:p>6,168</text:p>
          </table:table-cell>
          <table:table-cell office:value-type="float" office:value="21988" calcext:value-type="float">
            <text:p>21,988</text:p>
          </table:table-cell>
          <table:table-cell office:value-type="float" office:value="25074" calcext:value-type="float">
            <text:p>25,074</text:p>
          </table:table-cell>
          <table:table-cell office:value-type="float" office:value="27524" calcext:value-type="float">
            <text:p>27,524</text:p>
          </table:table-cell>
          <table:table-cell table:number-columns-repeated="9"/>
          <table:table-cell office:value-type="float" office:value="6234" calcext:value-type="float">
            <text:p>6,234</text:p>
          </table:table-cell>
          <table:table-cell office:value-type="float" office:value="6775" calcext:value-type="float">
            <text:p>6,775</text:p>
          </table:table-cell>
          <table:table-cell office:value-type="float" office:value="6201" calcext:value-type="float">
            <text:p>6,201</text:p>
          </table:table-cell>
          <table:table-cell office:value-type="float" office:value="6141" calcext:value-type="float">
            <text:p>6,141</text:p>
          </table:table-cell>
          <table:table-cell office:value-type="float" office:value="6070" calcext:value-type="float">
            <text:p>6,070</text:p>
          </table:table-cell>
          <table:table-cell office:value-type="float" office:value="27524" calcext:value-type="float">
            <text:p>27,524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PP&amp;E</text:p>
          </table:table-cell>
          <table:table-cell office:value-type="float" office:value="61582" calcext:value-type="float">
            <text:p>61,582</text:p>
          </table:table-cell>
          <table:table-cell office:value-type="float" office:value="67588" calcext:value-type="float">
            <text:p>67,588</text:p>
          </table:table-cell>
          <table:table-cell office:value-type="float" office:value="73738" calcext:value-type="float">
            <text:p>73,738</text:p>
          </table:table-cell>
          <table:table-cell office:value-type="float" office:value="79518" calcext:value-type="float">
            <text:p>79,518</text:p>
          </table:table-cell>
          <table:table-cell office:value-type="float" office:value="84156" calcext:value-type="float">
            <text:p>84,156</text:p>
          </table:table-cell>
          <table:table-cell office:value-type="float" office:value="87949" calcext:value-type="float">
            <text:p>87,949</text:p>
          </table:table-cell>
          <table:table-cell office:value-type="float" office:value="91772" calcext:value-type="float">
            <text:p>91,772</text:p>
          </table:table-cell>
          <table:table-cell office:value-type="float" office:value="96587" calcext:value-type="float">
            <text:p>96,587</text:p>
          </table:table-cell>
          <table:table-cell office:value-type="float" office:value="98908" calcext:value-type="float">
            <text:p>98,908</text:p>
          </table:table-cell>
          <table:table-cell office:value-type="float" office:value="102959" calcext:value-type="float">
            <text:p>102,959</text:p>
          </table:table-cell>
          <table:table-cell office:value-type="float" office:value="112162" calcext:value-type="float">
            <text:p>112,162</text:p>
          </table:table-cell>
          <table:table-cell office:value-type="float" office:value="121346" calcext:value-type="float">
            <text:p>121,346</text:p>
          </table:table-cell>
          <table:table-cell office:value-type="float" office:value="133567" calcext:value-type="float">
            <text:p>133,567</text:p>
          </table:table-cell>
          <table:table-cell office:value-type="float" office:value="147039" calcext:value-type="float">
            <text:p>147,039</text:p>
          </table:table-cell>
          <table:table-cell office:value-type="float" office:value="160270" calcext:value-type="float">
            <text:p>160,270</text:p>
          </table:table-cell>
          <table:table-cell office:value-type="float" office:value="176400" calcext:value-type="float">
            <text:p>176,400</text:p>
          </table:table-cell>
          <table:table-cell table:number-columns-repeated="9"/>
          <table:table-cell office:value-type="float" office:value="45633" calcext:value-type="float">
            <text:p>45,633</text:p>
          </table:table-cell>
          <table:table-cell office:value-type="float" office:value="57809" calcext:value-type="float">
            <text:p>57,809</text:p>
          </table:table-cell>
          <table:table-cell office:value-type="float" office:value="79518" calcext:value-type="float">
            <text:p>79,518</text:p>
          </table:table-cell>
          <table:table-cell office:value-type="float" office:value="96587" calcext:value-type="float">
            <text:p>96,587</text:p>
          </table:table-cell>
          <table:table-cell office:value-type="float" office:value="121346" calcext:value-type="float">
            <text:p>121,346</text:p>
          </table:table-cell>
          <table:table-cell office:value-type="float" office:value="176400" calcext:value-type="float">
            <text:p>176,400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Op Lease ROU</text:p>
          </table:table-cell>
          <table:table-cell office:value-type="float" office:value="12241" calcext:value-type="float">
            <text:p>12,241</text:p>
          </table:table-cell>
          <table:table-cell office:value-type="float" office:value="14130" calcext:value-type="float">
            <text:p>14,130</text:p>
          </table:table-cell>
          <table:table-cell office:value-type="float" office:value="13641" calcext:value-type="float">
            <text:p>13,641</text:p>
          </table:table-cell>
          <table:table-cell office:value-type="float" office:value="12673" calcext:value-type="float">
            <text:p>12,673</text:p>
          </table:table-cell>
          <table:table-cell office:value-type="float" office:value="12899" calcext:value-type="float">
            <text:p>12,899</text:p>
          </table:table-cell>
          <table:table-cell office:value-type="float" office:value="12955" calcext:value-type="float">
            <text:p>12,955</text:p>
          </table:table-cell>
          <table:table-cell office:value-type="float" office:value="13033" calcext:value-type="float">
            <text:p>13,033</text:p>
          </table:table-cell>
          <table:table-cell office:value-type="float" office:value="13294" calcext:value-type="float">
            <text:p>13,294</text:p>
          </table:table-cell>
          <table:table-cell office:value-type="float" office:value="13555" calcext:value-type="float">
            <text:p>13,555</text:p>
          </table:table-cell>
          <table:table-cell office:value-type="float" office:value="14058" calcext:value-type="float">
            <text:p>14,058</text:p>
          </table:table-cell>
          <table:table-cell office:value-type="float" office:value="14812" calcext:value-type="float">
            <text:p>14,812</text:p>
          </table:table-cell>
          <table:table-cell office:value-type="float" office:value="14922" calcext:value-type="float">
            <text:p>14,922</text:p>
          </table:table-cell>
          <table:table-cell office:value-type="float" office:value="15505" calcext:value-type="float">
            <text:p>15,505</text:p>
          </table:table-cell>
          <table:table-cell office:value-type="float" office:value="15662" calcext:value-type="float">
            <text:p>15,662</text:p>
          </table:table-cell>
          <table:table-cell office:value-type="float" office:value="17372" calcext:value-type="float">
            <text:p>17,372</text:p>
          </table:table-cell>
          <table:table-cell office:value-type="float" office:value="20404" calcext:value-type="float">
            <text:p>20,404</text:p>
          </table:table-cell>
          <table:table-cell table:number-columns-repeated="9"/>
          <table:table-cell office:value-type="float" office:value="9348" calcext:value-type="float">
            <text:p>9,348</text:p>
          </table:table-cell>
          <table:table-cell office:value-type="float" office:value="12155" calcext:value-type="float">
            <text:p>12,155</text:p>
          </table:table-cell>
          <table:table-cell office:value-type="float" office:value="12673" calcext:value-type="float">
            <text:p>12,673</text:p>
          </table:table-cell>
          <table:table-cell office:value-type="float" office:value="13294" calcext:value-type="float">
            <text:p>13,294</text:p>
          </table:table-cell>
          <table:table-cell office:value-type="float" office:value="14922" calcext:value-type="float">
            <text:p>14,922</text:p>
          </table:table-cell>
          <table:table-cell office:value-type="float" office:value="20404" calcext:value-type="float">
            <text:p>20,404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Goodwill</text:p>
          </table:table-cell>
          <table:table-cell office:value-type="float" office:value="19923" calcext:value-type="float">
            <text:p>19,923</text:p>
          </table:table-cell>
          <table:table-cell office:value-type="float" office:value="20229" calcext:value-type="float">
            <text:p>20,229</text:p>
          </table:table-cell>
          <table:table-cell office:value-type="float" office:value="20268" calcext:value-type="float">
            <text:p>20,268</text:p>
          </table:table-cell>
          <table:table-cell office:value-type="float" office:value="20306" calcext:value-type="float">
            <text:p>20,306</text:p>
          </table:table-cell>
          <table:table-cell office:value-type="float" office:value="20649" calcext:value-type="float">
            <text:p>20,649</text:p>
          </table:table-cell>
          <table:table-cell office:value-type="float" office:value="20659" calcext:value-type="float">
            <text:p>20,659</text:p>
          </table:table-cell>
          <table:table-cell office:value-type="float" office:value="20668" calcext:value-type="float">
            <text:p>20,668</text:p>
          </table:table-cell>
          <table:table-cell table:number-columns-repeated="7" office:value-type="float" office:value="20654" calcext:value-type="float">
            <text:p>20,654</text:p>
          </table:table-cell>
          <table:table-cell office:value-type="float" office:value="21158" calcext:value-type="float">
            <text:p>21,158</text:p>
          </table:table-cell>
          <table:table-cell office:value-type="float" office:value="24534" calcext:value-type="float">
            <text:p>24,534</text:p>
          </table:table-cell>
          <table:table-cell table:number-columns-repeated="9"/>
          <table:table-cell office:value-type="float" office:value="19050" calcext:value-type="float">
            <text:p>19,050</text:p>
          </table:table-cell>
          <table:table-cell office:value-type="float" office:value="19197" calcext:value-type="float">
            <text:p>19,197</text:p>
          </table:table-cell>
          <table:table-cell office:value-type="float" office:value="20306" calcext:value-type="float">
            <text:p>20,306</text:p>
          </table:table-cell>
          <table:table-cell table:number-columns-repeated="2" office:value-type="float" office:value="20654" calcext:value-type="float">
            <text:p>20,654</text:p>
          </table:table-cell>
          <table:table-cell office:value-type="float" office:value="24534" calcext:value-type="float">
            <text:p>24,534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Other</text:p>
          </table:table-cell>
          <table:table-cell table:formula="of:=+910+3522" office:value-type="float" office:value="4432" calcext:value-type="float">
            <text:p>4,432</text:p>
          </table:table-cell>
          <table:table-cell table:formula="of:=+965+4344" office:value-type="float" office:value="5309" calcext:value-type="float">
            <text:p>5,309</text:p>
          </table:table-cell>
          <table:table-cell table:formula="of:=+875+5529" office:value-type="float" office:value="6404" calcext:value-type="float">
            <text:p>6,404</text:p>
          </table:table-cell>
          <table:table-cell table:formula="of:=+6583+897" office:value-type="float" office:value="7480" calcext:value-type="float">
            <text:p>7,480</text:p>
          </table:table-cell>
          <table:table-cell table:formula="of:=+7188+949" office:value-type="float" office:value="8137" calcext:value-type="float">
            <text:p>8,137</text:p>
          </table:table-cell>
          <table:table-cell table:formula="of:=+8501+856" office:value-type="float" office:value="9357" calcext:value-type="float">
            <text:p>9,357</text:p>
          </table:table-cell>
          <table:table-cell table:formula="of:=+5468+813" office:value-type="float" office:value="6281" calcext:value-type="float">
            <text:p>6,281</text:p>
          </table:table-cell>
          <table:table-cell office:value-type="float" office:value="7582" calcext:value-type="float">
            <text:p>7,582</text:p>
          </table:table-cell>
          <table:table-cell office:value-type="float" office:value="8179" calcext:value-type="float">
            <text:p>8,179</text:p>
          </table:table-cell>
          <table:table-cell office:value-type="float" office:value="9929" calcext:value-type="float">
            <text:p>9,929</text:p>
          </table:table-cell>
          <table:table-cell office:value-type="float" office:value="11642" calcext:value-type="float">
            <text:p>11,642</text:p>
          </table:table-cell>
          <table:table-cell office:value-type="float" office:value="13017" calcext:value-type="float">
            <text:p>13,017</text:p>
          </table:table-cell>
          <table:table-cell table:style-name="Default" office:value-type="float" office:value="14092" calcext:value-type="float">
            <text:p>14092</text:p>
          </table:table-cell>
          <table:table-cell office:value-type="float" office:value="15788" calcext:value-type="float">
            <text:p>15,788</text:p>
          </table:table-cell>
          <table:table-cell office:value-type="float" office:value="6852" calcext:value-type="float">
            <text:p>6,852</text:p>
          </table:table-cell>
          <table:table-cell office:value-type="float" office:value="8437" calcext:value-type="float">
            <text:p>8,437</text:p>
          </table:table-cell>
          <table:table-cell table:number-columns-repeated="9"/>
          <table:table-cell table:formula="of:=+2758+623" office:value-type="float" office:value="3381" calcext:value-type="float">
            <text:p>3,381</text:p>
          </table:table-cell>
          <table:table-cell table:formula="of:=+634+2751" office:value-type="float" office:value="3385" calcext:value-type="float">
            <text:p>3,385</text:p>
          </table:table-cell>
          <table:table-cell table:formula="of:=+6583+897" office:value-type="float" office:value="7480" calcext:value-type="float">
            <text:p>7,480</text:p>
          </table:table-cell>
          <table:table-cell office:value-type="float" office:value="7582" calcext:value-type="float">
            <text:p>7,582</text:p>
          </table:table-cell>
          <table:table-cell office:value-type="float" office:value="13017" calcext:value-type="float">
            <text:p>13,017</text:p>
          </table:table-cell>
          <table:table-cell office:value-type="float" office:value="8437" calcext:value-type="float">
            <text:p>8,437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A</text:p>
          </table:table-cell>
          <table:table-cell table:formula="of:=SUM([.B42:.B50])" office:value-type="float" office:value="164218" calcext:value-type="float">
            <text:p>164,218</text:p>
          </table:table-cell>
          <table:table-cell table:formula="of:=SUM([.C42:.C50])" office:value-type="float" office:value="169779" calcext:value-type="float">
            <text:p>169,779</text:p>
          </table:table-cell>
          <table:table-cell table:formula="of:=SUM([.D42:.D50])" office:value-type="float" office:value="178894" calcext:value-type="float">
            <text:p>178,894</text:p>
          </table:table-cell>
          <table:table-cell table:formula="of:=SUM([.E42:.E50])" office:value-type="float" office:value="185727" calcext:value-type="float">
            <text:p>185,727</text:p>
          </table:table-cell>
          <table:table-cell table:formula="of:=SUM([.F42:.F50])" office:value-type="float" office:value="184491" calcext:value-type="float">
            <text:p>184,491</text:p>
          </table:table-cell>
          <table:table-cell table:formula="of:=SUM([.G42:.G50])" office:value-type="float" office:value="206688" calcext:value-type="float">
            <text:p>206,688</text:p>
          </table:table-cell>
          <table:table-cell table:formula="of:=SUM([.H42:.H50])" office:value-type="float" office:value="216274" calcext:value-type="float">
            <text:p>216,274</text:p>
          </table:table-cell>
          <table:table-cell table:formula="of:=SUM([.I42:.I50])" office:value-type="float" office:value="229623" calcext:value-type="float">
            <text:p>229,623</text:p>
          </table:table-cell>
          <table:table-cell table:formula="of:=SUM([.J42:.J50])" office:value-type="float" office:value="222844" calcext:value-type="float">
            <text:p>222,844</text:p>
          </table:table-cell>
          <table:table-cell table:formula="of:=SUM([.K42:.K50])" office:value-type="float" office:value="230238" calcext:value-type="float">
            <text:p>230,238</text:p>
          </table:table-cell>
          <table:table-cell table:formula="of:=SUM([.L42:.L50])" office:value-type="float" office:value="256408" calcext:value-type="float">
            <text:p>256,408</text:p>
          </table:table-cell>
          <table:table-cell table:formula="of:=SUM([.M42:.M50])" office:value-type="float" office:value="275424" calcext:value-type="float">
            <text:p>275,424</text:p>
          </table:table-cell>
          <table:table-cell table:formula="of:=SUM([.N42:.N50])" office:value-type="float" office:value="280213" calcext:value-type="float">
            <text:p>280,213</text:p>
          </table:table-cell>
          <table:table-cell table:formula="of:=SUM([.O42:.O50])" office:value-type="float" office:value="294744" calcext:value-type="float">
            <text:p>294,744</text:p>
          </table:table-cell>
          <table:table-cell table:formula="of:=SUM([.P42:.P50])" office:value-type="float" office:value="303844" calcext:value-type="float">
            <text:p>303,844</text:p>
          </table:table-cell>
          <table:table-cell table:formula="of:=SUM([.Q42:.Q50])" office:value-type="float" office:value="366021" calcext:value-type="float">
            <text:p>366,021</text:p>
          </table:table-cell>
          <table:table-cell table:number-columns-repeated="9"/>
          <table:table-cell table:formula="of:=SUM([.AA42:.AA50])" office:value-type="float" office:value="159316" calcext:value-type="float">
            <text:p>159,316</text:p>
          </table:table-cell>
          <table:table-cell table:formula="of:=SUM([.AB42:.AB50])" office:value-type="float" office:value="165987" calcext:value-type="float">
            <text:p>165,987</text:p>
          </table:table-cell>
          <table:table-cell table:formula="of:=SUM([.AC42:.AC50])" office:value-type="float" office:value="185727" calcext:value-type="float">
            <text:p>185,727</text:p>
          </table:table-cell>
          <table:table-cell table:formula="of:=SUM([.AD42:.AD50])" office:value-type="float" office:value="229623" calcext:value-type="float">
            <text:p>229,623</text:p>
          </table:table-cell>
          <table:table-cell table:formula="of:=SUM([.AE42:.AE50])" office:value-type="float" office:value="276054" calcext:value-type="float">
            <text:p>276,054</text:p>
          </table:table-cell>
          <table:table-cell table:formula="of:=SUM([.AF42:.AF50])" office:value-type="float" office:value="366021" calcext:value-type="float">
            <text:p>366,021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table:number-columns-repeated="36"/>
          <table:table-cell table:style-name="ce3" table:number-columns-repeated="16348"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3246" calcext:value-type="float">
            <text:p>3,246</text:p>
          </table:table-cell>
          <table:table-cell office:value-type="float" office:value="4008" calcext:value-type="float">
            <text:p>4,008</text:p>
          </table:table-cell>
          <table:table-cell office:value-type="float" office:value="3871" calcext:value-type="float">
            <text:p>3,871</text:p>
          </table:table-cell>
          <table:table-cell office:value-type="float" office:value="4990" calcext:value-type="float">
            <text:p>4,990</text:p>
          </table:table-cell>
          <table:table-cell office:value-type="float" office:value="3672" calcext:value-type="float">
            <text:p>3,672</text:p>
          </table:table-cell>
          <table:table-cell office:value-type="float" office:value="3093" calcext:value-type="float">
            <text:p>3,093</text:p>
          </table:table-cell>
          <table:table-cell office:value-type="float" office:value="4372" calcext:value-type="float">
            <text:p>4,372</text:p>
          </table:table-cell>
          <table:table-cell office:value-type="float" office:value="4849" calcext:value-type="float">
            <text:p>4,849</text:p>
          </table:table-cell>
          <table:table-cell office:value-type="float" office:value="3785" calcext:value-type="float">
            <text:p>3,785</text:p>
          </table:table-cell>
          <table:table-cell office:value-type="float" office:value="3173" calcext:value-type="float">
            <text:p>3,173</text:p>
          </table:table-cell>
          <table:table-cell office:value-type="float" office:value="7656" calcext:value-type="float">
            <text:p>7,656</text:p>
          </table:table-cell>
          <table:table-cell office:value-type="float" office:value="7687" calcext:value-type="float">
            <text:p>7,687</text:p>
          </table:table-cell>
          <table:table-cell office:value-type="float" office:value="8512" calcext:value-type="float">
            <text:p>8,512</text:p>
          </table:table-cell>
          <table:table-cell office:value-type="float" office:value="10271" calcext:value-type="float">
            <text:p>10,271</text:p>
          </table:table-cell>
          <table:table-cell office:value-type="float" office:value="7798" calcext:value-type="float">
            <text:p>7,798</text:p>
          </table:table-cell>
          <table:table-cell office:value-type="float" office:value="8894" calcext:value-type="float">
            <text:p>8,894</text:p>
          </table:table-cell>
          <table:table-cell table:number-columns-repeated="9"/>
          <table:table-cell office:value-type="float" office:value="1331" calcext:value-type="float">
            <text:p>1,331</text:p>
          </table:table-cell>
          <table:table-cell office:value-type="float" office:value="4083" calcext:value-type="float">
            <text:p>4,083</text:p>
          </table:table-cell>
          <table:table-cell office:value-type="float" office:value="4990" calcext:value-type="float">
            <text:p>4,990</text:p>
          </table:table-cell>
          <table:table-cell office:value-type="float" office:value="4849" calcext:value-type="float">
            <text:p>4,849</text:p>
          </table:table-cell>
          <table:table-cell office:value-type="float" office:value="7687" calcext:value-type="float">
            <text:p>7,687</text:p>
          </table:table-cell>
          <table:table-cell office:value-type="float" office:value="8894" calcext:value-type="float">
            <text:p>8,894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Op Lease</text:p>
          </table:table-cell>
          <table:table-cell table:formula="of:=+1159+12894" office:value-type="float" office:value="14053" calcext:value-type="float">
            <text:p>14,053</text:p>
          </table:table-cell>
          <table:table-cell table:formula="of:=+1275+14792" office:value-type="float" office:value="16067" calcext:value-type="float">
            <text:p>16,067</text:p>
          </table:table-cell>
          <table:table-cell table:formula="of:=+1291+14687" office:value-type="float" office:value="15978" calcext:value-type="float">
            <text:p>15,978</text:p>
          </table:table-cell>
          <table:table-cell table:formula="of:=+1367+15301" office:value-type="float" office:value="16668" calcext:value-type="float">
            <text:p>16,668</text:p>
          </table:table-cell>
          <table:table-cell table:formula="of:=+1479+16171" office:value-type="float" office:value="17650" calcext:value-type="float">
            <text:p>17,650</text:p>
          </table:table-cell>
          <table:table-cell table:formula="of:=+1396+16440" office:value-type="float" office:value="17836" calcext:value-type="float">
            <text:p>17,836</text:p>
          </table:table-cell>
          <table:table-cell table:formula="of:=+1460+16374" office:value-type="float" office:value="17834" calcext:value-type="float">
            <text:p>17,834</text:p>
          </table:table-cell>
          <table:table-cell table:formula="of:=+1623+17226" office:value-type="float" office:value="18849" calcext:value-type="float">
            <text:p>18,849</text:p>
          </table:table-cell>
          <table:table-cell table:formula="of:=+1676+17570" office:value-type="float" office:value="19246" calcext:value-type="float">
            <text:p>19,246</text:p>
          </table:table-cell>
          <table:table-cell table:formula="of:=+1917+17685" office:value-type="float" office:value="19602" calcext:value-type="float">
            <text:p>19,602</text:p>
          </table:table-cell>
          <table:table-cell table:formula="of:=+2016+18208" office:value-type="float" office:value="20224" calcext:value-type="float">
            <text:p>20,224</text:p>
          </table:table-cell>
          <table:table-cell table:formula="of:=+18292+1942" office:value-type="float" office:value="20234" calcext:value-type="float">
            <text:p>20,234</text:p>
          </table:table-cell>
          <table:table-cell table:formula="of:=+1976+18714" office:value-type="float" office:value="20690" calcext:value-type="float">
            <text:p>20,690</text:p>
          </table:table-cell>
          <table:table-cell table:formula="of:=+18751+1977" office:value-type="float" office:value="20728" calcext:value-type="float">
            <text:p>20,728</text:p>
          </table:table-cell>
          <table:table-cell table:formula="of:=+2113+20113" office:value-type="float" office:value="22226" calcext:value-type="float">
            <text:p>22,226</text:p>
          </table:table-cell>
          <table:table-cell table:formula="of:=+22940+2213" office:value-type="float" office:value="25153" calcext:value-type="float">
            <text:p>25,153</text:p>
          </table:table-cell>
          <table:table-cell table:number-columns-repeated="9"/>
          <table:table-cell table:formula="of:=+9631+1023" office:value-type="float" office:value="10654" calcext:value-type="float">
            <text:p>10,654</text:p>
          </table:table-cell>
          <table:table-cell table:formula="of:=+1127+12746" office:value-type="float" office:value="13873" calcext:value-type="float">
            <text:p>13,873</text:p>
          </table:table-cell>
          <table:table-cell table:formula="of:=+1367+15301" office:value-type="float" office:value="16668" calcext:value-type="float">
            <text:p>16,668</text:p>
          </table:table-cell>
          <table:table-cell table:formula="of:=+1623+17226" office:value-type="float" office:value="18849" calcext:value-type="float">
            <text:p>18,849</text:p>
          </table:table-cell>
          <table:table-cell table:formula="of:=+1942+18292" office:value-type="float" office:value="20234" calcext:value-type="float">
            <text:p>20,234</text:p>
          </table:table-cell>
          <table:table-cell table:formula="of:=+22940+2213" office:value-type="float" office:value="25153" calcext:value-type="float">
            <text:p>25,153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Accr Exp</text:p>
          </table:table-cell>
          <table:table-cell office:value-type="float" office:value="15226" calcext:value-type="float">
            <text:p>15,226</text:p>
          </table:table-cell>
          <table:table-cell office:value-type="float" office:value="15420" calcext:value-type="float">
            <text:p>15,420</text:p>
          </table:table-cell>
          <table:table-cell office:value-type="float" office:value="16036" calcext:value-type="float">
            <text:p>16,036</text:p>
          </table:table-cell>
          <table:table-cell office:value-type="float" office:value="19552" calcext:value-type="float">
            <text:p>19,552</text:p>
          </table:table-cell>
          <table:table-cell office:value-type="float" office:value="19345" calcext:value-type="float">
            <text:p>19,345</text:p>
          </table:table-cell>
          <table:table-cell office:value-type="float" office:value="24660" calcext:value-type="float">
            <text:p>24,660</text:p>
          </table:table-cell>
          <table:table-cell office:value-type="float" office:value="23929" calcext:value-type="float">
            <text:p>23,929</text:p>
          </table:table-cell>
          <table:table-cell office:value-type="float" office:value="25488" calcext:value-type="float">
            <text:p>25,488</text:p>
          </table:table-cell>
          <table:table-cell office:value-type="float" office:value="22640" calcext:value-type="float">
            <text:p>22,640</text:p>
          </table:table-cell>
          <table:table-cell office:value-type="float" office:value="21914" calcext:value-type="float">
            <text:p>21,914</text:p>
          </table:table-cell>
          <table:table-cell office:value-type="float" office:value="23658" calcext:value-type="float">
            <text:p>23,658</text:p>
          </table:table-cell>
          <table:table-cell office:value-type="float" office:value="23967" calcext:value-type="float">
            <text:p>23,967</text:p>
          </table:table-cell>
          <table:table-cell office:value-type="float" office:value="23402" calcext:value-type="float">
            <text:p>23,402</text:p>
          </table:table-cell>
          <table:table-cell office:value-type="float" office:value="25057" calcext:value-type="float">
            <text:p>25,057</text:p>
          </table:table-cell>
          <table:table-cell office:value-type="float" office:value="27047" calcext:value-type="float">
            <text:p>27,047</text:p>
          </table:table-cell>
          <table:table-cell office:value-type="float" office:value="30729" calcext:value-type="float">
            <text:p>30,729</text:p>
          </table:table-cell>
          <table:table-cell table:number-columns-repeated="9"/>
          <table:table-cell office:value-type="float" office:value="11152" calcext:value-type="float">
            <text:p>11,152</text:p>
          </table:table-cell>
          <table:table-cell office:value-type="float" office:value="14873" calcext:value-type="float">
            <text:p>14,873</text:p>
          </table:table-cell>
          <table:table-cell office:value-type="float" office:value="19552" calcext:value-type="float">
            <text:p>19,552</text:p>
          </table:table-cell>
          <table:table-cell office:value-type="float" office:value="25488" calcext:value-type="float">
            <text:p>25,488</text:p>
          </table:table-cell>
          <table:table-cell office:value-type="float" office:value="23967" calcext:value-type="float">
            <text:p>23,967</text:p>
          </table:table-cell>
          <table:table-cell office:value-type="float" office:value="30729" calcext:value-type="float">
            <text:p>30,729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Debt</text:p>
          </table:table-cell>
          <table:table-cell table:number-columns-repeated="2" office:value-type="float" office:value="0" calcext:value-type="float">
            <text:p>-</text:p>
          </table:table-cell>
          <table:table-cell office:value-type="float" office:value="9922" calcext:value-type="float">
            <text:p>9,922</text:p>
          </table:table-cell>
          <table:table-cell office:value-type="float" office:value="9923" calcext:value-type="float">
            <text:p>9,923</text:p>
          </table:table-cell>
          <table:table-cell office:value-type="float" office:value="9925" calcext:value-type="float">
            <text:p>9,925</text:p>
          </table:table-cell>
          <table:table-cell office:value-type="float" office:value="18382" calcext:value-type="float">
            <text:p>18,382</text:p>
          </table:table-cell>
          <table:table-cell office:value-type="float" office:value="18383" calcext:value-type="float">
            <text:p>18,383</text:p>
          </table:table-cell>
          <table:table-cell office:value-type="float" office:value="18385" calcext:value-type="float">
            <text:p>18,385</text:p>
          </table:table-cell>
          <table:table-cell office:value-type="float" office:value="18387" calcext:value-type="float">
            <text:p>18,387</text:p>
          </table:table-cell>
          <table:table-cell office:value-type="float" office:value="18389" calcext:value-type="float">
            <text:p>18,389</text:p>
          </table:table-cell>
          <table:table-cell office:value-type="float" office:value="28823" calcext:value-type="float">
            <text:p>28,823</text:p>
          </table:table-cell>
          <table:table-cell office:value-type="float" office:value="28826" calcext:value-type="float">
            <text:p>28,826</text:p>
          </table:table-cell>
          <table:table-cell office:value-type="float" office:value="28829" calcext:value-type="float">
            <text:p>28,829</text:p>
          </table:table-cell>
          <table:table-cell office:value-type="float" office:value="28832" calcext:value-type="float">
            <text:p>28,832</text:p>
          </table:table-cell>
          <table:table-cell office:value-type="float" office:value="28834" calcext:value-type="float">
            <text:p>28,834</text:p>
          </table:table-cell>
          <table:table-cell office:value-type="float" office:value="58744" calcext:value-type="float">
            <text:p>58,744</text:p>
          </table:table-cell>
          <table:table-cell table:number-columns-repeated="10"/>
          <table:table-cell office:value-type="float" office:value="0" calcext:value-type="float">
            <text:p>-</text:p>
          </table:table-cell>
          <table:table-cell office:value-type="float" office:value="9923" calcext:value-type="float">
            <text:p>9,923</text:p>
          </table:table-cell>
          <table:table-cell office:value-type="float" office:value="18385" calcext:value-type="float">
            <text:p>18,385</text:p>
          </table:table-cell>
          <table:table-cell office:value-type="float" office:value="28826" calcext:value-type="float">
            <text:p>28,826</text:p>
          </table:table-cell>
          <table:table-cell office:value-type="float" office:value="58744" calcext:value-type="float">
            <text:p>58,744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Income Tax</text:p>
          </table:table-cell>
          <table:table-cell table:number-columns-repeated="7" office:value-type="float" office:value="0" calcext:value-type="float">
            <text:p>-</text:p>
          </table:table-cell>
          <table:table-cell office:value-type="float" office:value="7514" calcext:value-type="float">
            <text:p>7,514</text:p>
          </table:table-cell>
          <table:table-cell office:value-type="float" office:value="7795" calcext:value-type="float">
            <text:p>7,795</text:p>
          </table:table-cell>
          <table:table-cell office:value-type="float" office:value="7897" calcext:value-type="float">
            <text:p>7,897</text:p>
          </table:table-cell>
          <table:table-cell office:value-type="float" office:value="9171" calcext:value-type="float">
            <text:p>9,171</text:p>
          </table:table-cell>
          <table:table-cell office:value-type="float" office:value="9987" calcext:value-type="float">
            <text:p>9,987</text:p>
          </table:table-cell>
          <table:table-cell office:value-type="float" office:value="10991" calcext:value-type="float">
            <text:p>10,991</text:p>
          </table:table-cell>
          <table:table-cell office:value-type="float" office:value="12046" calcext:value-type="float">
            <text:p>12,046</text:p>
          </table:table-cell>
          <table:table-cell office:value-type="float" office:value="11738" calcext:value-type="float">
            <text:p>11,738</text:p>
          </table:table-cell>
          <table:table-cell office:value-type="float" office:value="21005" calcext:value-type="float">
            <text:p>21,005</text:p>
          </table:table-cell>
          <table:table-cell table:number-columns-repeated="10"/>
          <table:table-cell table:number-columns-repeated="2" office:value-type="float" office:value="0" calcext:value-type="float">
            <text:p>-</text:p>
          </table:table-cell>
          <table:table-cell office:value-type="float" office:value="7514" calcext:value-type="float">
            <text:p>7,514</text:p>
          </table:table-cell>
          <table:table-cell office:value-type="float" office:value="9987" calcext:value-type="float">
            <text:p>9,987</text:p>
          </table:table-cell>
          <table:table-cell office:value-type="float" office:value="21005" calcext:value-type="float">
            <text:p>21,005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Other</text:p>
          </table:table-cell>
          <table:table-cell table:formula="of:=+7010+520+935" office:value-type="float" office:value="8465" calcext:value-type="float">
            <text:p>8,465</text:p>
          </table:table-cell>
          <table:table-cell table:formula="of:=+7003+982+532" office:value-type="float" office:value="8517" calcext:value-type="float">
            <text:p>8,517</text:p>
          </table:table-cell>
          <table:table-cell table:formula="of:=+7504+514+975" office:value-type="float" office:value="8993" calcext:value-type="float">
            <text:p>8,993</text:p>
          </table:table-cell>
          <table:table-cell table:formula="of:=+7764+1117" office:value-type="float" office:value="8881" calcext:value-type="float">
            <text:p>8,881</text:p>
          </table:table-cell>
          <table:table-cell table:formula="of:=+8219+885" office:value-type="float" office:value="9104" calcext:value-type="float">
            <text:p>9,104</text:p>
          </table:table-cell>
          <table:table-cell table:formula="of:=+7912+772" office:value-type="float" office:value="8684" calcext:value-type="float">
            <text:p>8,684</text:p>
          </table:table-cell>
          <table:table-cell table:formula="of:=+8113+770" office:value-type="float" office:value="8883" calcext:value-type="float">
            <text:p>8,883</text:p>
          </table:table-cell>
          <table:table-cell office:value-type="float" office:value="1370" calcext:value-type="float">
            <text:p>1,370</text:p>
          </table:table-cell>
          <table:table-cell office:value-type="float" office:value="1462" calcext:value-type="float">
            <text:p>1,462</text:p>
          </table:table-cell>
          <table:table-cell office:value-type="float" office:value="2500" calcext:value-type="float">
            <text:p>2,500</text:p>
          </table:table-cell>
          <table:table-cell office:value-type="float" office:value="2347" calcext:value-type="float">
            <text:p>2,347</text:p>
          </table:table-cell>
          <table:table-cell table:style-name="Default" office:value-type="float" office:value="2716" calcext:value-type="float">
            <text:p>2716</text:p>
          </table:table-cell>
          <table:table-cell office:value-type="float" office:value="2760" calcext:value-type="float">
            <text:p>2,760</text:p>
          </table:table-cell>
          <table:table-cell office:value-type="float" office:value="2740" calcext:value-type="float">
            <text:p>2,740</text:p>
          </table:table-cell>
          <table:table-cell office:value-type="float" office:value="12135" calcext:value-type="float">
            <text:p>12,135</text:p>
          </table:table-cell>
          <table:table-cell table:style-name="Default" office:value-type="float" office:value="4253" calcext:value-type="float">
            <text:p>4253</text:p>
          </table:table-cell>
          <table:table-cell table:number-columns-repeated="9"/>
          <table:table-cell table:formula="of:=+6414+382+1093" office:value-type="float" office:value="7889" calcext:value-type="float">
            <text:p>7,889</text:p>
          </table:table-cell>
          <table:table-cell table:formula="of:=+7227+1052" office:value-type="float" office:value="8279" calcext:value-type="float">
            <text:p>8,279</text:p>
          </table:table-cell>
          <table:table-cell table:formula="of:=+7764+1117" office:value-type="float" office:value="8881" calcext:value-type="float">
            <text:p>8,881</text:p>
          </table:table-cell>
          <table:table-cell office:value-type="float" office:value="1370" calcext:value-type="float">
            <text:p>1,370</text:p>
          </table:table-cell>
          <table:table-cell office:value-type="float" office:value="2716" calcext:value-type="float">
            <text:p>2,716</text:p>
          </table:table-cell>
          <table:table-cell office:value-type="float" office:value="4253" calcext:value-type="float">
            <text:p>4,253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L</text:p>
          </table:table-cell>
          <table:table-cell table:formula="of:=SUM([.B53:.B58])" office:value-type="float" office:value="40990" calcext:value-type="float">
            <text:p>40,990</text:p>
          </table:table-cell>
          <table:table-cell table:formula="of:=SUM([.C53:.C58])" office:value-type="float" office:value="44012" calcext:value-type="float">
            <text:p>44,012</text:p>
          </table:table-cell>
          <table:table-cell table:formula="of:=SUM([.D53:.D58])" office:value-type="float" office:value="54800" calcext:value-type="float">
            <text:p>54,800</text:p>
          </table:table-cell>
          <table:table-cell table:formula="of:=SUM([.E53:.E58])" office:value-type="float" office:value="60014" calcext:value-type="float">
            <text:p>60,014</text:p>
          </table:table-cell>
          <table:table-cell table:formula="of:=SUM([.F53:.F58])" office:value-type="float" office:value="59696" calcext:value-type="float">
            <text:p>59,696</text:p>
          </table:table-cell>
          <table:table-cell table:formula="of:=SUM([.G53:.G58])" office:value-type="float" office:value="72655" calcext:value-type="float">
            <text:p>72,655</text:p>
          </table:table-cell>
          <table:table-cell table:formula="of:=SUM([.H53:.H58])" office:value-type="float" office:value="73401" calcext:value-type="float">
            <text:p>73,401</text:p>
          </table:table-cell>
          <table:table-cell table:formula="of:=SUM([.I53:.I58])" office:value-type="float" office:value="76455" calcext:value-type="float">
            <text:p>76,455</text:p>
          </table:table-cell>
          <table:table-cell table:formula="of:=SUM([.J53:.J58])" office:value-type="float" office:value="73315" calcext:value-type="float">
            <text:p>73,315</text:p>
          </table:table-cell>
          <table:table-cell table:formula="of:=SUM([.K53:.K58])" office:value-type="float" office:value="73475" calcext:value-type="float">
            <text:p>73,475</text:p>
          </table:table-cell>
          <table:table-cell table:formula="of:=SUM([.L53:.L58])" office:value-type="float" office:value="91879" calcext:value-type="float">
            <text:p>91,879</text:p>
          </table:table-cell>
          <table:table-cell table:formula="of:=SUM([.M53:.M58])" office:value-type="float" office:value="93417" calcext:value-type="float">
            <text:p>93,417</text:p>
          </table:table-cell>
          <table:table-cell table:formula="of:=SUM([.N53:.N58])" office:value-type="float" office:value="95184" calcext:value-type="float">
            <text:p>95,184</text:p>
          </table:table-cell>
          <table:table-cell table:formula="of:=SUM([.O53:.O58])" office:value-type="float" office:value="99674" calcext:value-type="float">
            <text:p>99,674</text:p>
          </table:table-cell>
          <table:table-cell table:formula="of:=SUM([.P53:.P58])" office:value-type="float" office:value="109778" calcext:value-type="float">
            <text:p>109,778</text:p>
          </table:table-cell>
          <table:table-cell table:formula="of:=SUM([.Q53:.Q58])" office:value-type="float" office:value="148778" calcext:value-type="float">
            <text:p>148,778</text:p>
          </table:table-cell>
          <table:table-cell table:number-columns-repeated="9"/>
          <table:table-cell table:formula="of:=SUM([.AA53:.AA58])" office:value-type="float" office:value="31026" calcext:value-type="float">
            <text:p>31,026</text:p>
          </table:table-cell>
          <table:table-cell table:formula="of:=SUM([.AB53:.AB58])" office:value-type="float" office:value="41108" calcext:value-type="float">
            <text:p>41,108</text:p>
          </table:table-cell>
          <table:table-cell table:formula="of:=SUM([.AC53:.AC58])" office:value-type="float" office:value="60014" calcext:value-type="float">
            <text:p>60,014</text:p>
          </table:table-cell>
          <table:table-cell table:formula="of:=SUM([.AD53:.AD58])" office:value-type="float" office:value="76455" calcext:value-type="float">
            <text:p>76,455</text:p>
          </table:table-cell>
          <table:table-cell table:formula="of:=SUM([.AE53:.AE58])" office:value-type="float" office:value="93417" calcext:value-type="float">
            <text:p>93,417</text:p>
          </table:table-cell>
          <table:table-cell table:formula="of:=SUM([.AF53:.AF58])" office:value-type="float" office:value="148778" calcext:value-type="float">
            <text:p>148,778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57512" calcext:value-type="float">
            <text:p>57,512</text:p>
          </table:table-cell>
          <table:table-cell office:value-type="float" office:value="59929" calcext:value-type="float">
            <text:p>59,929</text:p>
          </table:table-cell>
          <table:table-cell office:value-type="float" office:value="62092" calcext:value-type="float">
            <text:p>62,092</text:p>
          </table:table-cell>
          <table:table-cell office:value-type="float" office:value="64444" calcext:value-type="float">
            <text:p>64,444</text:p>
          </table:table-cell>
          <table:table-cell office:value-type="float" office:value="66535" calcext:value-type="float">
            <text:p>66,535</text:p>
          </table:table-cell>
          <table:table-cell office:value-type="float" office:value="69159" calcext:value-type="float">
            <text:p>69,159</text:p>
          </table:table-cell>
          <table:table-cell office:value-type="float" office:value="71224" calcext:value-type="float">
            <text:p>71,224</text:p>
          </table:table-cell>
          <table:table-cell table:number-columns-repeated="9" office:value-type="float" office:value="0" calcext:value-type="float">
            <text:p>-</text:p>
          </table:table-cell>
          <table:table-cell table:number-columns-repeated="9"/>
          <table:table-cell table:number-columns-repeated="6" office:value-type="float" office:value="0" calcext:value-type="float">
            <text:p>-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Add paid in Cap</text:p>
          </table:table-cell>
          <table:table-cell office:value-type="float" office:value="-1996" calcext:value-type="float">
            <text:p>(1,996)</text:p>
          </table:table-cell>
          <table:table-cell office:value-type="float" office:value="-3411" calcext:value-type="float">
            <text:p>(3,411)</text:p>
          </table:table-cell>
          <table:table-cell office:value-type="float" office:value="-5054" calcext:value-type="float">
            <text:p>(5,054)</text:p>
          </table:table-cell>
          <table:table-cell office:value-type="float" office:value="-3530" calcext:value-type="float">
            <text:p>(3,530)</text:p>
          </table:table-cell>
          <table:table-cell office:value-type="float" office:value="-2981" calcext:value-type="float">
            <text:p>(2,981)</text:p>
          </table:table-cell>
          <table:table-cell office:value-type="float" office:value="-3106" calcext:value-type="float">
            <text:p>(3,106)</text:p>
          </table:table-cell>
          <table:table-cell office:value-type="float" office:value="-3556" calcext:value-type="float">
            <text:p>(3,556)</text:p>
          </table:table-cell>
          <table:table-cell office:value-type="float" office:value="73253" calcext:value-type="float">
            <text:p>73,253</text:p>
          </table:table-cell>
          <table:table-cell office:value-type="float" office:value="75391" calcext:value-type="float">
            <text:p>75,391</text:p>
          </table:table-cell>
          <table:table-cell office:value-type="float" office:value="78270" calcext:value-type="float">
            <text:p>78,270</text:p>
          </table:table-cell>
          <table:table-cell office:value-type="float" office:value="80749" calcext:value-type="float">
            <text:p>80,749</text:p>
          </table:table-cell>
          <table:table-cell office:value-type="float" office:value="83228" calcext:value-type="float">
            <text:p>83,228</text:p>
          </table:table-cell>
          <table:table-cell office:value-type="float" office:value="85568" calcext:value-type="float">
            <text:p>85,568</text:p>
          </table:table-cell>
          <table:table-cell office:value-type="float" office:value="88496" calcext:value-type="float">
            <text:p>88,496</text:p>
          </table:table-cell>
          <table:table-cell office:value-type="float" office:value="92330" calcext:value-type="float">
            <text:p>92,330</text:p>
          </table:table-cell>
          <table:table-cell office:value-type="float" office:value="95793" calcext:value-type="float">
            <text:p>95,793</text:p>
          </table:table-cell>
          <table:table-cell table:number-columns-repeated="9"/>
          <table:table-cell office:value-type="float" office:value="50018" calcext:value-type="float">
            <text:p>50,018</text:p>
          </table:table-cell>
          <table:table-cell office:value-type="float" office:value="55811" calcext:value-type="float">
            <text:p>55,811</text:p>
          </table:table-cell>
          <table:table-cell office:value-type="float" office:value="64444" calcext:value-type="float">
            <text:p>64,444</text:p>
          </table:table-cell>
          <table:table-cell office:value-type="float" office:value="73253" calcext:value-type="float">
            <text:p>73,253</text:p>
          </table:table-cell>
          <table:table-cell office:value-type="float" office:value="83228" calcext:value-type="float">
            <text:p>83,228</text:p>
          </table:table-cell>
          <table:table-cell office:value-type="float" office:value="95793" calcext:value-type="float">
            <text:p>95,793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Other Income</text:p>
          </table:table-cell>
          <table:table-cell table:number-columns-repeated="7" office:value-type="float" office:value="0" calcext:value-type="float">
            <text:p>-</text:p>
          </table:table-cell>
          <table:table-cell office:value-type="float" office:value="-2155" calcext:value-type="float">
            <text:p>(2,155)</text:p>
          </table:table-cell>
          <table:table-cell office:value-type="float" office:value="-2655" calcext:value-type="float">
            <text:p>(2,655)</text:p>
          </table:table-cell>
          <table:table-cell office:value-type="float" office:value="-2695" calcext:value-type="float">
            <text:p>(2,695)</text:p>
          </table:table-cell>
          <table:table-cell office:value-type="float" office:value="-1192" calcext:value-type="float">
            <text:p>(1,192)</text:p>
          </table:table-cell>
          <table:table-cell office:value-type="float" office:value="-3097" calcext:value-type="float">
            <text:p>(3,097)</text:p>
          </table:table-cell>
          <table:table-cell office:value-type="float" office:value="-1865" calcext:value-type="float">
            <text:p>(1,865)</text:p>
          </table:table-cell>
          <table:table-cell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office:value-type="float" office:value="271" calcext:value-type="float">
            <text:p>271</text:p>
          </table:table-cell>
          <table:table-cell table:number-columns-repeated="9"/>
          <table:table-cell office:value-type="float" office:value="927" calcext:value-type="float">
            <text:p>927</text:p>
          </table:table-cell>
          <table:table-cell office:value-type="float" office:value="-693" calcext:value-type="float">
            <text:p>(693)</text:p>
          </table:table-cell>
          <table:table-cell office:value-type="float" office:value="-3530" calcext:value-type="float">
            <text:p>(3,530)</text:p>
          </table:table-cell>
          <table:table-cell office:value-type="float" office:value="-2155" calcext:value-type="float">
            <text:p>(2,155)</text:p>
          </table:table-cell>
          <table:table-cell office:value-type="float" office:value="-3097" calcext:value-type="float">
            <text:p>(3,097)</text:p>
          </table:table-cell>
          <table:table-cell office:value-type="float" office:value="271" calcext:value-type="float">
            <text:p>271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Ret. Income</text:p>
          </table:table-cell>
          <table:table-cell office:value-type="float" office:value="67712" calcext:value-type="float">
            <text:p>67,712</text:p>
          </table:table-cell>
          <table:table-cell office:value-type="float" office:value="69249" calcext:value-type="float">
            <text:p>69,249</text:p>
          </table:table-cell>
          <table:table-cell office:value-type="float" office:value="67056" calcext:value-type="float">
            <text:p>67,056</text:p>
          </table:table-cell>
          <table:table-cell office:value-type="float" office:value="64799" calcext:value-type="float">
            <text:p>64,799</text:p>
          </table:table-cell>
          <table:table-cell office:value-type="float" office:value="61241" calcext:value-type="float">
            <text:p>61,241</text:p>
          </table:table-cell>
          <table:table-cell office:value-type="float" office:value="67980" calcext:value-type="float">
            <text:p>67,980</text:p>
          </table:table-cell>
          <table:table-cell office:value-type="float" office:value="75205" calcext:value-type="float">
            <text:p>75,205</text:p>
          </table:table-cell>
          <table:table-cell office:value-type="float" office:value="82070" calcext:value-type="float">
            <text:p>82,070</text:p>
          </table:table-cell>
          <table:table-cell office:value-type="float" office:value="76793" calcext:value-type="float">
            <text:p>76,793</text:p>
          </table:table-cell>
          <table:table-cell office:value-type="float" office:value="81188" calcext:value-type="float">
            <text:p>81,188</text:p>
          </table:table-cell>
          <table:table-cell office:value-type="float" office:value="84972" calcext:value-type="float">
            <text:p>84,972</text:p>
          </table:table-cell>
          <table:table-cell office:value-type="float" office:value="102506" calcext:value-type="float">
            <text:p>102,506</text:p>
          </table:table-cell>
          <table:table-cell office:value-type="float" office:value="101326" calcext:value-type="float">
            <text:p>101,326</text:p>
          </table:table-cell>
          <table:table-cell office:value-type="float" office:value="106345" calcext:value-type="float">
            <text:p>106,345</text:p>
          </table:table-cell>
          <table:table-cell office:value-type="float" office:value="101577" calcext:value-type="float">
            <text:p>101,577</text:p>
          </table:table-cell>
          <table:table-cell office:value-type="float" office:value="121179" calcext:value-type="float">
            <text:p>121,179</text:p>
          </table:table-cell>
          <table:table-cell table:number-columns-repeated="9"/>
          <table:table-cell office:value-type="float" office:value="77345" calcext:value-type="float">
            <text:p>77,345</text:p>
          </table:table-cell>
          <table:table-cell office:value-type="float" office:value="69761" calcext:value-type="float">
            <text:p>69,761</text:p>
          </table:table-cell>
          <table:table-cell office:value-type="float" office:value="64799" calcext:value-type="float">
            <text:p>64,799</text:p>
          </table:table-cell>
          <table:table-cell office:value-type="float" office:value="82070" calcext:value-type="float">
            <text:p>82,070</text:p>
          </table:table-cell>
          <table:table-cell office:value-type="float" office:value="102506" calcext:value-type="float">
            <text:p>102,506</text:p>
          </table:table-cell>
          <table:table-cell office:value-type="float" office:value="121179" calcext:value-type="float">
            <text:p>121,179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SE</text:p>
          </table:table-cell>
          <table:table-cell table:formula="of:=SUM([.B60:.B63])" office:value-type="float" office:value="123228" calcext:value-type="float">
            <text:p>123,228</text:p>
          </table:table-cell>
          <table:table-cell table:formula="of:=SUM([.C60:.C63])" office:value-type="float" office:value="125767" calcext:value-type="float">
            <text:p>125,767</text:p>
          </table:table-cell>
          <table:table-cell table:formula="of:=SUM([.D60:.D63])" office:value-type="float" office:value="124094" calcext:value-type="float">
            <text:p>124,094</text:p>
          </table:table-cell>
          <table:table-cell table:formula="of:=SUM([.E60:.E63])" office:value-type="float" office:value="125713" calcext:value-type="float">
            <text:p>125,713</text:p>
          </table:table-cell>
          <table:table-cell table:formula="of:=SUM([.F60:.F63])" office:value-type="float" office:value="124795" calcext:value-type="float">
            <text:p>124,795</text:p>
          </table:table-cell>
          <table:table-cell table:formula="of:=SUM([.G60:.G63])" office:value-type="float" office:value="134033" calcext:value-type="float">
            <text:p>134,033</text:p>
          </table:table-cell>
          <table:table-cell table:formula="of:=SUM([.H60:.H63])" office:value-type="float" office:value="142873" calcext:value-type="float">
            <text:p>142,873</text:p>
          </table:table-cell>
          <table:table-cell table:formula="of:=SUM([.I60:.I63])" office:value-type="float" office:value="153168" calcext:value-type="float">
            <text:p>153,168</text:p>
          </table:table-cell>
          <table:table-cell table:formula="of:=SUM([.J60:.J63])" office:value-type="float" office:value="149529" calcext:value-type="float">
            <text:p>149,529</text:p>
          </table:table-cell>
          <table:table-cell table:formula="of:=SUM([.K60:.K63])" office:value-type="float" office:value="156763" calcext:value-type="float">
            <text:p>156,763</text:p>
          </table:table-cell>
          <table:table-cell table:formula="of:=SUM([.L60:.L63])" office:value-type="float" office:value="164529" calcext:value-type="float">
            <text:p>164,529</text:p>
          </table:table-cell>
          <table:table-cell table:formula="of:=SUM([.M60:.M63])" office:value-type="float" office:value="182637" calcext:value-type="float">
            <text:p>182,637</text:p>
          </table:table-cell>
          <table:table-cell table:formula="of:=SUM([.N60:.N63])" office:value-type="float" office:value="185029" calcext:value-type="float">
            <text:p>185,029</text:p>
          </table:table-cell>
          <table:table-cell table:formula="of:=SUM([.O60:.O63])" office:value-type="float" office:value="195070" calcext:value-type="float">
            <text:p>195,070</text:p>
          </table:table-cell>
          <table:table-cell table:formula="of:=SUM([.P60:.P63])" office:value-type="float" office:value="194066" calcext:value-type="float">
            <text:p>194,066</text:p>
          </table:table-cell>
          <table:table-cell table:formula="of:=SUM([.Q60:.Q63])" office:value-type="float" office:value="217243" calcext:value-type="float">
            <text:p>217,243</text:p>
          </table:table-cell>
          <table:table-cell table:number-columns-repeated="9"/>
          <table:table-cell table:formula="of:=SUM([.AA60:.AA63])" office:value-type="float" office:value="128290" calcext:value-type="float">
            <text:p>128,290</text:p>
          </table:table-cell>
          <table:table-cell table:formula="of:=SUM([.AB60:.AB63])" office:value-type="float" office:value="124879" calcext:value-type="float">
            <text:p>124,879</text:p>
          </table:table-cell>
          <table:table-cell table:formula="of:=SUM([.AC60:.AC63])" office:value-type="float" office:value="125713" calcext:value-type="float">
            <text:p>125,713</text:p>
          </table:table-cell>
          <table:table-cell table:formula="of:=SUM([.AD60:.AD63])" office:value-type="float" office:value="153168" calcext:value-type="float">
            <text:p>153,168</text:p>
          </table:table-cell>
          <table:table-cell table:formula="of:=SUM([.AE60:.AE63])" office:value-type="float" office:value="182637" calcext:value-type="float">
            <text:p>182,637</text:p>
          </table:table-cell>
          <table:table-cell table:formula="of:=SUM([.AF60:.AF63])" office:value-type="float" office:value="217243" calcext:value-type="float">
            <text:p>217,243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L+SE</text:p>
          </table:table-cell>
          <table:table-cell table:formula="of:=[.B64]+[.B59]" office:value-type="float" office:value="164218" calcext:value-type="float">
            <text:p>164,218</text:p>
          </table:table-cell>
          <table:table-cell table:formula="of:=[.C64]+[.C59]" office:value-type="float" office:value="169779" calcext:value-type="float">
            <text:p>169,779</text:p>
          </table:table-cell>
          <table:table-cell table:formula="of:=[.D64]+[.D59]" office:value-type="float" office:value="178894" calcext:value-type="float">
            <text:p>178,894</text:p>
          </table:table-cell>
          <table:table-cell table:formula="of:=[.E64]+[.E59]" office:value-type="float" office:value="185727" calcext:value-type="float">
            <text:p>185,727</text:p>
          </table:table-cell>
          <table:table-cell table:formula="of:=[.F64]+[.F59]" office:value-type="float" office:value="184491" calcext:value-type="float">
            <text:p>184,491</text:p>
          </table:table-cell>
          <table:table-cell table:formula="of:=[.G64]+[.G59]" office:value-type="float" office:value="206688" calcext:value-type="float">
            <text:p>206,688</text:p>
          </table:table-cell>
          <table:table-cell table:formula="of:=[.H64]+[.H59]" office:value-type="float" office:value="216274" calcext:value-type="float">
            <text:p>216,274</text:p>
          </table:table-cell>
          <table:table-cell table:formula="of:=[.I64]+[.I59]" office:value-type="float" office:value="229623" calcext:value-type="float">
            <text:p>229,623</text:p>
          </table:table-cell>
          <table:table-cell table:formula="of:=[.J64]+[.J59]" office:value-type="float" office:value="222844" calcext:value-type="float">
            <text:p>222,844</text:p>
          </table:table-cell>
          <table:table-cell table:formula="of:=[.K64]+[.K59]" office:value-type="float" office:value="230238" calcext:value-type="float">
            <text:p>230,238</text:p>
          </table:table-cell>
          <table:table-cell table:formula="of:=[.L64]+[.L59]" office:value-type="float" office:value="256408" calcext:value-type="float">
            <text:p>256,408</text:p>
          </table:table-cell>
          <table:table-cell table:formula="of:=[.M64]+[.M59]" office:value-type="float" office:value="276054" calcext:value-type="float">
            <text:p>276,054</text:p>
          </table:table-cell>
          <table:table-cell table:formula="of:=[.N64]+[.N59]" office:value-type="float" office:value="280213" calcext:value-type="float">
            <text:p>280,213</text:p>
          </table:table-cell>
          <table:table-cell table:formula="of:=[.O64]+[.O59]" office:value-type="float" office:value="294744" calcext:value-type="float">
            <text:p>294,744</text:p>
          </table:table-cell>
          <table:table-cell table:formula="of:=[.P64]+[.P59]" office:value-type="float" office:value="303844" calcext:value-type="float">
            <text:p>303,844</text:p>
          </table:table-cell>
          <table:table-cell table:formula="of:=[.Q64]+[.Q59]" office:value-type="float" office:value="366021" calcext:value-type="float">
            <text:p>366,021</text:p>
          </table:table-cell>
          <table:table-cell table:number-columns-repeated="9"/>
          <table:table-cell table:formula="of:=[.AA64]+[.AA59]" office:value-type="float" office:value="159316" calcext:value-type="float">
            <text:p>159,316</text:p>
          </table:table-cell>
          <table:table-cell table:formula="of:=[.AB64]+[.AB59]" office:value-type="float" office:value="165987" calcext:value-type="float">
            <text:p>165,987</text:p>
          </table:table-cell>
          <table:table-cell table:formula="of:=[.AC64]+[.AC59]" office:value-type="float" office:value="185727" calcext:value-type="float">
            <text:p>185,727</text:p>
          </table:table-cell>
          <table:table-cell table:formula="of:=[.AD64]+[.AD59]" office:value-type="float" office:value="229623" calcext:value-type="float">
            <text:p>229,623</text:p>
          </table:table-cell>
          <table:table-cell table:formula="of:=[.AE64]+[.AE59]" office:value-type="float" office:value="276054" calcext:value-type="float">
            <text:p>276,054</text:p>
          </table:table-cell>
          <table:table-cell table:formula="of:=[.AF64]+[.AF59]" office:value-type="float" office:value="366021" calcext:value-type="float">
            <text:p>366,021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table:number-columns-repeated="36"/>
          <table:table-cell table:style-name="ce3" table:number-columns-repeated="16348"/>
        </table:table-row>
        <table:table-row table:style-name="ro1">
          <table:table-cell office:value-type="string" calcext:value-type="string">
            <text:p>Model NI</text:p>
          </table:table-cell>
          <table:table-cell table:formula="of:=[.B22]" office:value-type="float" office:value="7465" calcext:value-type="float">
            <text:p>7,465</text:p>
          </table:table-cell>
          <table:table-cell table:formula="of:=[.C22]" office:value-type="float" office:value="6687" calcext:value-type="float">
            <text:p>6,687</text:p>
          </table:table-cell>
          <table:table-cell table:formula="of:=[.D22]" office:value-type="float" office:value="4395" calcext:value-type="float">
            <text:p>4,395</text:p>
          </table:table-cell>
          <table:table-cell table:formula="of:=[.E22]" office:value-type="float" office:value="4652" calcext:value-type="float">
            <text:p>4,652</text:p>
          </table:table-cell>
          <table:table-cell table:formula="of:=[.F22]" office:value-type="float" office:value="5709" calcext:value-type="float">
            <text:p>5,709</text:p>
          </table:table-cell>
          <table:table-cell table:formula="of:=[.G22]" office:value-type="float" office:value="7788" calcext:value-type="float">
            <text:p>7,788</text:p>
          </table:table-cell>
          <table:table-cell table:formula="of:=[.H22]" office:value-type="float" office:value="11583" calcext:value-type="float">
            <text:p>11,583</text:p>
          </table:table-cell>
          <table:table-cell table:formula="of:=[.I22]" office:value-type="float" office:value="14017" calcext:value-type="float">
            <text:p>14,017</text:p>
          </table:table-cell>
          <table:table-cell table:formula="of:=[.J22]" office:value-type="float" office:value="12369" calcext:value-type="float">
            <text:p>12,369</text:p>
          </table:table-cell>
          <table:table-cell table:formula="of:=[.K22]" office:value-type="float" office:value="13465" calcext:value-type="float">
            <text:p>13,465</text:p>
          </table:table-cell>
          <table:table-cell table:formula="of:=[.L22]" office:value-type="float" office:value="15688" calcext:value-type="float">
            <text:p>15,688</text:p>
          </table:table-cell>
          <table:table-cell table:formula="of:=[.M22]" office:value-type="float" office:value="20838" calcext:value-type="float">
            <text:p>20,838</text:p>
          </table:table-cell>
          <table:table-cell table:formula="of:=[.N22]" office:value-type="float" office:value="16644" calcext:value-type="float">
            <text:p>16,644</text:p>
          </table:table-cell>
          <table:table-cell table:formula="of:=[.O22]" office:value-type="float" office:value="18337" calcext:value-type="float">
            <text:p>18,337</text:p>
          </table:table-cell>
          <table:table-cell table:formula="of:=[.P22]" office:value-type="float" office:value="2709" calcext:value-type="float">
            <text:p>2,709</text:p>
          </table:table-cell>
          <table:table-cell table:formula="of:=[.Q22]" office:value-type="float" office:value="22768" calcext:value-type="float">
            <text:p>22,768</text:p>
          </table:table-cell>
          <table:table-cell table:number-columns-repeated="9"/>
          <table:table-cell table:formula="of:=[.AA22]" office:value-type="float" office:value="29146" calcext:value-type="float">
            <text:p>29,146</text:p>
          </table:table-cell>
          <table:table-cell table:formula="of:=[.AB22]" office:value-type="float" office:value="39370" calcext:value-type="float">
            <text:p>39,370</text:p>
          </table:table-cell>
          <table:table-cell table:formula="of:=[.AC22]" office:value-type="float" office:value="23200" calcext:value-type="float">
            <text:p>23,200</text:p>
          </table:table-cell>
          <table:table-cell table:formula="of:=[.AD22]" office:value-type="float" office:value="39098" calcext:value-type="float">
            <text:p>39,098</text:p>
          </table:table-cell>
          <table:table-cell table:formula="of:=[.AE22]" office:value-type="float" office:value="62360" calcext:value-type="float">
            <text:p>62,360</text:p>
          </table:table-cell>
          <table:table-cell table:formula="of:=[.AF22]" office:value-type="float" office:value="60458" calcext:value-type="float">
            <text:p>60,458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Net Inc</text:p>
          </table:table-cell>
          <table:table-cell office:value-type="float" office:value="7465" calcext:value-type="float">
            <text:p>7,465</text:p>
          </table:table-cell>
          <table:table-cell office:value-type="float" office:value="6687" calcext:value-type="float">
            <text:p>6,687</text:p>
          </table:table-cell>
          <table:table-cell office:value-type="float" office:value="4395" calcext:value-type="float">
            <text:p>4,395</text:p>
          </table:table-cell>
          <table:table-cell office:value-type="float" office:value="4652" calcext:value-type="float">
            <text:p>4,652</text:p>
          </table:table-cell>
          <table:table-cell office:value-type="float" office:value="5709" calcext:value-type="float">
            <text:p>5,709</text:p>
          </table:table-cell>
          <table:table-cell office:value-type="float" office:value="7788" calcext:value-type="float">
            <text:p>7,788</text:p>
          </table:table-cell>
          <table:table-cell office:value-type="float" office:value="11583" calcext:value-type="float">
            <text:p>11,583</text:p>
          </table:table-cell>
          <table:table-cell office:value-type="float" office:value="14017" calcext:value-type="float">
            <text:p>14,017</text:p>
          </table:table-cell>
          <table:table-cell office:value-type="float" office:value="12369" calcext:value-type="float">
            <text:p>12,369</text:p>
          </table:table-cell>
          <table:table-cell office:value-type="float" office:value="13465" calcext:value-type="float">
            <text:p>13,465</text:p>
          </table:table-cell>
          <table:table-cell office:value-type="float" office:value="15688" calcext:value-type="float">
            <text:p>15,688</text:p>
          </table:table-cell>
          <table:table-cell office:value-type="float" office:value="20838" calcext:value-type="float">
            <text:p>20,838</text:p>
          </table:table-cell>
          <table:table-cell office:value-type="float" office:value="16644" calcext:value-type="float">
            <text:p>16,644</text:p>
          </table:table-cell>
          <table:table-cell office:value-type="float" office:value="18337" calcext:value-type="float">
            <text:p>18,337</text:p>
          </table:table-cell>
          <table:table-cell office:value-type="float" office:value="2709" calcext:value-type="float">
            <text:p>2,709</text:p>
          </table:table-cell>
          <table:table-cell office:value-type="float" office:value="22768" calcext:value-type="float">
            <text:p>22,768</text:p>
          </table:table-cell>
          <table:table-cell table:number-columns-repeated="9"/>
          <table:table-cell office:value-type="float" office:value="29146" calcext:value-type="float">
            <text:p>29,146</text:p>
          </table:table-cell>
          <table:table-cell office:value-type="float" office:value="39370" calcext:value-type="float">
            <text:p>39,370</text:p>
          </table:table-cell>
          <table:table-cell office:value-type="float" office:value="23200" calcext:value-type="float">
            <text:p>23,200</text:p>
          </table:table-cell>
          <table:table-cell office:value-type="float" office:value="39098" calcext:value-type="float">
            <text:p>39,098</text:p>
          </table:table-cell>
          <table:table-cell office:value-type="float" office:value="62360" calcext:value-type="float">
            <text:p>62,360</text:p>
          </table:table-cell>
          <table:table-cell office:value-type="float" office:value="60458" calcext:value-type="float">
            <text:p>60,458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D&amp;A</text:p>
          </table:table-cell>
          <table:table-cell office:value-type="float" office:value="2156" calcext:value-type="float">
            <text:p>2,156</text:p>
          </table:table-cell>
          <table:table-cell office:value-type="float" office:value="1979" calcext:value-type="float">
            <text:p>1,979</text:p>
          </table:table-cell>
          <table:table-cell office:value-type="float" office:value="2175" calcext:value-type="float">
            <text:p>2,175</text:p>
          </table:table-cell>
          <table:table-cell office:value-type="float" office:value="2376" calcext:value-type="float">
            <text:p>2,376</text:p>
          </table:table-cell>
          <table:table-cell office:value-type="float" office:value="2524" calcext:value-type="float">
            <text:p>2,524</text:p>
          </table:table-cell>
          <table:table-cell office:value-type="float" office:value="2623" calcext:value-type="float">
            <text:p>2,623</text:p>
          </table:table-cell>
          <table:table-cell office:value-type="float" office:value="2858" calcext:value-type="float">
            <text:p>2,858</text:p>
          </table:table-cell>
          <table:table-cell office:value-type="float" office:value="3172" calcext:value-type="float">
            <text:p>3,172</text:p>
          </table:table-cell>
          <table:table-cell office:value-type="float" office:value="3374" calcext:value-type="float">
            <text:p>3,374</text:p>
          </table:table-cell>
          <table:table-cell office:value-type="float" office:value="3637" calcext:value-type="float">
            <text:p>3,637</text:p>
          </table:table-cell>
          <table:table-cell office:value-type="float" office:value="4027" calcext:value-type="float">
            <text:p>4,027</text:p>
          </table:table-cell>
          <table:table-cell office:value-type="float" office:value="4460" calcext:value-type="float">
            <text:p>4,460</text:p>
          </table:table-cell>
          <table:table-cell office:value-type="float" office:value="3900" calcext:value-type="float">
            <text:p>3,900</text:p>
          </table:table-cell>
          <table:table-cell office:value-type="float" office:value="4342" calcext:value-type="float">
            <text:p>4,342</text:p>
          </table:table-cell>
          <table:table-cell office:value-type="float" office:value="4963" calcext:value-type="float">
            <text:p>4,963</text:p>
          </table:table-cell>
          <table:table-cell office:value-type="float" office:value="5411" calcext:value-type="float">
            <text:p>5,411</text:p>
          </table:table-cell>
          <table:table-cell table:number-columns-repeated="9"/>
          <table:table-cell office:value-type="float" office:value="6862" calcext:value-type="float">
            <text:p>6,862</text:p>
          </table:table-cell>
          <table:table-cell office:value-type="float" office:value="7967" calcext:value-type="float">
            <text:p>7,967</text:p>
          </table:table-cell>
          <table:table-cell office:value-type="float" office:value="8686" calcext:value-type="float">
            <text:p>8,686</text:p>
          </table:table-cell>
          <table:table-cell office:value-type="float" office:value="11178" calcext:value-type="float">
            <text:p>11,178</text:p>
          </table:table-cell>
          <table:table-cell office:value-type="float" office:value="15498" calcext:value-type="float">
            <text:p>15,498</text:p>
          </table:table-cell>
          <table:table-cell office:value-type="float" office:value="18616" calcext:value-type="float">
            <text:p>18,616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2498" calcext:value-type="float">
            <text:p>2,498</text:p>
          </table:table-cell>
          <table:table-cell office:value-type="float" office:value="3351" calcext:value-type="float">
            <text:p>3,351</text:p>
          </table:table-cell>
          <table:table-cell office:value-type="float" office:value="3134" calcext:value-type="float">
            <text:p>3,134</text:p>
          </table:table-cell>
          <table:table-cell office:value-type="float" office:value="3008" calcext:value-type="float">
            <text:p>3,008</text:p>
          </table:table-cell>
          <table:table-cell office:value-type="float" office:value="3051" calcext:value-type="float">
            <text:p>3,051</text:p>
          </table:table-cell>
          <table:table-cell office:value-type="float" office:value="4060" calcext:value-type="float">
            <text:p>4,060</text:p>
          </table:table-cell>
          <table:table-cell office:value-type="float" office:value="3492" calcext:value-type="float">
            <text:p>3,492</text:p>
          </table:table-cell>
          <table:table-cell office:value-type="float" office:value="3424" calcext:value-type="float">
            <text:p>3,424</text:p>
          </table:table-cell>
          <table:table-cell office:value-type="float" office:value="3562" calcext:value-type="float">
            <text:p>3,562</text:p>
          </table:table-cell>
          <table:table-cell office:value-type="float" office:value="4616" calcext:value-type="float">
            <text:p>4,616</text:p>
          </table:table-cell>
          <table:table-cell office:value-type="float" office:value="4250" calcext:value-type="float">
            <text:p>4,250</text:p>
          </table:table-cell>
          <table:table-cell office:value-type="float" office:value="4262" calcext:value-type="float">
            <text:p>4,262</text:p>
          </table:table-cell>
          <table:table-cell office:value-type="float" office:value="4147" calcext:value-type="float">
            <text:p>4,147</text:p>
          </table:table-cell>
          <table:table-cell office:value-type="float" office:value="4834" calcext:value-type="float">
            <text:p>4,834</text:p>
          </table:table-cell>
          <table:table-cell office:value-type="float" office:value="5555" calcext:value-type="float">
            <text:p>5,555</text:p>
          </table:table-cell>
          <table:table-cell office:value-type="float" office:value="5890" calcext:value-type="float">
            <text:p>5,890</text:p>
          </table:table-cell>
          <table:table-cell table:number-columns-repeated="9"/>
          <table:table-cell office:value-type="float" office:value="6536" calcext:value-type="float">
            <text:p>6,536</text:p>
          </table:table-cell>
          <table:table-cell office:value-type="float" office:value="9164" calcext:value-type="float">
            <text:p>9,164</text:p>
          </table:table-cell>
          <table:table-cell office:value-type="float" office:value="11992" calcext:value-type="float">
            <text:p>11,992</text:p>
          </table:table-cell>
          <table:table-cell office:value-type="float" office:value="14027" calcext:value-type="float">
            <text:p>14,027</text:p>
          </table:table-cell>
          <table:table-cell office:value-type="float" office:value="16690" calcext:value-type="float">
            <text:p>16,690</text:p>
          </table:table-cell>
          <table:table-cell office:value-type="float" office:value="20427" calcext:value-type="float">
            <text:p>20,427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D/T</text:p>
          </table:table-cell>
          <table:table-cell office:value-type="float" office:value="-563" calcext:value-type="float">
            <text:p>(563)</text:p>
          </table:table-cell>
          <table:table-cell office:value-type="float" office:value="-453" calcext:value-type="float">
            <text:p>(453)</text:p>
          </table:table-cell>
          <table:table-cell office:value-type="float" office:value="-1097" calcext:value-type="float">
            <text:p>(1,097)</text:p>
          </table:table-cell>
          <table:table-cell office:value-type="float" office:value="-1173" calcext:value-type="float">
            <text:p>(1,173)</text:p>
          </table:table-cell>
          <table:table-cell office:value-type="float" office:value="-620" calcext:value-type="float">
            <text:p>(620)</text:p>
          </table:table-cell>
          <table:table-cell office:value-type="float" office:value="-1137" calcext:value-type="float">
            <text:p>(1,137)</text:p>
          </table:table-cell>
          <table:table-cell office:value-type="float" office:value="3049" calcext:value-type="float">
            <text:p>3,049</text:p>
          </table:table-cell>
          <table:table-cell office:value-type="float" office:value="-1161" calcext:value-type="float">
            <text:p>(1,161)</text:p>
          </table:table-cell>
          <table:table-cell office:value-type="float" office:value="-456" calcext:value-type="float">
            <text:p>(456)</text:p>
          </table:table-cell>
          <table:table-cell office:value-type="float" office:value="-1643" calcext:value-type="float">
            <text:p>(1,643)</text:p>
          </table:table-cell>
          <table:table-cell office:value-type="float" office:value="-1308" calcext:value-type="float">
            <text:p>(1,308)</text:p>
          </table:table-cell>
          <table:table-cell office:value-type="float" office:value="-1332" calcext:value-type="float">
            <text:p>(1,332)</text:p>
          </table:table-cell>
          <table:table-cell office:value-type="float" office:value="-993" calcext:value-type="float">
            <text:p>(993)</text:p>
          </table:table-cell>
          <table:table-cell office:value-type="float" office:value="-1170" calcext:value-type="float">
            <text:p>(1,170)</text:p>
          </table:table-cell>
          <table:table-cell office:value-type="float" office:value="19868" calcext:value-type="float">
            <text:p>19,868</text:p>
          </table:table-cell>
          <table:table-cell office:value-type="float" office:value="1033" calcext:value-type="float">
            <text:p>1,033</text:p>
          </table:table-cell>
          <table:table-cell table:number-columns-repeated="9"/>
          <table:table-cell office:value-type="float" office:value="-1192" calcext:value-type="float">
            <text:p>(1,192)</text:p>
          </table:table-cell>
          <table:table-cell office:value-type="float" office:value="609" calcext:value-type="float">
            <text:p>609</text:p>
          </table:table-cell>
          <table:table-cell office:value-type="float" office:value="-3286" calcext:value-type="float">
            <text:p>(3,286)</text:p>
          </table:table-cell>
          <table:table-cell office:value-type="float" office:value="131" calcext:value-type="float">
            <text:p>131</text:p>
          </table:table-cell>
          <table:table-cell office:value-type="float" office:value="-4738" calcext:value-type="float">
            <text:p>(4,738)</text:p>
          </table:table-cell>
          <table:table-cell office:value-type="float" office:value="18738" calcext:value-type="float">
            <text:p>18,738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Unrl. Loss</text:p>
          </table:table-cell>
          <table:table-cell table:number-columns-repeated="11" office:value-type="float" office:value="0" calcext:value-type="float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-</text:p>
          </table:table-cell>
          <table:table-cell office:value-type="float" office:value="511" calcext:value-type="float">
            <text:p>511</text:p>
          </table:table-cell>
          <table:table-cell office:value-type="float" office:value="-922" calcext:value-type="float">
            <text:p>(922)</text:p>
          </table:table-cell>
          <table:table-cell office:value-type="float" office:value="-496" calcext:value-type="float">
            <text:p>(496)</text:p>
          </table:table-cell>
          <table:table-cell table:number-columns-repeated="9"/>
          <table:table-cell table:number-columns-repeated="3" office:value-type="float" office:value="0" calcext:value-type="float">
            <text:p>-</text:p>
          </table:table-cell>
          <table:table-cell office:value-type="float" office:value="102" calcext:value-type="float">
            <text:p>102</text:p>
          </table:table-cell>
          <table:table-cell office:value-type="float" office:value="-53" calcext:value-type="float">
            <text:p>(53)</text:p>
          </table:table-cell>
          <table:table-cell office:value-type="float" office:value="-1138" calcext:value-type="float">
            <text:p>(1,138)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Impainrment</text:p>
          </table:table-cell>
          <table:table-cell table:number-columns-repeated="2" office:value-type="float" office:value="0" calcext:value-type="float">
            <text:p>-</text:p>
          </table:table-cell>
          <table:table-cell office:value-type="float" office:value="413" calcext:value-type="float">
            <text:p>413</text:p>
          </table:table-cell>
          <table:table-cell office:value-type="float" office:value="1805" calcext:value-type="float">
            <text:p>1,805</text:p>
          </table:table-cell>
          <table:table-cell office:value-type="float" office:value="770" calcext:value-type="float">
            <text:p>770</text:p>
          </table:table-cell>
          <table:table-cell office:value-type="float" office:value="232" calcext:value-type="float">
            <text:p>232</text:p>
          </table:table-cell>
          <table:table-cell office:value-type="float" office:value="340" calcext:value-type="float">
            <text:p>340</text:p>
          </table:table-cell>
          <table:table-cell office:value-type="float" office:value="1091" calcext:value-type="float">
            <text:p>1,091</text:p>
          </table:table-cell>
          <table:table-cell table:number-columns-repeated="3" office:value-type="float" office:value="0" calcext:value-type="float">
            <text:p>-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-</text:p>
          </table:table-cell>
          <table:table-cell table:number-columns-repeated="9"/>
          <table:table-cell table:number-columns-repeated="2" office:value-type="float" office:value="0" calcext:value-type="float">
            <text:p>-</text:p>
          </table:table-cell>
          <table:table-cell office:value-type="float" office:value="2218" calcext:value-type="float">
            <text:p>2,218</text:p>
          </table:table-cell>
          <table:table-cell office:value-type="float" office:value="2432" calcext:value-type="float">
            <text:p>2,432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-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-221" calcext:value-type="float">
            <text:p>(221)</text:p>
          </table:table-cell>
          <table:table-cell office:value-type="float" office:value="189" calcext:value-type="float">
            <text:p>189</text:p>
          </table:table-cell>
          <table:table-cell office:value-type="float" office:value="104" calcext:value-type="float">
            <text:p>104</text:p>
          </table:table-cell>
          <table:table-cell table:formula="of:=+1341+572" office:value-type="float" office:value="1913" calcext:value-type="float">
            <text:p>1,913</text:p>
          </table:table-cell>
          <table:table-cell office:value-type="float" office:value="-7" calcext:value-type="float">
            <text:p>(7)</text:p>
          </table:table-cell>
          <table:table-cell office:value-type="float" office:value="212" calcext:value-type="float">
            <text:p>212</text:p>
          </table:table-cell>
          <table:table-cell office:value-type="float" office:value="75" calcext:value-type="float">
            <text:p>75</text:p>
          </table:table-cell>
          <table:table-cell table:formula="of:=+7+124" office:value-type="float" office:value="131" calcext:value-type="float">
            <text:p>131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(3)</text:p>
          </table:table-cell>
          <table:table-cell office:value-type="float" office:value="167" calcext:value-type="float">
            <text:p>167</text:p>
          </table:table-cell>
          <table:table-cell office:value-type="float" office:value="-231" calcext:value-type="float">
            <text:p>(231)</text:p>
          </table:table-cell>
          <table:table-cell office:value-type="float" office:value="-336" calcext:value-type="float">
            <text:p>(336)</text:p>
          </table:table-cell>
          <table:table-cell office:value-type="float" office:value="-23" calcext:value-type="float">
            <text:p>(23)</text:p>
          </table:table-cell>
          <table:table-cell office:value-type="float" office:value="-56" calcext:value-type="float">
            <text:p>(56)</text:p>
          </table:table-cell>
          <table:table-cell table:number-columns-repeated="9"/>
          <table:table-cell table:formula="of:=+33+85" office:value-type="float" office:value="118" calcext:value-type="float">
            <text:p>118</text:p>
          </table:table-cell>
          <table:table-cell table:formula="of:=-232+105" office:value-type="float" office:value="-127" calcext:value-type="float">
            <text:p>(127)</text:p>
          </table:table-cell>
          <table:table-cell table:formula="of:=+178+463+1341" office:value-type="float" office:value="1982" calcext:value-type="float">
            <text:p>1,982</text:p>
          </table:table-cell>
          <table:table-cell office:value-type="float" office:value="309" calcext:value-type="float">
            <text:p>309</text:p>
          </table:table-cell>
          <table:table-cell office:value-type="float" office:value="140" calcext:value-type="float">
            <text:p>140</text:p>
          </table:table-cell>
          <table:table-cell office:value-type="float" office:value="-416" calcext:value-type="float">
            <text:p>(416)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A/R</text:p>
          </table:table-cell>
          <table:table-cell office:value-type="float" office:value="2557" calcext:value-type="float">
            <text:p>2,557</text:p>
          </table:table-cell>
          <table:table-cell office:value-type="float" office:value="-522" calcext:value-type="float">
            <text:p>(522)</text:p>
          </table:table-cell>
          <table:table-cell office:value-type="float" office:value="-105" calcext:value-type="float">
            <text:p>(105)</text:p>
          </table:table-cell>
          <table:table-cell office:value-type="float" office:value="-1698" calcext:value-type="float">
            <text:p>(1,698)</text:p>
          </table:table-cell>
          <table:table-cell office:value-type="float" office:value="2546" calcext:value-type="float">
            <text:p>2,546</text:p>
          </table:table-cell>
          <table:table-cell office:value-type="float" office:value="-1424" calcext:value-type="float">
            <text:p>(1,424)</text:p>
          </table:table-cell>
          <table:table-cell office:value-type="float" office:value="-678" calcext:value-type="float">
            <text:p>(678)</text:p>
          </table:table-cell>
          <table:table-cell office:value-type="float" office:value="-2843" calcext:value-type="float">
            <text:p>(2,843)</text:p>
          </table:table-cell>
          <table:table-cell office:value-type="float" office:value="2520" calcext:value-type="float">
            <text:p>2,520</text:p>
          </table:table-cell>
          <table:table-cell office:value-type="float" office:value="-1171" calcext:value-type="float">
            <text:p>(1,171)</text:p>
          </table:table-cell>
          <table:table-cell office:value-type="float" office:value="143" calcext:value-type="float">
            <text:p>143</text:p>
          </table:table-cell>
          <table:table-cell office:value-type="float" office:value="-2978" calcext:value-type="float">
            <text:p>(2,978)</text:p>
          </table:table-cell>
          <table:table-cell office:value-type="float" office:value="2804" calcext:value-type="float">
            <text:p>2,804</text:p>
          </table:table-cell>
          <table:table-cell office:value-type="float" office:value="-1338" calcext:value-type="float">
            <text:p>(1,338)</text:p>
          </table:table-cell>
          <table:table-cell office:value-type="float" office:value="-807" calcext:value-type="float">
            <text:p>(807)</text:p>
          </table:table-cell>
          <table:table-cell office:value-type="float" office:value="-2475" calcext:value-type="float">
            <text:p>(2,475)</text:p>
          </table:table-cell>
          <table:table-cell table:number-columns-repeated="9"/>
          <table:table-cell office:value-type="float" office:value="-1512" calcext:value-type="float">
            <text:p>(1,512)</text:p>
          </table:table-cell>
          <table:table-cell office:value-type="float" office:value="-3110" calcext:value-type="float">
            <text:p>(3,110)</text:p>
          </table:table-cell>
          <table:table-cell office:value-type="float" office:value="231" calcext:value-type="float">
            <text:p>231</text:p>
          </table:table-cell>
          <table:table-cell office:value-type="float" office:value="-2399" calcext:value-type="float">
            <text:p>(2,399)</text:p>
          </table:table-cell>
          <table:table-cell office:value-type="float" office:value="-1485" calcext:value-type="float">
            <text:p>(1,485)</text:p>
          </table:table-cell>
          <table:table-cell office:value-type="float" office:value="-1815" calcext:value-type="float">
            <text:p>(1,815)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Prepaid Exp</text:p>
          </table:table-cell>
          <table:table-cell office:value-type="float" office:value="573" calcext:value-type="float">
            <text:p>573</text:p>
          </table:table-cell>
          <table:table-cell office:value-type="float" office:value="-435" calcext:value-type="float">
            <text:p>(435)</text:p>
          </table:table-cell>
          <table:table-cell office:value-type="float" office:value="-830" calcext:value-type="float">
            <text:p>(830)</text:p>
          </table:table-cell>
          <table:table-cell office:value-type="float" office:value="854" calcext:value-type="float">
            <text:p>854</text:p>
          </table:table-cell>
          <table:table-cell office:value-type="float" office:value="821" calcext:value-type="float">
            <text:p>821</text:p>
          </table:table-cell>
          <table:table-cell office:value-type="float" office:value="-54" calcext:value-type="float">
            <text:p>(54)</text:p>
          </table:table-cell>
          <table:table-cell office:value-type="float" office:value="-907" calcext:value-type="float">
            <text:p>(907)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-84" calcext:value-type="float">
            <text:p>(84)</text:p>
          </table:table-cell>
          <table:table-cell office:value-type="float" office:value="-184" calcext:value-type="float">
            <text:p>(184)</text:p>
          </table:table-cell>
          <table:table-cell office:value-type="float" office:value="-530" calcext:value-type="float">
            <text:p>(530)</text:p>
          </table:table-cell>
          <table:table-cell office:value-type="float" office:value="360" calcext:value-type="float">
            <text:p>360</text:p>
          </table:table-cell>
          <table:table-cell office:value-type="float" office:value="326" calcext:value-type="float">
            <text:p>326</text:p>
          </table:table-cell>
          <table:table-cell office:value-type="float" office:value="-1033" calcext:value-type="float">
            <text:p>(1,033)</text:p>
          </table:table-cell>
          <table:table-cell office:value-type="float" office:value="259" calcext:value-type="float">
            <text:p>259</text:p>
          </table:table-cell>
          <table:table-cell table:number-columns-repeated="9"/>
          <table:table-cell office:value-type="float" office:value="135" calcext:value-type="float">
            <text:p>135</text:p>
          </table:table-cell>
          <table:table-cell office:value-type="float" office:value="-1750" calcext:value-type="float">
            <text:p>(1,750)</text:p>
          </table:table-cell>
          <table:table-cell office:value-type="float" office:value="162" calcext:value-type="float">
            <text:p>162</text:p>
          </table:table-cell>
          <table:table-cell office:value-type="float" office:value="559" calcext:value-type="float">
            <text:p>559</text:p>
          </table:table-cell>
          <table:table-cell office:value-type="float" office:value="-698" calcext:value-type="float">
            <text:p>(698)</text:p>
          </table:table-cell>
          <table:table-cell office:value-type="float" office:value="-89" calcext:value-type="float">
            <text:p>(89)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Other Assets</text:p>
          </table:table-cell>
          <table:table-cell office:value-type="float" office:value="-108" calcext:value-type="float">
            <text:p>(108)</text:p>
          </table:table-cell>
          <table:table-cell office:value-type="float" office:value="-25" calcext:value-type="float">
            <text:p>(25)</text:p>
          </table:table-cell>
          <table:table-cell office:value-type="float" office:value="-27" calcext:value-type="float">
            <text:p>(27)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-36" calcext:value-type="float">
            <text:p>(36)</text:p>
          </table:table-cell>
          <table:table-cell office:value-type="float" office:value="-111" calcext:value-type="float">
            <text:p>(111)</text:p>
          </table:table-cell>
          <table:table-cell office:value-type="float" office:value="-94" calcext:value-type="float">
            <text:p>(94)</text:p>
          </table:table-cell>
          <table:table-cell office:value-type="float" office:value="54" calcext:value-type="float">
            <text:p>54</text:p>
          </table:table-cell>
          <table:table-cell office:value-type="float" office:value="-29" calcext:value-type="float">
            <text:p>(29)</text:p>
          </table:table-cell>
          <table:table-cell office:value-type="float" office:value="-200" calcext:value-type="float">
            <text:p>(200)</text:p>
          </table:table-cell>
          <table:table-cell office:value-type="float" office:value="-52" calcext:value-type="float">
            <text:p>(52)</text:p>
          </table:table-cell>
          <table:table-cell office:value-type="float" office:value="-190" calcext:value-type="float">
            <text:p>(190)</text:p>
          </table:table-cell>
          <table:table-cell office:value-type="float" office:value="33" calcext:value-type="float">
            <text:p>33</text:p>
          </table:table-cell>
          <table:table-cell office:value-type="float" office:value="-272" calcext:value-type="float">
            <text:p>(272)</text:p>
          </table:table-cell>
          <table:table-cell table:number-columns-repeated="9"/>
          <table:table-cell office:value-type="float" office:value="-34" calcext:value-type="float">
            <text:p>(34)</text:p>
          </table:table-cell>
          <table:table-cell office:value-type="float" office:value="-349" calcext:value-type="float">
            <text:p>(349)</text:p>
          </table:table-cell>
          <table:table-cell office:value-type="float" office:value="-106" calcext:value-type="float">
            <text:p>(106)</text:p>
          </table:table-cell>
          <table:table-cell office:value-type="float" office:value="-80" calcext:value-type="float">
            <text:p>(80)</text:p>
          </table:table-cell>
          <table:table-cell office:value-type="float" office:value="-270" calcext:value-type="float">
            <text:p>(270)</text:p>
          </table:table-cell>
          <table:table-cell office:value-type="float" office:value="-481" calcext:value-type="float">
            <text:p>(481)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-882" calcext:value-type="float">
            <text:p>(882)</text:p>
          </table:table-cell>
          <table:table-cell office:value-type="float" office:value="237" calcext:value-type="float">
            <text:p>237</text:p>
          </table:table-cell>
          <table:table-cell office:value-type="float" office:value="-22" calcext:value-type="float">
            <text:p>(22)</text:p>
          </table:table-cell>
          <table:table-cell office:value-type="float" office:value="876" calcext:value-type="float">
            <text:p>876</text:p>
          </table:table-cell>
          <table:table-cell office:value-type="float" office:value="-1104" calcext:value-type="float">
            <text:p>(1,104)</text:p>
          </table:table-cell>
          <table:table-cell office:value-type="float" office:value="-51" calcext:value-type="float">
            <text:p>(51)</text:p>
          </table:table-cell>
          <table:table-cell office:value-type="float" office:value="611" calcext:value-type="float">
            <text:p>611</text:p>
          </table:table-cell>
          <table:table-cell office:value-type="float" office:value="595" calcext:value-type="float">
            <text:p>595</text:p>
          </table:table-cell>
          <table:table-cell office:value-type="float" office:value="-1112" calcext:value-type="float">
            <text:p>(1,112)</text:p>
          </table:table-cell>
          <table:table-cell office:value-type="float" office:value="250" calcext:value-type="float">
            <text:p>250</text:p>
          </table:table-cell>
          <table:table-cell office:value-type="float" office:value="667" calcext:value-type="float">
            <text:p>667</text:p>
          </table:table-cell>
          <table:table-cell office:value-type="float" office:value="568" calcext:value-type="float">
            <text:p>568</text:p>
          </table:table-cell>
          <table:table-cell office:value-type="float" office:value="-1034" calcext:value-type="float">
            <text:p>(1,034)</text:p>
          </table:table-cell>
          <table:table-cell office:value-type="float" office:value="460" calcext:value-type="float">
            <text:p>460</text:p>
          </table:table-cell>
          <table:table-cell office:value-type="float" office:value="-63" calcext:value-type="float">
            <text:p>(63)</text:p>
          </table:table-cell>
          <table:table-cell office:value-type="float" office:value="623" calcext:value-type="float">
            <text:p>623</text:p>
          </table:table-cell>
          <table:table-cell table:number-columns-repeated="9"/>
          <table:table-cell office:value-type="float" office:value="-17" calcext:value-type="float">
            <text:p>(17)</text:p>
          </table:table-cell>
          <table:table-cell office:value-type="float" office:value="1436" calcext:value-type="float">
            <text:p>1,436</text:p>
          </table:table-cell>
          <table:table-cell office:value-type="float" office:value="210" calcext:value-type="float">
            <text:p>210</text:p>
          </table:table-cell>
          <table:table-cell office:value-type="float" office:value="51" calcext:value-type="float">
            <text:p>51</text:p>
          </table:table-cell>
          <table:table-cell office:value-type="float" office:value="373" calcext:value-type="float">
            <text:p>373</text:p>
          </table:table-cell>
          <table:table-cell office:value-type="float" office:value="-14" calcext:value-type="float">
            <text:p>(14)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Accr Exp</text:p>
          </table:table-cell>
          <table:table-cell office:value-type="float" office:value="763" calcext:value-type="float">
            <text:p>763</text:p>
          </table:table-cell>
          <table:table-cell office:value-type="float" office:value="1180" calcext:value-type="float">
            <text:p>1,180</text:p>
          </table:table-cell>
          <table:table-cell table:formula="of:=+20+998" office:value-type="float" office:value="1018" calcext:value-type="float">
            <text:p>1,018</text:p>
          </table:table-cell>
          <table:table-cell table:formula="of:=+1303+102" office:value-type="float" office:value="1405" calcext:value-type="float">
            <text:p>1,405</text:p>
          </table:table-cell>
          <table:table-cell office:value-type="float" office:value="94" calcext:value-type="float">
            <text:p>94</text:p>
          </table:table-cell>
          <table:table-cell office:value-type="float" office:value="5174" calcext:value-type="float">
            <text:p>5,174</text:p>
          </table:table-cell>
          <table:table-cell office:value-type="float" office:value="87" calcext:value-type="float">
            <text:p>87</text:p>
          </table:table-cell>
          <table:table-cell office:value-type="float" office:value="-274" calcext:value-type="float">
            <text:p>(274)</text:p>
          </table:table-cell>
          <table:table-cell office:value-type="float" office:value="-1274" calcext:value-type="float">
            <text:p>(1,274)</text:p>
          </table:table-cell>
          <table:table-cell office:value-type="float" office:value="-497" calcext:value-type="float">
            <text:p>(497)</text:p>
          </table:table-cell>
          <table:table-cell office:value-type="float" office:value="572" calcext:value-type="float">
            <text:p>572</text:p>
          </table:table-cell>
          <table:table-cell office:value-type="float" office:value="1523" calcext:value-type="float">
            <text:p>1,523</text:p>
          </table:table-cell>
          <table:table-cell office:value-type="float" office:value="-2231" calcext:value-type="float">
            <text:p>(2,231)</text:p>
          </table:table-cell>
          <table:table-cell office:value-type="float" office:value="-1107" calcext:value-type="float">
            <text:p>(1,107)</text:p>
          </table:table-cell>
          <table:table-cell office:value-type="float" office:value="455" calcext:value-type="float">
            <text:p>455</text:p>
          </table:table-cell>
          <table:table-cell office:value-type="float" office:value="3960" calcext:value-type="float">
            <text:p>3,960</text:p>
          </table:table-cell>
          <table:table-cell table:number-columns-repeated="9"/>
          <table:table-cell office:value-type="float" office:value="-946" calcext:value-type="float">
            <text:p>(946)</text:p>
          </table:table-cell>
          <table:table-cell office:value-type="float" office:value="3544" calcext:value-type="float">
            <text:p>3,544</text:p>
          </table:table-cell>
          <table:table-cell office:value-type="float" office:value="4210" calcext:value-type="float">
            <text:p>4,210</text:p>
          </table:table-cell>
          <table:table-cell office:value-type="float" office:value="5081" calcext:value-type="float">
            <text:p>5,081</text:p>
          </table:table-cell>
          <table:table-cell office:value-type="float" office:value="323" calcext:value-type="float">
            <text:p>323</text:p>
          </table:table-cell>
          <table:table-cell office:value-type="float" office:value="1077" calcext:value-type="float">
            <text:p>1,077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Other Liab</text:p>
          </table:table-cell>
          <table:table-cell table:formula="of:=-52-5-105" office:value-type="float" office:value="-162" calcext:value-type="float">
            <text:p>(162)</text:p>
          </table:table-cell>
          <table:table-cell table:formula="of:=+73+24-88" office:value-type="float" office:value="9" calcext:value-type="float">
            <text:p>9</text:p>
          </table:table-cell>
          <table:table-cell table:formula="of:=-7+540" office:value-type="float" office:value="533" calcext:value-type="float">
            <text:p>533</text:p>
          </table:table-cell>
          <table:table-cell office:value-type="float" office:value="439" calcext:value-type="float">
            <text:p>439</text:p>
          </table:table-cell>
          <table:table-cell office:value-type="float" office:value="184" calcext:value-type="float">
            <text:p>184</text:p>
          </table:table-cell>
          <table:table-cell office:value-type="float" office:value="-151" calcext:value-type="float">
            <text:p>(151)</text:p>
          </table:table-cell>
          <table:table-cell office:value-type="float" office:value="-72" calcext:value-type="float">
            <text:p>(72)</text:p>
          </table:table-cell>
          <table:table-cell office:value-type="float" office:value="663" calcext:value-type="float">
            <text:p>663</text:p>
          </table:table-cell>
          <table:table-cell office:value-type="float" office:value="83" calcext:value-type="float">
            <text:p>83</text:p>
          </table:table-cell>
          <table:table-cell office:value-type="float" office:value="708" calcext:value-type="float">
            <text:p>708</text:p>
          </table:table-cell>
          <table:table-cell office:value-type="float" office:value="901" calcext:value-type="float">
            <text:p>901</text:p>
          </table:table-cell>
          <table:table-cell office:value-type="float" office:value="1114" calcext:value-type="float">
            <text:p>1,114</text:p>
          </table:table-cell>
          <table:table-cell office:value-type="float" office:value="712" calcext:value-type="float">
            <text:p>712</text:p>
          </table:table-cell>
          <table:table-cell office:value-type="float" office:value="892" calcext:value-type="float">
            <text:p>892</text:p>
          </table:table-cell>
          <table:table-cell office:value-type="float" office:value="-736" calcext:value-type="float">
            <text:p>(736)</text:p>
          </table:table-cell>
          <table:table-cell office:value-type="float" office:value="-431" calcext:value-type="float">
            <text:p>(431)</text:p>
          </table:table-cell>
          <table:table-cell table:number-columns-repeated="9"/>
          <table:table-cell table:formula="of:=-527+178" office:value-type="float" office:value="-349" calcext:value-type="float">
            <text:p>(349)</text:p>
          </table:table-cell>
          <table:table-cell table:formula="of:=-12+941" office:value-type="float" office:value="929" calcext:value-type="float">
            <text:p>929</text:p>
          </table:table-cell>
          <table:table-cell table:formula="of:=+90+886" office:value-type="float" office:value="976" calcext:value-type="float">
            <text:p>976</text:p>
          </table:table-cell>
          <table:table-cell office:value-type="float" office:value="624" calcext:value-type="float">
            <text:p>624</text:p>
          </table:table-cell>
          <table:table-cell office:value-type="float" office:value="2805" calcext:value-type="float">
            <text:p>2,805</text:p>
          </table:table-cell>
          <table:table-cell office:value-type="float" office:value="437" calcext:value-type="float">
            <text:p>437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CFFO</text:p>
          </table:table-cell>
          <table:table-cell table:formula="of:=SUM([.B68:.B80])" office:value-type="float" office:value="14076" calcext:value-type="float">
            <text:p>14,076</text:p>
          </table:table-cell>
          <table:table-cell table:formula="of:=SUM([.C68:.C80])" office:value-type="float" office:value="12197" calcext:value-type="float">
            <text:p>12,197</text:p>
          </table:table-cell>
          <table:table-cell table:formula="of:=SUM([.D68:.D80])" office:value-type="float" office:value="9691" calcext:value-type="float">
            <text:p>9,691</text:p>
          </table:table-cell>
          <table:table-cell table:formula="of:=SUM([.E68:.E80])" office:value-type="float" office:value="14511" calcext:value-type="float">
            <text:p>14,511</text:p>
          </table:table-cell>
          <table:table-cell table:formula="of:=SUM([.F68:.F80])" office:value-type="float" office:value="13998" calcext:value-type="float">
            <text:p>13,998</text:p>
          </table:table-cell>
          <table:table-cell table:formula="of:=SUM([.G68:.G80])" office:value-type="float" office:value="17309" calcext:value-type="float">
            <text:p>17,309</text:p>
          </table:table-cell>
          <table:table-cell table:formula="of:=SUM([.H68:.H80])" office:value-type="float" office:value="20402" calcext:value-type="float">
            <text:p>20,402</text:p>
          </table:table-cell>
          <table:table-cell table:formula="of:=SUM([.I68:.I80])" office:value-type="float" office:value="19404" calcext:value-type="float">
            <text:p>19,404</text:p>
          </table:table-cell>
          <table:table-cell table:formula="of:=SUM([.J68:.J80])" office:value-type="float" office:value="19246" calcext:value-type="float">
            <text:p>19,246</text:p>
          </table:table-cell>
          <table:table-cell table:formula="of:=SUM([.K68:.K80])" office:value-type="float" office:value="19370" calcext:value-type="float">
            <text:p>19,370</text:p>
          </table:table-cell>
          <table:table-cell table:formula="of:=SUM([.L68:.L80])" office:value-type="float" office:value="24724" calcext:value-type="float">
            <text:p>24,724</text:p>
          </table:table-cell>
          <table:table-cell table:formula="of:=SUM([.M68:.M80])" office:value-type="float" office:value="27988" calcext:value-type="float">
            <text:p>27,988</text:p>
          </table:table-cell>
          <table:table-cell table:formula="of:=SUM([.N68:.N80])" office:value-type="float" office:value="24026" calcext:value-type="float">
            <text:p>24,026</text:p>
          </table:table-cell>
          <table:table-cell table:formula="of:=SUM([.O68:.O80])" office:value-type="float" office:value="25561" calcext:value-type="float">
            <text:p>25,561</text:p>
          </table:table-cell>
          <table:table-cell table:formula="of:=SUM([.P68:.P80])" office:value-type="float" office:value="29999" calcext:value-type="float">
            <text:p>29,999</text:p>
          </table:table-cell>
          <table:table-cell table:formula="of:=SUM([.Q68:.Q80])" office:value-type="float" office:value="36214" calcext:value-type="float">
            <text:p>36,214</text:p>
          </table:table-cell>
          <table:table-cell table:number-columns-repeated="9"/>
          <table:table-cell table:formula="of:=SUM([.AA68:.AA80])" office:value-type="float" office:value="38747" calcext:value-type="float">
            <text:p>38,747</text:p>
          </table:table-cell>
          <table:table-cell table:formula="of:=SUM([.AB68:.AB80])" office:value-type="float" office:value="57683" calcext:value-type="float">
            <text:p>57,683</text:p>
          </table:table-cell>
          <table:table-cell table:formula="of:=SUM([.AC68:.AC80])" office:value-type="float" office:value="50475" calcext:value-type="float">
            <text:p>50,475</text:p>
          </table:table-cell>
          <table:table-cell table:formula="of:=SUM([.AD68:.AD80])" office:value-type="float" office:value="71113" calcext:value-type="float">
            <text:p>71,113</text:p>
          </table:table-cell>
          <table:table-cell table:formula="of:=SUM([.AE68:.AE80])" office:value-type="float" office:value="91328" calcext:value-type="float">
            <text:p>91,328</text:p>
          </table:table-cell>
          <table:table-cell table:formula="of:=SUM([.AF68:.AF80])" office:value-type="float" office:value="115800" calcext:value-type="float">
            <text:p>115,800</text:p>
          </table:table-cell>
          <table:table-cell table:number-columns-repeated="4"/>
          <table:table-cell table:style-name="ce9" table:number-columns-repeated="16348"/>
        </table:table-row>
        <table:table-row table:style-name="ro1">
          <table:table-cell table:number-columns-repeated="36"/>
          <table:table-cell table:style-name="ce3" table:number-columns-repeated="16348"/>
        </table:table-row>
        <table:table-row table:style-name="ro1">
          <table:table-cell office:value-type="string" calcext:value-type="string">
            <text:p>Cap Ex</text:p>
          </table:table-cell>
          <table:table-cell office:value-type="float" office:value="5441" calcext:value-type="float">
            <text:p>5,441</text:p>
          </table:table-cell>
          <table:table-cell office:value-type="float" office:value="7572" calcext:value-type="float">
            <text:p>7,572</text:p>
          </table:table-cell>
          <table:table-cell office:value-type="float" office:value="9375" calcext:value-type="float">
            <text:p>9,375</text:p>
          </table:table-cell>
          <table:table-cell office:value-type="float" office:value="9043" calcext:value-type="float">
            <text:p>9,043</text:p>
          </table:table-cell>
          <table:table-cell office:value-type="float" office:value="6823" calcext:value-type="float">
            <text:p>6,823</text:p>
          </table:table-cell>
          <table:table-cell office:value-type="float" office:value="6134" calcext:value-type="float">
            <text:p>6,134</text:p>
          </table:table-cell>
          <table:table-cell office:value-type="float" office:value="6496" calcext:value-type="float">
            <text:p>6,496</text:p>
          </table:table-cell>
          <table:table-cell office:value-type="float" office:value="7592" calcext:value-type="float">
            <text:p>7,592</text:p>
          </table:table-cell>
          <table:table-cell office:value-type="float" office:value="6400" calcext:value-type="float">
            <text:p>6,400</text:p>
          </table:table-cell>
          <table:table-cell office:value-type="float" office:value="8173" calcext:value-type="float">
            <text:p>8,173</text:p>
          </table:table-cell>
          <table:table-cell office:value-type="float" office:value="8258" calcext:value-type="float">
            <text:p>8,258</text:p>
          </table:table-cell>
          <table:table-cell office:value-type="float" office:value="14425" calcext:value-type="float">
            <text:p>14,425</text:p>
          </table:table-cell>
          <table:table-cell office:value-type="float" office:value="12941" calcext:value-type="float">
            <text:p>12,941</text:p>
          </table:table-cell>
          <table:table-cell office:value-type="float" office:value="16538" calcext:value-type="float">
            <text:p>16,538</text:p>
          </table:table-cell>
          <table:table-cell office:value-type="float" office:value="18829" calcext:value-type="float">
            <text:p>18,829</text:p>
          </table:table-cell>
          <table:table-cell office:value-type="float" office:value="21383" calcext:value-type="float">
            <text:p>21,383</text:p>
          </table:table-cell>
          <table:table-cell table:number-columns-repeated="9"/>
          <table:table-cell office:value-type="float" office:value="15163" calcext:value-type="float">
            <text:p>15,163</text:p>
          </table:table-cell>
          <table:table-cell office:value-type="float" office:value="18690" calcext:value-type="float">
            <text:p>18,690</text:p>
          </table:table-cell>
          <table:table-cell office:value-type="float" office:value="31431" calcext:value-type="float">
            <text:p>31,431</text:p>
          </table:table-cell>
          <table:table-cell office:value-type="float" office:value="27045" calcext:value-type="float">
            <text:p>27,045</text:p>
          </table:table-cell>
          <table:table-cell office:value-type="float" office:value="37256" calcext:value-type="float">
            <text:p>37,256</text:p>
          </table:table-cell>
          <table:table-cell office:value-type="float" office:value="69691" calcext:value-type="float">
            <text:p>69,691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table:style-name="ce9" office:value-type="string" calcext:value-type="string">
            <text:p>FCF</text:p>
          </table:table-cell>
          <table:table-cell table:style-name="ce9" table:formula="of:=[.B81]-[.B83]" office:value-type="float" office:value="8635" calcext:value-type="float">
            <text:p>8,635</text:p>
          </table:table-cell>
          <table:table-cell table:style-name="ce9" table:formula="of:=[.C81]-[.C83]" office:value-type="float" office:value="4625" calcext:value-type="float">
            <text:p>4,625</text:p>
          </table:table-cell>
          <table:table-cell table:style-name="ce9" table:formula="of:=[.D81]-[.D83]" office:value-type="float" office:value="316" calcext:value-type="float">
            <text:p>316</text:p>
          </table:table-cell>
          <table:table-cell table:style-name="ce9" table:formula="of:=[.E81]-[.E83]" office:value-type="float" office:value="5468" calcext:value-type="float">
            <text:p>5,468</text:p>
          </table:table-cell>
          <table:table-cell table:style-name="ce9" table:formula="of:=[.F81]-[.F83]" office:value-type="float" office:value="7175" calcext:value-type="float">
            <text:p>7,175</text:p>
          </table:table-cell>
          <table:table-cell table:style-name="ce9" table:formula="of:=[.G81]-[.G83]" office:value-type="float" office:value="11175" calcext:value-type="float">
            <text:p>11,175</text:p>
          </table:table-cell>
          <table:table-cell table:style-name="ce9" table:formula="of:=[.H81]-[.H83]" office:value-type="float" office:value="13906" calcext:value-type="float">
            <text:p>13,906</text:p>
          </table:table-cell>
          <table:table-cell table:style-name="ce9" table:formula="of:=[.I81]-[.I83]" office:value-type="float" office:value="11812" calcext:value-type="float">
            <text:p>11,812</text:p>
          </table:table-cell>
          <table:table-cell table:style-name="ce9" table:formula="of:=[.J81]-[.J83]" office:value-type="float" office:value="12846" calcext:value-type="float">
            <text:p>12,846</text:p>
          </table:table-cell>
          <table:table-cell table:style-name="ce9" table:formula="of:=[.K81]-[.K83]" office:value-type="float" office:value="11197" calcext:value-type="float">
            <text:p>11,197</text:p>
          </table:table-cell>
          <table:table-cell table:style-name="ce9" table:formula="of:=[.L81]-[.L83]" office:value-type="float" office:value="16466" calcext:value-type="float">
            <text:p>16,466</text:p>
          </table:table-cell>
          <table:table-cell table:style-name="ce9" table:formula="of:=[.M81]-[.M83]" office:value-type="float" office:value="13563" calcext:value-type="float">
            <text:p>13,563</text:p>
          </table:table-cell>
          <table:table-cell table:style-name="ce9" table:formula="of:=[.N81]-[.N83]" office:value-type="float" office:value="11085" calcext:value-type="float">
            <text:p>11,085</text:p>
          </table:table-cell>
          <table:table-cell table:style-name="ce9" table:formula="of:=[.O81]-[.O83]" office:value-type="float" office:value="9023" calcext:value-type="float">
            <text:p>9,023</text:p>
          </table:table-cell>
          <table:table-cell table:style-name="ce9" table:formula="of:=[.P81]-[.P83]" office:value-type="float" office:value="11170" calcext:value-type="float">
            <text:p>11,170</text:p>
          </table:table-cell>
          <table:table-cell table:style-name="ce9" table:formula="of:=[.Q81]-[.Q83]" office:value-type="float" office:value="14831" calcext:value-type="float">
            <text:p>14,831</text:p>
          </table:table-cell>
          <table:table-cell table:style-name="ce9" table:number-columns-repeated="9"/>
          <table:table-cell table:style-name="ce9" table:formula="of:=[.AA81]-[.AA83]" office:value-type="float" office:value="23584" calcext:value-type="float">
            <text:p>23,584</text:p>
          </table:table-cell>
          <table:table-cell table:style-name="ce9" table:formula="of:=[.AB81]-[.AB83]" office:value-type="float" office:value="38993" calcext:value-type="float">
            <text:p>38,993</text:p>
          </table:table-cell>
          <table:table-cell table:style-name="ce9" table:formula="of:=[.AC81]-[.AC83]" office:value-type="float" office:value="19044" calcext:value-type="float">
            <text:p>19,044</text:p>
          </table:table-cell>
          <table:table-cell table:style-name="ce9" table:formula="of:=[.AD81]-[.AD83]" office:value-type="float" office:value="44068" calcext:value-type="float">
            <text:p>44,068</text:p>
          </table:table-cell>
          <table:table-cell table:style-name="ce9" table:formula="of:=[.AE81]-[.AE83]" office:value-type="float" office:value="54072" calcext:value-type="float">
            <text:p>54,072</text:p>
          </table:table-cell>
          <table:table-cell table:style-name="ce9" table:formula="of:=[.AF81]-[.AF83]" office:value-type="float" office:value="46109" calcext:value-type="float">
            <text:p>46,109</text:p>
          </table:table-cell>
          <table:table-cell table:style-name="ce9" table:number-columns-repeated="3"/>
          <table:table-cell/>
          <table:table-cell table:style-name="ce15" table:number-columns-repeated="16348"/>
        </table:table-row>
        <table:table-row table:style-name="ro1">
          <table:table-cell table:style-name="ce15" office:value-type="string" calcext:value-type="string">
            <text:p>FCF %</text:p>
          </table:table-cell>
          <table:table-cell table:style-name="ce15" table:number-columns-repeated="4"/>
          <table:table-cell table:style-name="ce15" table:formula="of:=[.F84]/[.B84]-1" office:value-type="float" office:value="-0.169079328314997" calcext:value-type="float">
            <text:p>(16.91%)</text:p>
          </table:table-cell>
          <table:table-cell table:style-name="ce15" table:formula="of:=[.G84]/[.C84]-1" office:value-type="float" office:value="1.41621621621622" calcext:value-type="float">
            <text:p>141.62%</text:p>
          </table:table-cell>
          <table:table-cell table:style-name="ce15" table:formula="of:=[.H84]/[.D84]-1" office:value-type="float" office:value="43.0063291139241" calcext:value-type="float">
            <text:p>4300.63%</text:p>
          </table:table-cell>
          <table:table-cell table:style-name="ce15" table:formula="of:=[.I84]/[.E84]-1" office:value-type="float" office:value="1.16020482809071" calcext:value-type="float">
            <text:p>116.02%</text:p>
          </table:table-cell>
          <table:table-cell table:style-name="ce15" table:formula="of:=[.J84]/[.F84]-1" office:value-type="float" office:value="0.790383275261324" calcext:value-type="float">
            <text:p>79.04%</text:p>
          </table:table-cell>
          <table:table-cell table:style-name="ce15" table:formula="of:=[.K84]/[.G84]-1" office:value-type="float" office:value="0.00196868008948536" calcext:value-type="float">
            <text:p>0.20%</text:p>
          </table:table-cell>
          <table:table-cell table:style-name="ce15" table:formula="of:=[.L84]/[.H84]-1" office:value-type="float" office:value="0.184093197181073" calcext:value-type="float">
            <text:p>18.41%</text:p>
          </table:table-cell>
          <table:table-cell table:style-name="ce15" table:formula="of:=[.M84]/[.I84]-1" office:value-type="float" office:value="0.148239078902811" calcext:value-type="float">
            <text:p>14.82%</text:p>
          </table:table-cell>
          <table:table-cell table:style-name="ce15" table:formula="of:=[.N84]/[.J84]-1" office:value-type="float" office:value="-0.137085474077534" calcext:value-type="float">
            <text:p>(13.71%)</text:p>
          </table:table-cell>
          <table:table-cell table:style-name="ce15" table:formula="of:=[.O84]/[.K84]-1" office:value-type="float" office:value="-0.19415914977226" calcext:value-type="float">
            <text:p>(19.42%)</text:p>
          </table:table-cell>
          <table:table-cell table:style-name="ce15" table:formula="of:=[.P84]/[.L84]-1" office:value-type="float" office:value="-0.321632454755253" calcext:value-type="float">
            <text:p>(32.16%)</text:p>
          </table:table-cell>
          <table:table-cell table:style-name="ce15" table:formula="of:=[.Q84]/[.M84]-1" office:value-type="float" office:value="0.0934896409348964" calcext:value-type="float">
            <text:p>9.35%</text:p>
          </table:table-cell>
          <table:table-cell table:style-name="ce15" table:number-columns-repeated="9"/>
          <table:table-cell table:style-name="ce15" office:value-type="float" office:value="0" calcext:value-type="float">
            <text:p>-</text:p>
          </table:table-cell>
          <table:table-cell table:style-name="ce15" table:formula="of:=[.AB84]/[.AA84]-1" office:value-type="float" office:value="0.653366689280869" calcext:value-type="float">
            <text:p>65.34%</text:p>
          </table:table-cell>
          <table:table-cell table:style-name="ce15" table:formula="of:=[.AC84]/[.AB84]-1" office:value-type="float" office:value="-0.511604646987921" calcext:value-type="float">
            <text:p>(51.16%)</text:p>
          </table:table-cell>
          <table:table-cell table:style-name="ce15" table:formula="of:=[.AD84]/[.AC84]-1" office:value-type="float" office:value="1.31400966183575" calcext:value-type="float">
            <text:p>131.40%</text:p>
          </table:table-cell>
          <table:table-cell table:style-name="ce15" table:formula="of:=[.AE84]/[.AD84]-1" office:value-type="float" office:value="0.227012798402469" calcext:value-type="float">
            <text:p>22.70%</text:p>
          </table:table-cell>
          <table:table-cell table:style-name="ce15" table:formula="of:=[.AF84]/[.AE84]-1" office:value-type="float" office:value="-0.147266607486315" calcext:value-type="float">
            <text:p>(14.73%)</text:p>
          </table:table-cell>
          <table:table-cell table:style-name="ce15" table:number-columns-repeated="3"/>
          <table:table-cell/>
          <table:table-cell table:style-name="ce16" table:number-columns-repeated="16348"/>
        </table:table-row>
        <table:table-row table:style-name="ro1">
          <table:table-cell table:style-name="ce16" office:value-type="string" calcext:value-type="string">
            <text:p>FCF / Share</text:p>
          </table:table-cell>
          <table:table-cell table:style-name="ce16" table:formula="of:=[.B84]/[.B24]" office:value-type="float" office:value="3.14916119620715" calcext:value-type="float">
            <text:p>3.15</text:p>
          </table:table-cell>
          <table:table-cell table:style-name="ce16" table:formula="of:=[.C84]/[.C24]" office:value-type="float" office:value="1.70475488389237" calcext:value-type="float">
            <text:p>1.70</text:p>
          </table:table-cell>
          <table:table-cell table:style-name="ce16" table:formula="of:=[.D84]/[.D24]" office:value-type="float" office:value="0.117603275027912" calcext:value-type="float">
            <text:p>0.12</text:p>
          </table:table-cell>
          <table:table-cell table:style-name="ce16" table:formula="of:=[.E84]/[.E24]" office:value-type="float" office:value="2.07121212121212" calcext:value-type="float">
            <text:p>2.07</text:p>
          </table:table-cell>
          <table:table-cell table:style-name="ce16" table:formula="of:=[.F84]/[.F24]" office:value-type="float" office:value="2.76386748844376" calcext:value-type="float">
            <text:p>2.76</text:p>
          </table:table-cell>
          <table:table-cell table:style-name="ce16" table:formula="of:=[.G84]/[.G24]" office:value-type="float" office:value="4.27833078101072" calcext:value-type="float">
            <text:p>4.28</text:p>
          </table:table-cell>
          <table:table-cell table:style-name="ce16" table:formula="of:=[.H84]/[.H24]" office:value-type="float" office:value="5.265429761454" calcext:value-type="float">
            <text:p>5.27</text:p>
          </table:table-cell>
          <table:table-cell table:style-name="ce16" table:formula="of:=[.I84]/[.I24]" office:value-type="float" office:value="4.49125475285171" calcext:value-type="float">
            <text:p>4.49</text:p>
          </table:table-cell>
          <table:table-cell table:style-name="ce16" table:formula="of:=[.J84]/[.J24]" office:value-type="float" office:value="4.89371428571429" calcext:value-type="float">
            <text:p>4.89</text:p>
          </table:table-cell>
          <table:table-cell table:style-name="ce16" table:formula="of:=[.K84]/[.K24]" office:value-type="float" office:value="4.29003831417625" calcext:value-type="float">
            <text:p>4.29</text:p>
          </table:table-cell>
          <table:table-cell table:style-name="ce16" table:formula="of:=[.L84]/[.L24]" office:value-type="float" office:value="6.33307692307692" calcext:value-type="float">
            <text:p>6.33</text:p>
          </table:table-cell>
          <table:table-cell table:style-name="ce16" table:formula="of:=[.M84]/[.M24]" office:value-type="float" office:value="5.21854559445941" calcext:value-type="float">
            <text:p>5.22</text:p>
          </table:table-cell>
          <table:table-cell table:style-name="ce16" table:formula="of:=[.N84]/[.N24]" office:value-type="float" office:value="4.27992277992278" calcext:value-type="float">
            <text:p>4.28</text:p>
          </table:table-cell>
          <table:table-cell table:style-name="ce16" table:formula="of:=[.O84]/[.O24]" office:value-type="float" office:value="3.51089494163424" calcext:value-type="float">
            <text:p>3.51</text:p>
          </table:table-cell>
          <table:table-cell table:style-name="ce16" table:formula="of:=[.P84]/[.P24]" office:value-type="float" office:value="4.34292379471229" calcext:value-type="float">
            <text:p>4.34</text:p>
          </table:table-cell>
          <table:table-cell table:style-name="ce16" table:formula="of:=[.Q84]/[.Q24]" office:value-type="float" office:value="5.78206627680312" calcext:value-type="float">
            <text:p>5.78</text:p>
          </table:table-cell>
          <table:table-cell table:style-name="ce16" table:number-columns-repeated="9"/>
          <table:table-cell table:style-name="ce16" table:formula="of:=[.AA84]/[.AA24]" office:value-type="float" office:value="8.16620498614958" calcext:value-type="float">
            <text:p>8.17</text:p>
          </table:table-cell>
          <table:table-cell table:style-name="ce16" table:formula="of:=[.AB84]/[.AB24]" office:value-type="float" office:value="13.6386848548444" calcext:value-type="float">
            <text:p>13.64</text:p>
          </table:table-cell>
          <table:table-cell table:style-name="ce16" table:formula="of:=[.AC84]/[.AC24]" office:value-type="float" office:value="7.04811250925241" calcext:value-type="float">
            <text:p>7.05</text:p>
          </table:table-cell>
          <table:table-cell table:style-name="ce16" table:formula="of:=[.AD84]/[.AD24]" office:value-type="float" office:value="16.7622670216812" calcext:value-type="float">
            <text:p>16.76</text:p>
          </table:table-cell>
          <table:table-cell table:style-name="ce16" table:formula="of:=[.AE84]/[.AE24]" office:value-type="float" office:value="20.6855394032135" calcext:value-type="float">
            <text:p>20.69</text:p>
          </table:table-cell>
          <table:table-cell table:style-name="ce16" table:formula="of:=[.AF84]/[.AF24]" office:value-type="float" office:value="17.9133644133644" calcext:value-type="float">
            <text:p>17.91</text:p>
          </table:table-cell>
          <table:table-cell table:style-name="ce16" table:number-columns-repeated="3"/>
          <table:table-cell/>
          <table:table-cell table:style-name="ce3" table:number-columns-repeated="16348"/>
        </table:table-row>
        <table:table-row table:style-name="ro1">
          <table:table-cell table:number-columns-repeated="36"/>
          <table:table-cell table:style-name="ce3" table:number-columns-repeated="16348"/>
        </table:table-row>
        <table:table-row table:style-name="ro1">
          <table:table-cell office:value-type="string" calcext:value-type="string">
            <text:p>Employees</text:p>
          </table:table-cell>
          <table:table-cell table:number-columns-repeated="30"/>
          <table:table-cell office:value-type="float" office:value="78865" calcext:value-type="float">
            <text:p>78,865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table:style-name="ce38" office:value-type="string" calcext:value-type="string">
            <text:p>Employees / FCF</text:p>
          </table:table-cell>
          <table:table-cell table:style-name="ce38" table:number-columns-repeated="25"/>
          <table:table-cell table:style-name="ce38" table:formula="of:=[.AA88]/[.AA84]" office:value-type="float" office:value="0" calcext:value-type="float">
            <text:p>-</text:p>
          </table:table-cell>
          <table:table-cell table:style-name="ce38" table:formula="of:=[.AB88]/[.AB84]" office:value-type="float" office:value="0" calcext:value-type="float">
            <text:p>-</text:p>
          </table:table-cell>
          <table:table-cell table:style-name="ce38" table:formula="of:=[.AC88]/[.AC84]" office:value-type="float" office:value="0" calcext:value-type="float">
            <text:p>-</text:p>
          </table:table-cell>
          <table:table-cell table:style-name="ce38" table:formula="of:=[.AD88]/[.AD84]" office:value-type="float" office:value="0" calcext:value-type="float">
            <text:p>-</text:p>
          </table:table-cell>
          <table:table-cell table:style-name="ce38" table:formula="of:=[.AE88]/[.AE84]" office:value-type="float" office:value="0" calcext:value-type="float">
            <text:p>-</text:p>
          </table:table-cell>
          <table:table-cell table:style-name="ce38" table:formula="of:=[.AF88]/[.AF84]" office:value-type="float" office:value="1.71040360883992" calcext:value-type="float">
            <text:p>1.71</text:p>
          </table:table-cell>
          <table:table-cell table:style-name="ce38" table:number-columns-repeated="3"/>
          <table:table-cell/>
          <table:table-cell table:style-name="ce38" table:number-columns-repeated="16348"/>
        </table:table-row>
        <table:table-row table:style-name="ro1" table:number-rows-repeated="4">
          <table:table-cell table:number-columns-repeated="36"/>
          <table:table-cell table:style-name="ce3" table:number-columns-repeated="16348"/>
        </table:table-row>
        <table:table-row table:style-name="ro1">
          <table:table-cell office:value-type="string" calcext:value-type="string">
            <text:p>Depr. PP&amp;E</text:p>
          </table:table-cell>
          <table:table-cell table:number-columns-repeated="35"/>
          <table:table-cell table:style-name="ce3" table:number-columns-repeated="16348"/>
        </table:table-row>
        <table:table-row table:style-name="ro1">
          <table:table-cell office:value-type="string" calcext:value-type="string">
            <text:p><text:s/>Servers</text:p>
          </table:table-cell>
          <table:table-cell table:number-columns-repeated="25"/>
          <table:table-cell table:style-name="ce53" office:value-type="string" calcext:value-type="string">
            <text:p>3-20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3" table:style-name="ce53" office:value-type="string" calcext:value-type="string">
            <text:p>4-5</text:p>
          </table:table-cell>
          <table:table-cell table:style-name="ce53" office:value-type="string" calcext:value-type="string">
            <text:p>5-5.5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<text:s/>Buildings</text:p>
          </table:table-cell>
          <table:table-cell table:number-columns-repeated="25"/>
          <table:table-cell table:style-name="ce53" office:value-type="string" calcext:value-type="string">
            <text:p>3-30</text:p>
          </table:table-cell>
          <table:table-cell table:number-columns-repeated="4" table:style-name="ce53" office:value-type="string" calcext:value-type="string">
            <text:p>25-30</text:p>
          </table:table-cell>
          <table:table-cell table:style-name="ce53" office:value-type="string" calcext:value-type="string">
            <text:p>35-30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<text:s/>Equipment</text:p>
          </table:table-cell>
          <table:table-cell table:number-columns-repeated="25"/>
          <table:table-cell table:style-name="ce53" office:value-type="string" calcext:value-type="string">
            <text:p>2-5</text:p>
          </table:table-cell>
          <table:table-cell table:number-columns-repeated="5" table:style-name="ce53" office:value-type="string" calcext:value-type="string">
            <text:p>1-25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<text:s/>Finance</text:p>
          </table:table-cell>
          <table:table-cell table:number-columns-repeated="25"/>
          <table:table-cell table:style-name="ce53" office:value-type="string" calcext:value-type="string">
            <text:p>3-20</text:p>
          </table:table-cell>
          <table:table-cell table:number-columns-repeated="5" table:style-name="ce53" office:value-type="string" calcext:value-type="string">
            <text:p>5-20</text:p>
          </table:table-cell>
          <table:table-cell table:number-columns-repeated="4"/>
          <table:table-cell table:style-name="ce3" table:number-columns-repeated="16348"/>
        </table:table-row>
        <table:table-row table:style-name="ro1" table:number-rows-repeated="1048477">
          <table:table-cell table:number-columns-repeated="36"/>
          <table:table-cell table:style-name="ce3" table:number-columns-repeated="16348"/>
        </table:table-row>
        <table:table-row table:style-name="ro1">
          <table:table-cell table:number-columns-repeated="36"/>
          <table:table-cell table:style-name="ce3" table:number-columns-repeated="163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0">
      <number:text>-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number:min-decimal-places="2" number:min-integer-digits="0" number:grouping="true"/>
    </number:number-style>
    <number:number-style style:name="N132P1" style:volatile="true">
      <number:text>(</number:text>
      <number:number number:decimal-places="2" number:min-decimal-places="2" number:min-integer-digits="0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percentage-style style:name="N134P0" style:volatile="true">
      <number:number number:decimal-places="2" number:min-decimal-places="2" number:min-integer-digits="1"/>
      <number:text>%</number:text>
    </number:percentage-style>
    <number:percentage-style style:name="N134P1" style:volatile="true">
      <number:text>(</number:text>
      <number:number number:decimal-places="2" number:min-decimal-places="2" number:min-integer-digits="1"/>
      <number:text>%)</number:text>
    </number:percentage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6">
      <number:text>-</number:text>
      <style:map style:condition="value()&gt;0" style:apply-style-name="N136P0"/>
      <style:map style:condition="value()&lt;0" style:apply-style-name="N136P1"/>
    </number:number-style>
    <number:number-style style:name="N137">
      <number:number number:decimal-places="0" number:min-decimal-places="0" number:min-integer-digits="1" number:grouping="true"/>
      <number:text>x</number:text>
    </number:number-style>
    <number:date-style style:name="N138"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/00/0000</text:date>, <text:time style:data-style-name="N2" text:time-value="14:43:22.66533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1T22:54:48.328302000</meta:creation-date>
    <dc:date>2026-03-07T15:12:02.046762000</dc:date>
    <meta:editing-duration>PT21H42M30S</meta:editing-duration>
    <meta:editing-cycles>28</meta:editing-cycles>
    <meta:generator>LibreOffice/25.8.4.2$MacOSX_AARCH64 LibreOffice_project/290daaa01b999472f0c7a3890eb6a550fd74c6df</meta:generator>
    <meta:document-statistic meta:table-count="2" meta:cell-count="1805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0">
      <number:text>-</number:text>
      <style:map style:condition="value()&gt;0" style:apply-style-name="N130P0"/>
      <style:map style:condition="value()&lt;0" style:apply-style-name="N130P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3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3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3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3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3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3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3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13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989cm" svg:height="9cm" xlink:href=".." xlink:type="simple" chart:class="chart:bar" chart:style-name="ch1">
        <chart:legend chart:legend-position="end" svg:x="20.358cm" svg:y="2.231cm" style:legend-expansion="high" chart:style-name="ch2"/>
        <chart:plot-area chart:style-name="ch3" svg:x="0.943cm" svg:y="0.076cm" svg:width="18.363cm" svg:height="8.639cm">
          <chart:coordinate-region svg:x="2.289cm" svg:y="0.273cm" svg:width="17.017cm" svg:height="7.8cm"/>
          <chart:axis chart:dimension="x" chart:name="primary-x" chart:style-name="ch4" chartooo:axis-type="auto">
            <chartooo:date-scale/>
            <chart:categories table:cell-range-address="Main.A37:Main.A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7:Main.B40" chart:label-cell-address="Main.B36:Main.B36" chart:class="chart:bar">
            <chart:data-point chart:repeated="4"/>
          </chart:series>
          <chart:series chart:style-name="ch8" chart:values-cell-range-address="Main.C37:Main.C40" chart:label-cell-address="Main.C36:Main.C36" chart:class="chart:bar">
            <chart:data-point chart:repeated="4"/>
          </chart:series>
          <chart:series chart:style-name="ch9" chart:values-cell-range-address="Main.D37:Main.D40" chart:label-cell-address="Main.D36:Main.D36" chart:class="chart:bar">
            <chart:data-point chart:repeated="4"/>
          </chart:series>
          <chart:series chart:style-name="ch10" chart:values-cell-range-address="Main.E37:Main.E40" chart:label-cell-address="Main.E36:Main.E36" chart:class="chart:bar">
            <chart:data-point chart:repeated="4"/>
          </chart:series>
          <chart:series chart:style-name="ch11" chart:values-cell-range-address="Main.F37:Main.F40" chart:label-cell-address="Main.F36:Main.F36" chart:class="chart:bar">
            <chart:data-point chart:repeated="4"/>
          </chart:series>
          <chart:series chart:style-name="ch12" chart:values-cell-range-address="Main.G37:Main.G40" chart:label-cell-address="Main.G36:Main.G36" chart:class="chart:bar">
            <chart:data-point chart:repeated="4"/>
          </chart:series>
          <chart:series chart:style-name="ch13" chart:values-cell-range-address="Main.H37:Main.H40" chart:label-cell-address="Main.H36:Main.H36" chart:class="chart:bar">
            <chart:data-point chart:repeated="4"/>
          </chart:series>
          <chart:series chart:style-name="ch14" chart:values-cell-range-address="Main.I37:Main.I40" chart:label-cell-address="Main.I36:Main.I36" chart:class="chart:bar">
            <chart:data-point chart:repeated="4"/>
          </chart:series>
          <chart:series chart:style-name="ch15" chart:values-cell-range-address="Main.J37:Main.J40" chart:label-cell-address="Main.J36:Main.J36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423</text:p>
                <draw:g>
                  <svg:desc>Main.B36:Main.B36</svg:desc>
                </draw:g>
              </table:table-cell>
              <table:table-cell office:value-type="string">
                <text:p>Q124</text:p>
                <draw:g>
                  <svg:desc>Main.C36:Main.C36</svg:desc>
                </draw:g>
              </table:table-cell>
              <table:table-cell office:value-type="string">
                <text:p>Q224</text:p>
                <draw:g>
                  <svg:desc>Main.D36:Main.D36</svg:desc>
                </draw:g>
              </table:table-cell>
              <table:table-cell office:value-type="string">
                <text:p>Q324</text:p>
                <draw:g>
                  <svg:desc>Main.E36:Main.E36</svg:desc>
                </draw:g>
              </table:table-cell>
              <table:table-cell office:value-type="string">
                <text:p>Q424</text:p>
                <draw:g>
                  <svg:desc>Main.F36:Main.F36</svg:desc>
                </draw:g>
              </table:table-cell>
              <table:table-cell office:value-type="string">
                <text:p>Q125</text:p>
                <draw:g>
                  <svg:desc>Main.G36:Main.G36</svg:desc>
                </draw:g>
              </table:table-cell>
              <table:table-cell office:value-type="string">
                <text:p>Q225</text:p>
                <draw:g>
                  <svg:desc>Main.H36:Main.H36</svg:desc>
                </draw:g>
              </table:table-cell>
              <table:table-cell office:value-type="string">
                <text:p>Q325</text:p>
                <draw:g>
                  <svg:desc>Main.I36:Main.I36</svg:desc>
                </draw:g>
              </table:table-cell>
              <table:table-cell office:value-type="string">
                <text:p>Q425</text:p>
                <draw:g>
                  <svg:desc>Main.J36:Main.J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 Canada</text:p>
                <draw:g>
                  <svg:desc>Main.A37:Main.A40</svg:desc>
                </draw:g>
              </table:table-cell>
              <table:table-cell office:value-type="float" office:value="18585">
                <text:p>18585</text:p>
                <draw:g>
                  <svg:desc>Main.B37:Main.B40</svg:desc>
                </draw:g>
              </table:table-cell>
              <table:table-cell office:value-type="float" office:value="15824">
                <text:p>15824</text:p>
                <draw:g>
                  <svg:desc>Main.C37:Main.C40</svg:desc>
                </draw:g>
              </table:table-cell>
              <table:table-cell office:value-type="float" office:value="16847">
                <text:p>16847</text:p>
                <draw:g>
                  <svg:desc>Main.D37:Main.D40</svg:desc>
                </draw:g>
              </table:table-cell>
              <table:table-cell office:value-type="float" office:value="17609">
                <text:p>17609</text:p>
                <draw:g>
                  <svg:desc>Main.E37:Main.E40</svg:desc>
                </draw:g>
              </table:table-cell>
              <table:table-cell office:value-type="float" office:value="21783">
                <text:p>21783</text:p>
                <draw:g>
                  <svg:desc>Main.F37:Main.F40</svg:desc>
                </draw:g>
              </table:table-cell>
              <table:table-cell office:value-type="float" office:value="18605">
                <text:p>18605</text:p>
                <draw:g>
                  <svg:desc>Main.G37:Main.G40</svg:desc>
                </draw:g>
              </table:table-cell>
              <table:table-cell office:value-type="float" office:value="20371">
                <text:p>20371</text:p>
                <draw:g>
                  <svg:desc>Main.H37:Main.H40</svg:desc>
                </draw:g>
              </table:table-cell>
              <table:table-cell office:value-type="float" office:value="21751">
                <text:p>21751</text:p>
                <draw:g>
                  <svg:desc>Main.I37:Main.I40</svg:desc>
                </draw:g>
              </table:table-cell>
              <table:table-cell office:value-type="float" office:value="26472">
                <text:p>26472</text:p>
                <draw:g>
                  <svg:desc>Main.J37:Main.J40</svg:desc>
                </draw:g>
              </table:table-cell>
            </table:table-row>
            <table:table-row>
              <table:table-cell office:value-type="string">
                <text:p>Europe</text:p>
              </table:table-cell>
              <table:table-cell office:value-type="float" office:value="9441">
                <text:p>9441</text:p>
              </table:table-cell>
              <table:table-cell office:value-type="float" office:value="8483">
                <text:p>8483</text:p>
              </table:table-cell>
              <table:table-cell office:value-type="float" office:value="9300">
                <text:p>9300</text:p>
              </table:table-cell>
              <table:table-cell office:value-type="float" office:value="9492">
                <text:p>9492</text:p>
              </table:table-cell>
              <table:table-cell office:value-type="float" office:value="11503">
                <text:p>11503</text:p>
              </table:table-cell>
              <table:table-cell office:value-type="float" office:value="9680">
                <text:p>9680</text:p>
              </table:table-cell>
              <table:table-cell office:value-type="float" office:value="11532">
                <text:p>11532</text:p>
              </table:table-cell>
              <table:table-cell office:value-type="float" office:value="12268">
                <text:p>12268</text:p>
              </table:table-cell>
              <table:table-cell office:value-type="float" office:value="14480">
                <text:p>14480</text:p>
              </table:table-cell>
            </table:table-row>
            <table:table-row>
              <table:table-cell office:value-type="string">
                <text:p>Asia Pacific</text:p>
              </table:table-cell>
              <table:table-cell office:value-type="float" office:value="7512">
                <text:p>7512</text:p>
              </table:table-cell>
              <table:table-cell office:value-type="float" office:value="7481">
                <text:p>7481</text:p>
              </table:table-cell>
              <table:table-cell office:value-type="float" office:value="7888">
                <text:p>7888</text:p>
              </table:table-cell>
              <table:table-cell office:value-type="float" office:value="8220">
                <text:p>8220</text:p>
              </table:table-cell>
              <table:table-cell office:value-type="float" office:value="9245">
                <text:p>9245</text:p>
              </table:table-cell>
              <table:table-cell office:value-type="float" office:value="8439">
                <text:p>8439</text:p>
              </table:table-cell>
              <table:table-cell office:value-type="float" office:value="9366">
                <text:p>9366</text:p>
              </table:table-cell>
              <table:table-cell office:value-type="float" office:value="10272">
                <text:p>10272</text:p>
              </table:table-cell>
              <table:table-cell office:value-type="float" office:value="11182">
                <text:p>11182</text:p>
              </table:table-cell>
            </table:table-row>
            <table:table-row>
              <table:table-cell office:value-type="string">
                <text:p>Rest of the World</text:p>
              </table:table-cell>
              <table:table-cell office:value-type="float" office:value="4573">
                <text:p>4573</text:p>
              </table:table-cell>
              <table:table-cell office:value-type="float" office:value="4667">
                <text:p>4667</text:p>
              </table:table-cell>
              <table:table-cell office:value-type="float" office:value="5036">
                <text:p>5036</text:p>
              </table:table-cell>
              <table:table-cell office:value-type="float" office:value="5268">
                <text:p>5268</text:p>
              </table:table-cell>
              <table:table-cell office:value-type="float" office:value="5854">
                <text:p>5854</text:p>
              </table:table-cell>
              <table:table-cell office:value-type="float" office:value="5590">
                <text:p>5590</text:p>
              </table:table-cell>
              <table:table-cell office:value-type="float" office:value="6247">
                <text:p>6247</text:p>
              </table:table-cell>
              <table:table-cell office:value-type="float" office:value="6951">
                <text:p>6951</text:p>
              </table:table-cell>
              <table:table-cell office:value-type="float" office:value="7759">
                <text:p>77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